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28201078996062" calcext:value-type="float">
            <text:p>-0,28201078996062</text:p>
          </table:table-cell>
          <table:table-cell office:value-type="float" office:value="-0.0013975282490719" calcext:value-type="float">
            <text:p>-0,0013975282490719</text:p>
          </table:table-cell>
          <table:table-cell office:value-type="float" office:value="0.58574335661474" calcext:value-type="float">
            <text:p>0,5857433566147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14</text:p>
          </table:table-cell>
          <table:table-cell office:value-type="float" office:value="1.2936241924763" calcext:value-type="float">
            <text:p>1,2936241924763</text:p>
          </table:table-cell>
          <table:table-cell office:value-type="float" office:value="0.023002384696156" calcext:value-type="float">
            <text:p>0,023002384696156</text:p>
          </table:table-cell>
          <table:table-cell office:value-type="float" office:value="-7.6263650397586" calcext:value-type="float">
            <text:p>-7,626365039758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25</text:p>
          </table:table-cell>
          <table:table-cell office:value-type="float" office:value="2.7242368459702" calcext:value-type="float">
            <text:p>2,7242368459702</text:p>
          </table:table-cell>
          <table:table-cell office:value-type="float" office:value="0.022118021734059" calcext:value-type="float">
            <text:p>0,022118021734059</text:p>
          </table:table-cell>
          <table:table-cell office:value-type="float" office:value="-6.2771566734192" calcext:value-type="float">
            <text:p>-6,277156673419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36</text:p>
          </table:table-cell>
          <table:table-cell office:value-type="float" office:value="4.1643995046616" calcext:value-type="float">
            <text:p>4,1643995046616</text:p>
          </table:table-cell>
          <table:table-cell office:value-type="float" office:value="-0.00039615384594072" calcext:value-type="float">
            <text:p>-0,00039615384594072</text:p>
          </table:table-cell>
          <table:table-cell office:value-type="float" office:value="-0.026651690929096" calcext:value-type="float">
            <text:p>-0,02665169092909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47</text:p>
          </table:table-cell>
          <table:table-cell office:value-type="float" office:value="5.6598550081253" calcext:value-type="float">
            <text:p>5,6598550081253</text:p>
          </table:table-cell>
          <table:table-cell office:value-type="float" office:value="-0.00026967249141308" calcext:value-type="float">
            <text:p>-0,00026967249141308</text:p>
          </table:table-cell>
          <table:table-cell office:value-type="float" office:value="-0.067682099635387" calcext:value-type="float">
            <text:p>-0,06768209963538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58</text:p>
          </table:table-cell>
          <table:table-cell office:value-type="float" office:value="7.3296242952347" calcext:value-type="float">
            <text:p>7,3296242952347</text:p>
          </table:table-cell>
          <table:table-cell office:value-type="float" office:value="-0.11655109003186" calcext:value-type="float">
            <text:p>-0,11655109003186</text:p>
          </table:table-cell>
          <table:table-cell office:value-type="float" office:value="41.89284857671" calcext:value-type="float">
            <text:p>41,8928485767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69</text:p>
          </table:table-cell>
          <table:table-cell office:value-type="float" office:value="8.7124359607697" calcext:value-type="float">
            <text:p>8,7124359607697</text:p>
          </table:table-cell>
          <table:table-cell office:value-type="float" office:value="0.066256104037166" calcext:value-type="float">
            <text:p>0,066256104037166</text:p>
          </table:table-cell>
          <table:table-cell office:value-type="float" office:value="-17.439605134308" calcext:value-type="float">
            <text:p>-17,43960513430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80</text:p>
          </table:table-cell>
          <table:table-cell office:value-type="float" office:value="-0.23587545379996" calcext:value-type="float">
            <text:p>-0,23587545379996</text:p>
          </table:table-cell>
          <table:table-cell office:value-type="float" office:value="1.6204217076302" calcext:value-type="float">
            <text:p>1,6204217076302</text:p>
          </table:table-cell>
          <table:table-cell office:value-type="float" office:value="-32.502902920838" calcext:value-type="float">
            <text:p>-32,5029029208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91</text:p>
          </table:table-cell>
          <table:table-cell office:value-type="float" office:value="1.3114635646343" calcext:value-type="float">
            <text:p>1,3114635646343</text:p>
          </table:table-cell>
          <table:table-cell office:value-type="float" office:value="1.4655946195126" calcext:value-type="float">
            <text:p>1,4655946195126</text:p>
          </table:table-cell>
          <table:table-cell office:value-type="float" office:value="11.968482167098" calcext:value-type="float">
            <text:p>11,968482167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02</text:p>
          </table:table-cell>
          <table:table-cell office:value-type="float" office:value="2.7476507425308" calcext:value-type="float">
            <text:p>2,7476507425308</text:p>
          </table:table-cell>
          <table:table-cell office:value-type="float" office:value="1.4748887717724" calcext:value-type="float">
            <text:p>1,4748887717724</text:p>
          </table:table-cell>
          <table:table-cell office:value-type="float" office:value="7.6039685944843" calcext:value-type="float">
            <text:p>7,60396859448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13</text:p>
          </table:table-cell>
          <table:table-cell office:value-type="float" office:value="4.1703170537949" calcext:value-type="float">
            <text:p>4,1703170537949</text:p>
          </table:table-cell>
          <table:table-cell office:value-type="float" office:value="1.5120920538902" calcext:value-type="float">
            <text:p>1,5120920538902</text:p>
          </table:table-cell>
          <table:table-cell office:value-type="float" office:value="-3.0458010258568" calcext:value-type="float">
            <text:p>-3,04580102585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24</text:p>
          </table:table-cell>
          <table:table-cell office:value-type="float" office:value="5.8052372932434" calcext:value-type="float">
            <text:p>5,8052372932434</text:p>
          </table:table-cell>
          <table:table-cell office:value-type="float" office:value="1.368223130703" calcext:value-type="float">
            <text:p>1,368223130703</text:p>
          </table:table-cell>
          <table:table-cell office:value-type="float" office:value="43.512284376059" calcext:value-type="float">
            <text:p>43,51228437605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35</text:p>
          </table:table-cell>
          <table:table-cell office:value-type="float" office:value="7.3211365938187" calcext:value-type="float">
            <text:p>7,3211365938187</text:p>
          </table:table-cell>
          <table:table-cell office:value-type="float" office:value="1.5927800536156" calcext:value-type="float">
            <text:p>1,5927800536156</text:p>
          </table:table-cell>
          <table:table-cell office:value-type="float" office:value="-32.943929836249" calcext:value-type="float">
            <text:p>-32,94392983624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46</text:p>
          </table:table-cell>
          <table:table-cell office:value-type="float" office:value="8.7209051847458" calcext:value-type="float">
            <text:p>8,7209051847458</text:p>
          </table:table-cell>
          <table:table-cell office:value-type="float" office:value="1.5769852697849" calcext:value-type="float">
            <text:p>1,5769852697849</text:p>
          </table:table-cell>
          <table:table-cell office:value-type="float" office:value="-20.982234341324" calcext:value-type="float">
            <text:p>-20,98223434132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57</text:p>
          </table:table-cell>
          <table:table-cell office:value-type="float" office:value="-0.3384318575263" calcext:value-type="float">
            <text:p>-0,3384318575263</text:p>
          </table:table-cell>
          <table:table-cell office:value-type="float" office:value="2.9994735121727" calcext:value-type="float">
            <text:p>2,9994735121727</text:p>
          </table:table-cell>
          <table:table-cell office:value-type="float" office:value="0.028919397814757" calcext:value-type="float">
            <text:p>0,02891939781475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68</text:p>
          </table:table-cell>
          <table:table-cell office:value-type="float" office:value="1.2130240350962" calcext:value-type="float">
            <text:p>1,2130240350962</text:p>
          </table:table-cell>
          <table:table-cell office:value-type="float" office:value="3.0689951777458" calcext:value-type="float">
            <text:p>3,0689951777458</text:p>
          </table:table-cell>
          <table:table-cell office:value-type="float" office:value="-18.50662717394" calcext:value-type="float">
            <text:p>-18,5066271739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79</text:p>
          </table:table-cell>
          <table:table-cell office:value-type="float" office:value="2.7144283056259" calcext:value-type="float">
            <text:p>2,7144283056259</text:p>
          </table:table-cell>
          <table:table-cell office:value-type="float" office:value="2.9830676317215" calcext:value-type="float">
            <text:p>2,9830676317215</text:p>
          </table:table-cell>
          <table:table-cell office:value-type="float" office:value="4.5790001749992" calcext:value-type="float">
            <text:p>4,579000174999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90</text:p>
          </table:table-cell>
          <table:table-cell office:value-type="float" office:value="4.2455300688744" calcext:value-type="float">
            <text:p>4,2455300688744</text:p>
          </table:table-cell>
          <table:table-cell office:value-type="float" office:value="2.976747751236" calcext:value-type="float">
            <text:p>2,976747751236</text:p>
          </table:table-cell>
          <table:table-cell office:value-type="float" office:value="9.9757768356117" calcext:value-type="float">
            <text:p>9,97577683561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01</text:p>
          </table:table-cell>
          <table:table-cell office:value-type="float" office:value="5.7382565736771" calcext:value-type="float">
            <text:p>5,7382565736771</text:p>
          </table:table-cell>
          <table:table-cell office:value-type="float" office:value="2.9741424322128" calcext:value-type="float">
            <text:p>2,9741424322128</text:p>
          </table:table-cell>
          <table:table-cell office:value-type="float" office:value="7.337940441575" calcext:value-type="float">
            <text:p>7,33794044157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12</text:p>
          </table:table-cell>
          <table:table-cell office:value-type="float" office:value="7.2674334049225" calcext:value-type="float">
            <text:p>7,2674334049225</text:p>
          </table:table-cell>
          <table:table-cell office:value-type="float" office:value="3.033921122551" calcext:value-type="float">
            <text:p>3,033921122551</text:p>
          </table:table-cell>
          <table:table-cell office:value-type="float" office:value="-10.616214032386" calcext:value-type="float">
            <text:p>-10,61621403238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23</text:p>
          </table:table-cell>
          <table:table-cell office:value-type="float" office:value="8.8392400741577" calcext:value-type="float">
            <text:p>8,8392400741577</text:p>
          </table:table-cell>
          <table:table-cell office:value-type="float" office:value="3.0217942595482" calcext:value-type="float">
            <text:p>3,0217942595482</text:p>
          </table:table-cell>
          <table:table-cell office:value-type="float" office:value="-8.5715233899985" calcext:value-type="float">
            <text:p>-8,571523389998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34</text:p>
          </table:table-cell>
          <table:table-cell office:value-type="float" office:value="-0.33954672515392" calcext:value-type="float">
            <text:p>-0,33954672515392</text:p>
          </table:table-cell>
          <table:table-cell office:value-type="float" office:value="4.5003071427345" calcext:value-type="float">
            <text:p>4,5003071427345</text:p>
          </table:table-cell>
          <table:table-cell office:value-type="float" office:value="-0.033823862244749" calcext:value-type="float">
            <text:p>-0,03382386224474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45</text:p>
          </table:table-cell>
          <table:table-cell office:value-type="float" office:value="1.2229861319065" calcext:value-type="float">
            <text:p>1,2229861319065</text:p>
          </table:table-cell>
          <table:table-cell office:value-type="float" office:value="4.5757108926773" calcext:value-type="float">
            <text:p>4,5757108926773</text:p>
          </table:table-cell>
          <table:table-cell office:value-type="float" office:value="-20.646380770738" calcext:value-type="float">
            <text:p>-20,64638077073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56</text:p>
          </table:table-cell>
          <table:table-cell office:value-type="float" office:value="2.7165737748146" calcext:value-type="float">
            <text:p>2,7165737748146</text:p>
          </table:table-cell>
          <table:table-cell office:value-type="float" office:value="4.5736837387085" calcext:value-type="float">
            <text:p>4,5736837387085</text:p>
          </table:table-cell>
          <table:table-cell office:value-type="float" office:value="-19.930726403643" calcext:value-type="float">
            <text:p>-19,93072640364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67</text:p>
          </table:table-cell>
          <table:table-cell office:value-type="float" office:value="4.1638851165771" calcext:value-type="float">
            <text:p>4,1638851165771</text:p>
          </table:table-cell>
          <table:table-cell office:value-type="float" office:value="4.5015105605125" calcext:value-type="float">
            <text:p>4,5015105605125</text:p>
          </table:table-cell>
          <table:table-cell office:value-type="float" office:value="-0.36302972940882" calcext:value-type="float">
            <text:p>-0,363029729408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78</text:p>
          </table:table-cell>
          <table:table-cell office:value-type="float" office:value="5.790348649025" calcext:value-type="float">
            <text:p>5,790348649025</text:p>
          </table:table-cell>
          <table:table-cell office:value-type="float" office:value="4.5919904112816" calcext:value-type="float">
            <text:p>4,5919904112816</text:p>
          </table:table-cell>
          <table:table-cell office:value-type="float" office:value="-29.812657529381" calcext:value-type="float">
            <text:p>-29,81265752938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89</text:p>
          </table:table-cell>
          <table:table-cell office:value-type="float" office:value="7.2012627124786" calcext:value-type="float">
            <text:p>7,2012627124786</text:p>
          </table:table-cell>
          <table:table-cell office:value-type="float" office:value="4.5551753044128" calcext:value-type="float">
            <text:p>4,5551753044128</text:p>
          </table:table-cell>
          <table:table-cell office:value-type="float" office:value="-14.394069553181" calcext:value-type="float">
            <text:p>-14,39406955318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00</text:p>
          </table:table-cell>
          <table:table-cell office:value-type="float" office:value="8.7284195423126" calcext:value-type="float">
            <text:p>8,7284195423126</text:p>
          </table:table-cell>
          <table:table-cell office:value-type="float" office:value="4.4772067666054" calcext:value-type="float">
            <text:p>4,4772067666054</text:p>
          </table:table-cell>
          <table:table-cell office:value-type="float" office:value="6.3615279497614" calcext:value-type="float">
            <text:p>6,36152794976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11</text:p>
          </table:table-cell>
          <table:table-cell office:value-type="float" office:value="-0.28741296380758" calcext:value-type="float">
            <text:p>-0,28741296380758</text:p>
          </table:table-cell>
          <table:table-cell office:value-type="float" office:value="6.0491508245468" calcext:value-type="float">
            <text:p>6,0491508245468</text:p>
          </table:table-cell>
          <table:table-cell office:value-type="float" office:value="-13.101489111117" calcext:value-type="float">
            <text:p>-13,1014891111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22</text:p>
          </table:table-cell>
          <table:table-cell office:value-type="float" office:value="1.2995180487633" calcext:value-type="float">
            <text:p>1,2995180487633</text:p>
          </table:table-cell>
          <table:table-cell office:value-type="float" office:value="6.0430616140366" calcext:value-type="float">
            <text:p>6,0430616140366</text:p>
          </table:table-cell>
          <table:table-cell office:value-type="float" office:value="-14.518107198606" calcext:value-type="float">
            <text:p>-14,5181071986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33</text:p>
          </table:table-cell>
          <table:table-cell office:value-type="float" office:value="2.7877742052078" calcext:value-type="float">
            <text:p>2,7877742052078</text:p>
          </table:table-cell>
          <table:table-cell office:value-type="float" office:value="6.1245274543762" calcext:value-type="float">
            <text:p>6,1245274543762</text:p>
          </table:table-cell>
          <table:table-cell office:value-type="float" office:value="-39.615957220649" calcext:value-type="float">
            <text:p>-39,61595722064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44</text:p>
          </table:table-cell>
          <table:table-cell office:value-type="float" office:value="4.2185884714127" calcext:value-type="float">
            <text:p>4,2185884714127</text:p>
          </table:table-cell>
          <table:table-cell office:value-type="float" office:value="6.0442280769348" calcext:value-type="float">
            <text:p>6,0442280769348</text:p>
          </table:table-cell>
          <table:table-cell office:value-type="float" office:value="-11.981378125537" calcext:value-type="float">
            <text:p>-11,9813781255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55</text:p>
          </table:table-cell>
          <table:table-cell office:value-type="float" office:value="5.6922382116318" calcext:value-type="float">
            <text:p>5,6922382116318</text:p>
          </table:table-cell>
          <table:table-cell office:value-type="float" office:value="5.9530764818192" calcext:value-type="float">
            <text:p>5,9530764818192</text:p>
          </table:table-cell>
          <table:table-cell office:value-type="float" office:value="12.181254803755" calcext:value-type="float">
            <text:p>12,18125480375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66</text:p>
          </table:table-cell>
          <table:table-cell office:value-type="float" office:value="7.1947419643402" calcext:value-type="float">
            <text:p>7,1947419643402</text:p>
          </table:table-cell>
          <table:table-cell office:value-type="float" office:value="6.0189658403397" calcext:value-type="float">
            <text:p>6,0189658403397</text:p>
          </table:table-cell>
          <table:table-cell office:value-type="float" office:value="-4.8796642737783" calcext:value-type="float">
            <text:p>-4,879664273778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77</text:p>
          </table:table-cell>
          <table:table-cell office:value-type="float" office:value="8.7306797504425" calcext:value-type="float">
            <text:p>8,7306797504425</text:p>
          </table:table-cell>
          <table:table-cell office:value-type="float" office:value="6.0828012228012" calcext:value-type="float">
            <text:p>6,0828012228012</text:p>
          </table:table-cell>
          <table:table-cell office:value-type="float" office:value="-22.929275491435" calcext:value-type="float">
            <text:p>-22,92927549143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88</text:p>
          </table:table-cell>
          <table:table-cell office:value-type="float" office:value="-0.33481158316135" calcext:value-type="float">
            <text:p>-0,33481158316135</text:p>
          </table:table-cell>
          <table:table-cell office:value-type="float" office:value="7.4993574619293" calcext:value-type="float">
            <text:p>7,4993574619293</text:p>
          </table:table-cell>
          <table:table-cell office:value-type="float" office:value="0.016655782563908" calcext:value-type="float">
            <text:p>0,01665578256390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99</text:p>
          </table:table-cell>
          <table:table-cell office:value-type="float" office:value="1.1704083532095" calcext:value-type="float">
            <text:p>1,1704083532095</text:p>
          </table:table-cell>
          <table:table-cell office:value-type="float" office:value="7.5113654136658" calcext:value-type="float">
            <text:p>7,5113654136658</text:p>
          </table:table-cell>
          <table:table-cell office:value-type="float" office:value="-2.6780507367128" calcext:value-type="float">
            <text:p>-2,678050736712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10</text:p>
          </table:table-cell>
          <table:table-cell office:value-type="float" office:value="2.660958468914" calcext:value-type="float">
            <text:p>2,660958468914</text:p>
          </table:table-cell>
          <table:table-cell office:value-type="float" office:value="7.4999386072159" calcext:value-type="float">
            <text:p>7,4999386072159</text:p>
          </table:table-cell>
          <table:table-cell office:value-type="float" office:value="0.0127690144819" calcext:value-type="float">
            <text:p>0,012769014481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21</text:p>
          </table:table-cell>
          <table:table-cell office:value-type="float" office:value="4.2429336905479" calcext:value-type="float">
            <text:p>4,2429336905479</text:p>
          </table:table-cell>
          <table:table-cell office:value-type="float" office:value="7.4124038219452" calcext:value-type="float">
            <text:p>7,4124038219452</text:p>
          </table:table-cell>
          <table:table-cell office:value-type="float" office:value="25.328834345386" calcext:value-type="float">
            <text:p>25,32883434538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32</text:p>
          </table:table-cell>
          <table:table-cell office:value-type="float" office:value="5.7174700498581" calcext:value-type="float">
            <text:p>5,7174700498581</text:p>
          </table:table-cell>
          <table:table-cell office:value-type="float" office:value="7.4858516454697" calcext:value-type="float">
            <text:p>7,4858516454697</text:p>
          </table:table-cell>
          <table:table-cell office:value-type="float" office:value="3.9179996605132" calcext:value-type="float">
            <text:p>3,917999660513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43</text:p>
          </table:table-cell>
          <table:table-cell office:value-type="float" office:value="7.186616063118" calcext:value-type="float">
            <text:p>7,186616063118</text:p>
          </table:table-cell>
          <table:table-cell office:value-type="float" office:value="7.5164943933487" calcext:value-type="float">
            <text:p>7,5164943933487</text:p>
          </table:table-cell>
          <table:table-cell office:value-type="float" office:value="-4.2570654753667" calcext:value-type="float">
            <text:p>-4,257065475366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54</text:p>
          </table:table-cell>
          <table:table-cell office:value-type="float" office:value="8.7713938951492" calcext:value-type="float">
            <text:p>8,7713938951492</text:p>
          </table:table-cell>
          <table:table-cell office:value-type="float" office:value="7.5563073158264" calcext:value-type="float">
            <text:p>7,5563073158264</text:p>
          </table:table-cell>
          <table:table-cell office:value-type="float" office:value="-17.508703622089" calcext:value-type="float">
            <text:p>-17,50870362208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65</text:p>
          </table:table-cell>
          <table:table-cell office:value-type="float" office:value="-0.18144056200981" calcext:value-type="float">
            <text:p>-0,18144056200981</text:p>
          </table:table-cell>
          <table:table-cell office:value-type="float" office:value="9.1407120227814" calcext:value-type="float">
            <text:p>9,1407120227814</text:p>
          </table:table-cell>
          <table:table-cell office:value-type="float" office:value="-48.290217757984" calcext:value-type="float">
            <text:p>-48,29021775798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76</text:p>
          </table:table-cell>
          <table:table-cell office:value-type="float" office:value="1.2348102033138" calcext:value-type="float">
            <text:p>1,2348102033138</text:p>
          </table:table-cell>
          <table:table-cell office:value-type="float" office:value="9.0918099880219" calcext:value-type="float">
            <text:p>9,0918099880219</text:p>
          </table:table-cell>
          <table:table-cell office:value-type="float" office:value="-25.622360265938" calcext:value-type="float">
            <text:p>-25,62236026593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87</text:p>
          </table:table-cell>
          <table:table-cell office:value-type="float" office:value="2.7297657728195" calcext:value-type="float">
            <text:p>2,7297657728195</text:p>
          </table:table-cell>
          <table:table-cell office:value-type="float" office:value="9.0224093198776" calcext:value-type="float">
            <text:p>9,0224093198776</text:p>
          </table:table-cell>
          <table:table-cell office:value-type="float" office:value="-6.368792550579" calcext:value-type="float">
            <text:p>-6,3687925505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98</text:p>
          </table:table-cell>
          <table:table-cell office:value-type="float" office:value="4.2331758141518" calcext:value-type="float">
            <text:p>4,2331758141518</text:p>
          </table:table-cell>
          <table:table-cell office:value-type="float" office:value="9.0736263990402" calcext:value-type="float">
            <text:p>9,0736263990402</text:p>
          </table:table-cell>
          <table:table-cell office:value-type="float" office:value="-20.540570187721" calcext:value-type="float">
            <text:p>-20,5405701877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09</text:p>
          </table:table-cell>
          <table:table-cell office:value-type="float" office:value="5.7086551189423" calcext:value-type="float">
            <text:p>5,7086551189423</text:p>
          </table:table-cell>
          <table:table-cell office:value-type="float" office:value="8.9354431629181" calcext:value-type="float">
            <text:p>8,9354431629181</text:p>
          </table:table-cell>
          <table:table-cell office:value-type="float" office:value="17.14411795519" calcext:value-type="float">
            <text:p>17,1441179551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20</text:p>
          </table:table-cell>
          <table:table-cell office:value-type="float" office:value="7.1856081485748" calcext:value-type="float">
            <text:p>7,1856081485748</text:p>
          </table:table-cell>
          <table:table-cell office:value-type="float" office:value="9.0376138687134" calcext:value-type="float">
            <text:p>9,0376138687134</text:p>
          </table:table-cell>
          <table:table-cell office:value-type="float" office:value="-9.5708162351778" calcext:value-type="float">
            <text:p>-9,570816235177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31</text:p>
          </table:table-cell>
          <table:table-cell office:value-type="float" office:value="8.6628770828247" calcext:value-type="float">
            <text:p>8,6628770828247</text:p>
          </table:table-cell>
          <table:table-cell office:value-type="float" office:value="9.0000152587891" calcext:value-type="float">
            <text:p>9,0000152587891</text:p>
          </table:table-cell>
          <table:table-cell office:value-type="float" office:value="-0.0062711021264535" calcext:value-type="float">
            <text:p>-0,00627110212645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42</text:p>
          </table:table-cell>
          <table:table-cell office:value-type="float" office:value="-0.30803743749857" calcext:value-type="float">
            <text:p>-0,30803743749857</text:p>
          </table:table-cell>
          <table:table-cell office:value-type="float" office:value="10.5433344841" calcext:value-type="float">
            <text:p>10,5433344841</text:p>
          </table:table-cell>
          <table:table-cell office:value-type="float" office:value="-10.914544865584" calcext:value-type="float">
            <text:p>-10,91454486558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53</text:p>
          </table:table-cell>
          <table:table-cell office:value-type="float" office:value="1.2694579362869" calcext:value-type="float">
            <text:p>1,2694579362869</text:p>
          </table:table-cell>
          <table:table-cell office:value-type="float" office:value="10.439701080322" calcext:value-type="float">
            <text:p>10,439701080322</text:p>
          </table:table-cell>
          <table:table-cell office:value-type="float" office:value="18.596185620423" calcext:value-type="float">
            <text:p>18,59618562042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60755271464586" calcext:value-type="float">
            <text:p>-0,60755271464586</text:p>
          </table:table-cell>
          <table:table-cell office:value-type="float" office:value="-0.0085124431643635" calcext:value-type="float">
            <text:p>-0,0085124431643635</text:p>
          </table:table-cell>
          <table:table-cell office:value-type="float" office:value="1.5216416258151" calcext:value-type="float">
            <text:p>1,521641625815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14</text:p>
          </table:table-cell>
          <table:table-cell office:value-type="float" office:value="1.086467653513" calcext:value-type="float">
            <text:p>1,086467653513</text:p>
          </table:table-cell>
          <table:table-cell office:value-type="float" office:value="0.087846200913191" calcext:value-type="float">
            <text:p>0,087846200913191</text:p>
          </table:table-cell>
          <table:table-cell office:value-type="float" office:value="-18.139309754038" calcext:value-type="float">
            <text:p>-18,1393097540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25</text:p>
          </table:table-cell>
          <table:table-cell office:value-type="float" office:value="2.4188914895058" calcext:value-type="float">
            <text:p>2,4188914895058</text:p>
          </table:table-cell>
          <table:table-cell office:value-type="float" office:value="0.093984780833125" calcext:value-type="float">
            <text:p>0,093984780833125</text:p>
          </table:table-cell>
          <table:table-cell office:value-type="float" office:value="-14.994243717497" calcext:value-type="float">
            <text:p>-14,9942437174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36</text:p>
          </table:table-cell>
          <table:table-cell office:value-type="float" office:value="3.7658259272575" calcext:value-type="float">
            <text:p>3,7658259272575</text:p>
          </table:table-cell>
          <table:table-cell office:value-type="float" office:value="-0.0005247884473647" calcext:value-type="float">
            <text:p>-0,0005247884473647</text:p>
          </table:table-cell>
          <table:table-cell office:value-type="float" office:value="-0.0005573996891057" calcext:value-type="float">
            <text:p>-0,000557399689105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47</text:p>
          </table:table-cell>
          <table:table-cell office:value-type="float" office:value="5.2605783939362" calcext:value-type="float">
            <text:p>5,2605783939362</text:p>
          </table:table-cell>
          <table:table-cell office:value-type="float" office:value="-0.00023091466573533" calcext:value-type="float">
            <text:p>-0,00023091466573533</text:p>
          </table:table-cell>
          <table:table-cell office:value-type="float" office:value="-0.066803801644617" calcext:value-type="float">
            <text:p>-0,06680380164461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58</text:p>
          </table:table-cell>
          <table:table-cell office:value-type="float" office:value="7.344001531601" calcext:value-type="float">
            <text:p>7,344001531601</text:p>
          </table:table-cell>
          <table:table-cell office:value-type="float" office:value="-0.34244976937771" calcext:value-type="float">
            <text:p>-0,34244976937771</text:p>
          </table:table-cell>
          <table:table-cell office:value-type="float" office:value="99.554065686123" calcext:value-type="float">
            <text:p>99,5540656861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69</text:p>
          </table:table-cell>
          <table:table-cell office:value-type="float" office:value="8.4363424777985" calcext:value-type="float">
            <text:p>8,4363424777985</text:p>
          </table:table-cell>
          <table:table-cell office:value-type="float" office:value="0.2676615677774" calcext:value-type="float">
            <text:p>0,2676615677774</text:p>
          </table:table-cell>
          <table:table-cell office:value-type="float" office:value="-41.389006717949" calcext:value-type="float">
            <text:p>-41,38900671794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80</text:p>
          </table:table-cell>
          <table:table-cell office:value-type="float" office:value="-0.57166390120983" calcext:value-type="float">
            <text:p>-0,57166390120983</text:p>
          </table:table-cell>
          <table:table-cell office:value-type="float" office:value="1.8340519070625" calcext:value-type="float">
            <text:p>1,8340519070625</text:p>
          </table:table-cell>
          <table:table-cell office:value-type="float" office:value="-32.465328076842" calcext:value-type="float">
            <text:p>-32,46532807684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91</text:p>
          </table:table-cell>
          <table:table-cell office:value-type="float" office:value="1.1373170465231" calcext:value-type="float">
            <text:p>1,1373170465231</text:p>
          </table:table-cell>
          <table:table-cell office:value-type="float" office:value="1.3705931603909" calcext:value-type="float">
            <text:p>1,3705931603909</text:p>
          </table:table-cell>
          <table:table-cell office:value-type="float" office:value="29.726843925039" calcext:value-type="float">
            <text:p>29,7268439250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02</text:p>
          </table:table-cell>
          <table:table-cell office:value-type="float" office:value="2.4762687087059" calcext:value-type="float">
            <text:p>2,4762687087059</text:p>
          </table:table-cell>
          <table:table-cell office:value-type="float" office:value="1.3956062495708" calcext:value-type="float">
            <text:p>1,3956062495708</text:p>
          </table:table-cell>
          <table:table-cell office:value-type="float" office:value="18.099905199306" calcext:value-type="float">
            <text:p>18,0999051993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13</text:p>
          </table:table-cell>
          <table:table-cell office:value-type="float" office:value="3.7822359800339" calcext:value-type="float">
            <text:p>3,7822359800339</text:p>
          </table:table-cell>
          <table:table-cell office:value-type="float" office:value="1.5527561306953" calcext:value-type="float">
            <text:p>1,5527561306953</text:p>
          </table:table-cell>
          <table:table-cell office:value-type="float" office:value="-7.163716444544" calcext:value-type="float">
            <text:p>-7,1637164445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24</text:p>
          </table:table-cell>
          <table:table-cell office:value-type="float" office:value="5.8280026912689" calcext:value-type="float">
            <text:p>5,8280026912689</text:p>
          </table:table-cell>
          <table:table-cell office:value-type="float" office:value="1.1006746441126" calcext:value-type="float">
            <text:p>1,1006746441126</text:p>
          </table:table-cell>
          <table:table-cell office:value-type="float" office:value="104.74814806774" calcext:value-type="float">
            <text:p>104,7481480677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35</text:p>
          </table:table-cell>
          <table:table-cell office:value-type="float" office:value="7.2624391317368" calcext:value-type="float">
            <text:p>7,2624391317368</text:p>
          </table:table-cell>
          <table:table-cell office:value-type="float" office:value="1.8054188787937" calcext:value-type="float">
            <text:p>1,8054188787937</text:p>
          </table:table-cell>
          <table:table-cell office:value-type="float" office:value="-78.422085494752" calcext:value-type="float">
            <text:p>-78,42208549475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46</text:p>
          </table:table-cell>
          <table:table-cell office:value-type="float" office:value="8.4810769557953" calcext:value-type="float">
            <text:p>8,4810769557953</text:p>
          </table:table-cell>
          <table:table-cell office:value-type="float" office:value="1.8062794208527" calcext:value-type="float">
            <text:p>1,8062794208527</text:p>
          </table:table-cell>
          <table:table-cell office:value-type="float" office:value="-50.022610433542" calcext:value-type="float">
            <text:p>-50,02261043354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57</text:p>
          </table:table-cell>
          <table:table-cell office:value-type="float" office:value="-0.7365982234478" calcext:value-type="float">
            <text:p>-0,7365982234478</text:p>
          </table:table-cell>
          <table:table-cell office:value-type="float" office:value="2.9986220598221" calcext:value-type="float">
            <text:p>2,9986220598221</text:p>
          </table:table-cell>
          <table:table-cell office:value-type="float" office:value="0.059462729307592" calcext:value-type="float">
            <text:p>0,05946272930759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68</text:p>
          </table:table-cell>
          <table:table-cell office:value-type="float" office:value="0.94597086310387" calcext:value-type="float">
            <text:p>0,94597086310387</text:p>
          </table:table-cell>
          <table:table-cell office:value-type="float" office:value="3.2739838957787" calcext:value-type="float">
            <text:p>3,2739838957787</text:p>
          </table:table-cell>
          <table:table-cell office:value-type="float" office:value="-42.378745261271" calcext:value-type="float">
            <text:p>-42,37874526127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79</text:p>
          </table:table-cell>
          <table:table-cell office:value-type="float" office:value="2.3938648402691" calcext:value-type="float">
            <text:p>2,3938648402691</text:p>
          </table:table-cell>
          <table:table-cell office:value-type="float" office:value="2.9286959767342" calcext:value-type="float">
            <text:p>2,9286959767342</text:p>
          </table:table-cell>
          <table:table-cell office:value-type="float" office:value="11.0047328624" calcext:value-type="float">
            <text:p>11,00473286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90</text:p>
          </table:table-cell>
          <table:table-cell office:value-type="float" office:value="4.0715074539185" calcext:value-type="float">
            <text:p>4,0715074539185</text:p>
          </table:table-cell>
          <table:table-cell office:value-type="float" office:value="2.8150162100792" calcext:value-type="float">
            <text:p>2,8150162100792</text:p>
          </table:table-cell>
          <table:table-cell office:value-type="float" office:value="47.252746144677" calcext:value-type="float">
            <text:p>47,25274614467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01</text:p>
          </table:table-cell>
          <table:table-cell office:value-type="float" office:value="5.4769861698151" calcext:value-type="float">
            <text:p>5,4769861698151</text:p>
          </table:table-cell>
          <table:table-cell office:value-type="float" office:value="2.8773838281631" calcext:value-type="float">
            <text:p>2,8773838281631</text:p>
          </table:table-cell>
          <table:table-cell office:value-type="float" office:value="26.475297607434" calcext:value-type="float">
            <text:p>26,4752976074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12</text:p>
          </table:table-cell>
          <table:table-cell office:value-type="float" office:value="7.0279657840729" calcext:value-type="float">
            <text:p>7,0279657840729</text:p>
          </table:table-cell>
          <table:table-cell office:value-type="float" office:value="3.1358617544174" calcext:value-type="float">
            <text:p>3,1358617544174</text:p>
          </table:table-cell>
          <table:table-cell office:value-type="float" office:value="-25.174205849884" calcext:value-type="float">
            <text:p>-25,1742058498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23</text:p>
          </table:table-cell>
          <table:table-cell office:value-type="float" office:value="8.6910533905029" calcext:value-type="float">
            <text:p>8,6910533905029</text:p>
          </table:table-cell>
          <table:table-cell office:value-type="float" office:value="3.0799373984337" calcext:value-type="float">
            <text:p>3,0799373984337</text:p>
          </table:table-cell>
          <table:table-cell office:value-type="float" office:value="-20.436585898612" calcext:value-type="float">
            <text:p>-20,43658589861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34</text:p>
          </table:table-cell>
          <table:table-cell office:value-type="float" office:value="-0.73881439864635" calcext:value-type="float">
            <text:p>-0,73881439864635</text:p>
          </table:table-cell>
          <table:table-cell office:value-type="float" office:value="4.5007157325745" calcext:value-type="float">
            <text:p>4,5007157325745</text:p>
          </table:table-cell>
          <table:table-cell office:value-type="float" office:value="-0.07525958034809" calcext:value-type="float">
            <text:p>-0,0752595803480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45</text:p>
          </table:table-cell>
          <table:table-cell office:value-type="float" office:value="0.98276183009148" calcext:value-type="float">
            <text:p>0,98276183009148</text:p>
          </table:table-cell>
          <table:table-cell office:value-type="float" office:value="4.7999349236488" calcext:value-type="float">
            <text:p>4,7999349236488</text:p>
          </table:table-cell>
          <table:table-cell office:value-type="float" office:value="-49.106477172511" calcext:value-type="float">
            <text:p>-49,10647717251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56</text:p>
          </table:table-cell>
          <table:table-cell office:value-type="float" office:value="2.4651019275188" calcext:value-type="float">
            <text:p>2,4651019275188</text:p>
          </table:table-cell>
          <table:table-cell office:value-type="float" office:value="4.7954639792442" calcext:value-type="float">
            <text:p>4,7954639792442</text:p>
          </table:table-cell>
          <table:table-cell office:value-type="float" office:value="-47.484386498761" calcext:value-type="float">
            <text:p>-47,48438649876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67</text:p>
          </table:table-cell>
          <table:table-cell office:value-type="float" office:value="3.7659364938736" calcext:value-type="float">
            <text:p>3,7659364938736</text:p>
          </table:table-cell>
          <table:table-cell office:value-type="float" office:value="4.5062819123268" calcext:value-type="float">
            <text:p>4,5062819123268</text:p>
          </table:table-cell>
          <table:table-cell office:value-type="float" office:value="-0.83146087682931" calcext:value-type="float">
            <text:p>-0,8314608768293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78</text:p>
          </table:table-cell>
          <table:table-cell office:value-type="float" office:value="5.6835812330246" calcext:value-type="float">
            <text:p>5,6835812330246</text:p>
          </table:table-cell>
          <table:table-cell office:value-type="float" office:value="4.8211193084717" calcext:value-type="float">
            <text:p>4,8211193084717</text:p>
          </table:table-cell>
          <table:table-cell office:value-type="float" office:value="-70.728888177568" calcext:value-type="float">
            <text:p>-70,72888817756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89</text:p>
          </table:table-cell>
          <table:table-cell office:value-type="float" office:value="6.8965256214142" calcext:value-type="float">
            <text:p>6,8965256214142</text:p>
          </table:table-cell>
          <table:table-cell office:value-type="float" office:value="4.7293290495872" calcext:value-type="float">
            <text:p>4,7293290495872</text:p>
          </table:table-cell>
          <table:table-cell office:value-type="float" office:value="-34.256760102169" calcext:value-type="float">
            <text:p>-34,25676010216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00</text:p>
          </table:table-cell>
          <table:table-cell office:value-type="float" office:value="8.4242469072342" calcext:value-type="float">
            <text:p>8,4242469072342</text:p>
          </table:table-cell>
          <table:table-cell office:value-type="float" office:value="4.4056057929993" calcext:value-type="float">
            <text:p>4,4056057929993</text:p>
          </table:table-cell>
          <table:table-cell office:value-type="float" office:value="15.098291217901" calcext:value-type="float">
            <text:p>15,0982912179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11</text:p>
          </table:table-cell>
          <table:table-cell office:value-type="float" office:value="-0.58618474751711" calcext:value-type="float">
            <text:p>-0,58618474751711</text:p>
          </table:table-cell>
          <table:table-cell office:value-type="float" office:value="6.2028062343597" calcext:value-type="float">
            <text:p>6,2028062343597</text:p>
          </table:table-cell>
          <table:table-cell office:value-type="float" office:value="-31.181482752417" calcext:value-type="float">
            <text:p>-31,1814827524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22</text:p>
          </table:table-cell>
          <table:table-cell office:value-type="float" office:value="1.1187551915646" calcext:value-type="float">
            <text:p>1,1187551915646</text:p>
          </table:table-cell>
          <table:table-cell office:value-type="float" office:value="6.1608171463013" calcext:value-type="float">
            <text:p>6,1608171463013</text:p>
          </table:table-cell>
          <table:table-cell office:value-type="float" office:value="-34.529047027515" calcext:value-type="float">
            <text:p>-34,5290470275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33</text:p>
          </table:table-cell>
          <table:table-cell office:value-type="float" office:value="2.7630957961082" calcext:value-type="float">
            <text:p>2,7630957961082</text:p>
          </table:table-cell>
          <table:table-cell office:value-type="float" office:value="6.4037549495697" calcext:value-type="float">
            <text:p>6,4037549495697</text:p>
          </table:table-cell>
          <table:table-cell office:value-type="float" office:value="-94.450242200475" calcext:value-type="float">
            <text:p>-94,45024220047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44</text:p>
          </table:table-cell>
          <table:table-cell office:value-type="float" office:value="3.9207336306572" calcext:value-type="float">
            <text:p>3,9207336306572</text:p>
          </table:table-cell>
          <table:table-cell office:value-type="float" office:value="6.1814701557159" calcext:value-type="float">
            <text:p>6,1814701557159</text:p>
          </table:table-cell>
          <table:table-cell office:value-type="float" office:value="-28.342543893559" calcext:value-type="float">
            <text:p>-28,34254389355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55</text:p>
          </table:table-cell>
          <table:table-cell office:value-type="float" office:value="5.367397069931" calcext:value-type="float">
            <text:p>5,367397069931</text:p>
          </table:table-cell>
          <table:table-cell office:value-type="float" office:value="5.8021342754364" calcext:value-type="float">
            <text:p>5,8021342754364</text:p>
          </table:table-cell>
          <table:table-cell office:value-type="float" office:value="28.961529397661" calcext:value-type="float">
            <text:p>28,96152939766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66</text:p>
          </table:table-cell>
          <table:table-cell office:value-type="float" office:value="6.8421405553818" calcext:value-type="float">
            <text:p>6,8421405553818</text:p>
          </table:table-cell>
          <table:table-cell office:value-type="float" office:value="6.0798120498657" calcext:value-type="float">
            <text:p>6,0798120498657</text:p>
          </table:table-cell>
          <table:table-cell office:value-type="float" office:value="-10.694590059056" calcext:value-type="float">
            <text:p>-10,69459005905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77</text:p>
          </table:table-cell>
          <table:table-cell office:value-type="float" office:value="8.5122841596603" calcext:value-type="float">
            <text:p>8,5122841596603</text:p>
          </table:table-cell>
          <table:table-cell office:value-type="float" office:value="6.3248270750046" calcext:value-type="float">
            <text:p>6,3248270750046</text:p>
          </table:table-cell>
          <table:table-cell office:value-type="float" office:value="-54.683688339914" calcext:value-type="float">
            <text:p>-54,6836883399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88</text:p>
          </table:table-cell>
          <table:table-cell office:value-type="float" office:value="-0.73209576308727" calcext:value-type="float">
            <text:p>-0,73209576308727</text:p>
          </table:table-cell>
          <table:table-cell office:value-type="float" office:value="7.4995052814484" calcext:value-type="float">
            <text:p>7,4995052814484</text:p>
          </table:table-cell>
          <table:table-cell office:value-type="float" office:value="-0.056298193818397" calcext:value-type="float">
            <text:p>-0,05629819381839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99</text:p>
          </table:table-cell>
          <table:table-cell office:value-type="float" office:value="0.78208044171333" calcext:value-type="float">
            <text:p>0,78208044171333</text:p>
          </table:table-cell>
          <table:table-cell office:value-type="float" office:value="7.5477826595306" calcext:value-type="float">
            <text:p>7,5477826595306</text:p>
          </table:table-cell>
          <table:table-cell office:value-type="float" office:value="-6.3160598088222" calcext:value-type="float">
            <text:p>-6,316059808822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10</text:p>
          </table:table-cell>
          <table:table-cell office:value-type="float" office:value="2.2615993022919" calcext:value-type="float">
            <text:p>2,2615993022919</text:p>
          </table:table-cell>
          <table:table-cell office:value-type="float" office:value="7.4996501207352" calcext:value-type="float">
            <text:p>7,4996501207352</text:p>
          </table:table-cell>
          <table:table-cell office:value-type="float" office:value="0.074561226335918" calcext:value-type="float">
            <text:p>0,07456122633591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21</text:p>
          </table:table-cell>
          <table:table-cell office:value-type="float" office:value="4.0596359968185" calcext:value-type="float">
            <text:p>4,0596359968185</text:p>
          </table:table-cell>
          <table:table-cell office:value-type="float" office:value="7.1636021137238" calcext:value-type="float">
            <text:p>7,1636021137238</text:p>
          </table:table-cell>
          <table:table-cell office:value-type="float" office:value="60.721966111736" calcext:value-type="float">
            <text:p>60,72196611173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32</text:p>
          </table:table-cell>
          <table:table-cell office:value-type="float" office:value="5.39954662323" calcext:value-type="float">
            <text:p>5,39954662323</text:p>
          </table:table-cell>
          <table:table-cell office:value-type="float" office:value="7.4400216341019" calcext:value-type="float">
            <text:p>7,4400216341019</text:p>
          </table:table-cell>
          <table:table-cell office:value-type="float" office:value="9.384079818513" calcext:value-type="float">
            <text:p>9,38407981851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43</text:p>
          </table:table-cell>
          <table:table-cell office:value-type="float" office:value="6.8222725391388" calcext:value-type="float">
            <text:p>6,8222725391388</text:p>
          </table:table-cell>
          <table:table-cell office:value-type="float" office:value="7.571667432785" calcext:value-type="float">
            <text:p>7,571667432785</text:p>
          </table:table-cell>
          <table:table-cell office:value-type="float" office:value="-10.094884000007" calcext:value-type="float">
            <text:p>-10,09488400000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54</text:p>
          </table:table-cell>
          <table:table-cell office:value-type="float" office:value="8.5651397705078" calcext:value-type="float">
            <text:p>8,5651397705078</text:p>
          </table:table-cell>
          <table:table-cell office:value-type="float" office:value="7.7178692817688" calcext:value-type="float">
            <text:p>7,7178692817688</text:p>
          </table:table-cell>
          <table:table-cell office:value-type="float" office:value="-41.603180253582" calcext:value-type="float">
            <text:p>-41,60318025358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65</text:p>
          </table:table-cell>
          <table:table-cell office:value-type="float" office:value="-0.13042198494077" calcext:value-type="float">
            <text:p>-0,13042198494077</text:p>
          </table:table-cell>
          <table:table-cell office:value-type="float" office:value="9.4190585613251" calcext:value-type="float">
            <text:p>9,4190585613251</text:p>
          </table:table-cell>
          <table:table-cell office:value-type="float" office:value="-105.36566433633" calcext:value-type="float">
            <text:p>-105,3656643363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76</text:p>
          </table:table-cell>
          <table:table-cell office:value-type="float" office:value="1.0446232557297" calcext:value-type="float">
            <text:p>1,0446232557297</text:p>
          </table:table-cell>
          <table:table-cell office:value-type="float" office:value="9.348880648613" calcext:value-type="float">
            <text:p>9,348880648613</text:p>
          </table:table-cell>
          <table:table-cell office:value-type="float" office:value="-61.048484911585" calcext:value-type="float">
            <text:p>-61,04848491158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87</text:p>
          </table:table-cell>
          <table:table-cell office:value-type="float" office:value="2.4283838272095" calcext:value-type="float">
            <text:p>2,4283838272095</text:p>
          </table:table-cell>
          <table:table-cell office:value-type="float" office:value="9.0933954715729" calcext:value-type="float">
            <text:p>9,0933954715729</text:p>
          </table:table-cell>
          <table:table-cell office:value-type="float" office:value="-15.080696268446" calcext:value-type="float">
            <text:p>-15,0806962684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98</text:p>
          </table:table-cell>
          <table:table-cell office:value-type="float" office:value="4.0020185709" calcext:value-type="float">
            <text:p>4,0020185709</text:p>
          </table:table-cell>
          <table:table-cell office:value-type="float" office:value="9.2913991212845" calcext:value-type="float">
            <text:p>9,2913991212845</text:p>
          </table:table-cell>
          <table:table-cell office:value-type="float" office:value="-49.135322024108" calcext:value-type="float">
            <text:p>-49,1353220241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09</text:p>
          </table:table-cell>
          <table:table-cell office:value-type="float" office:value="5.4287087917328" calcext:value-type="float">
            <text:p>5,4287087917328</text:p>
          </table:table-cell>
          <table:table-cell office:value-type="float" office:value="8.7369281053543" calcext:value-type="float">
            <text:p>8,7369281053543</text:p>
          </table:table-cell>
          <table:table-cell office:value-type="float" office:value="40.662708935464" calcext:value-type="float">
            <text:p>40,66270893546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20</text:p>
          </table:table-cell>
          <table:table-cell office:value-type="float" office:value="6.8405646085739" calcext:value-type="float">
            <text:p>6,8405646085739</text:p>
          </table:table-cell>
          <table:table-cell office:value-type="float" office:value="9.1595774888992" calcext:value-type="float">
            <text:p>9,1595774888992</text:p>
          </table:table-cell>
          <table:table-cell office:value-type="float" office:value="-22.734097804234" calcext:value-type="float">
            <text:p>-22,7340978042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31</text:p>
          </table:table-cell>
          <table:table-cell office:value-type="float" office:value="8.2658785581589" calcext:value-type="float">
            <text:p>8,2658785581589</text:p>
          </table:table-cell>
          <table:table-cell office:value-type="float" office:value="8.9999258518219" calcext:value-type="float">
            <text:p>8,9999258518219</text:p>
          </table:table-cell>
          <table:table-cell office:value-type="float" office:value="0.058315122636498" calcext:value-type="float">
            <text:p>0,05831512263649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42</text:p>
          </table:table-cell>
          <table:table-cell office:value-type="float" office:value="-0.62082480639219" calcext:value-type="float">
            <text:p>-0,62082480639219</text:p>
          </table:table-cell>
          <table:table-cell office:value-type="float" office:value="10.542281866074" calcext:value-type="float">
            <text:p>10,542281866074</text:p>
          </table:table-cell>
          <table:table-cell office:value-type="float" office:value="-21.96839717543" calcext:value-type="float">
            <text:p>-21,9683971754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53</text:p>
          </table:table-cell>
          <table:table-cell office:value-type="float" office:value="1.0702961683273" calcext:value-type="float">
            <text:p>1,0702961683273</text:p>
          </table:table-cell>
          <table:table-cell office:value-type="float" office:value="10.270885229111" calcext:value-type="float">
            <text:p>10,270885229111</text:p>
          </table:table-cell>
          <table:table-cell office:value-type="float" office:value="44.067518726276" calcext:value-type="float">
            <text:p>44,06751872627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90929642319679" calcext:value-type="float">
            <text:p>-0,90929642319679</text:p>
          </table:table-cell>
          <table:table-cell office:value-type="float" office:value="0.0065323914168403" calcext:value-type="float">
            <text:p>0,0065323914168403</text:p>
          </table:table-cell>
          <table:table-cell office:value-type="float" office:value="1.8478844101262" calcext:value-type="float">
            <text:p>1,847884410126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14</text:p>
          </table:table-cell>
          <table:table-cell office:value-type="float" office:value="0.89425563812256" calcext:value-type="float">
            <text:p>0,89425563812256</text:p>
          </table:table-cell>
          <table:table-cell office:value-type="float" office:value="0.18968069925904" calcext:value-type="float">
            <text:p>0,18968069925904</text:p>
          </table:table-cell>
          <table:table-cell office:value-type="float" office:value="-28.653124904936" calcext:value-type="float">
            <text:p>-28,6531249049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25</text:p>
          </table:table-cell>
          <table:table-cell office:value-type="float" office:value="2.1272654831409" calcext:value-type="float">
            <text:p>2,1272654831409</text:p>
          </table:table-cell>
          <table:table-cell office:value-type="float" office:value="0.21105038002133" calcext:value-type="float">
            <text:p>0,21105038002133</text:p>
          </table:table-cell>
          <table:table-cell office:value-type="float" office:value="-23.70546919525" calcext:value-type="float">
            <text:p>-23,705469195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36</text:p>
          </table:table-cell>
          <table:table-cell office:value-type="float" office:value="3.3677744865417" calcext:value-type="float">
            <text:p>3,3677744865417</text:p>
          </table:table-cell>
          <table:table-cell office:value-type="float" office:value="-0.00069289504608605" calcext:value-type="float">
            <text:p>-0,00069289504608605</text:p>
          </table:table-cell>
          <table:table-cell office:value-type="float" office:value="0.0094562858101396" calcext:value-type="float">
            <text:p>0,009456285810139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47</text:p>
          </table:table-cell>
          <table:table-cell office:value-type="float" office:value="4.8615509271622" calcext:value-type="float">
            <text:p>4,8615509271622</text:p>
          </table:table-cell>
          <table:table-cell office:value-type="float" office:value="0.0002001783286687" calcext:value-type="float">
            <text:p>0,0002001783286687</text:p>
          </table:table-cell>
          <table:table-cell office:value-type="float" office:value="-0.087112525721217" calcext:value-type="float">
            <text:p>-0,08711252572121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58</text:p>
          </table:table-cell>
          <table:table-cell office:value-type="float" office:value="7.5421923398972" calcext:value-type="float">
            <text:p>7,5421923398972</text:p>
          </table:table-cell>
          <table:table-cell office:value-type="float" office:value="-0.45115306973457" calcext:value-type="float">
            <text:p>-0,45115306973457</text:p>
          </table:table-cell>
          <table:table-cell office:value-type="float" office:value="157.1807147591" calcext:value-type="float">
            <text:p>157,180714759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69</text:p>
          </table:table-cell>
          <table:table-cell office:value-type="float" office:value="8.2649296522141" calcext:value-type="float">
            <text:p>8,2649296522141</text:p>
          </table:table-cell>
          <table:table-cell office:value-type="float" office:value="0.56491129100323" calcext:value-type="float">
            <text:p>0,56491129100323</text:p>
          </table:table-cell>
          <table:table-cell office:value-type="float" office:value="-65.294445699947" calcext:value-type="float">
            <text:p>-65,29444569994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80</text:p>
          </table:table-cell>
          <table:table-cell office:value-type="float" office:value="-0.90767800807953" calcext:value-type="float">
            <text:p>-0,90767800807953</text:p>
          </table:table-cell>
          <table:table-cell office:value-type="float" office:value="2.0471262931824" calcext:value-type="float">
            <text:p>2,0471262931824</text:p>
          </table:table-cell>
          <table:table-cell office:value-type="float" office:value="-32.446224598368" calcext:value-type="float">
            <text:p>-32,4462245983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91</text:p>
          </table:table-cell>
          <table:table-cell office:value-type="float" office:value="1.0285091400146" calcext:value-type="float">
            <text:p>1,0285091400146</text:p>
          </table:table-cell>
          <table:table-cell office:value-type="float" office:value="1.1474652588367" calcext:value-type="float">
            <text:p>1,1474652588367</text:p>
          </table:table-cell>
          <table:table-cell office:value-type="float" office:value="69.293704761821" calcext:value-type="float">
            <text:p>69,2937047618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02</text:p>
          </table:table-cell>
          <table:table-cell office:value-type="float" office:value="2.223723679781" calcext:value-type="float">
            <text:p>2,223723679781</text:p>
          </table:table-cell>
          <table:table-cell office:value-type="float" office:value="1.2683963775635" calcext:value-type="float">
            <text:p>1,2683963775635</text:p>
          </table:table-cell>
          <table:table-cell office:value-type="float" office:value="28.594025760699" calcext:value-type="float">
            <text:p>28,59402576069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13</text:p>
          </table:table-cell>
          <table:table-cell office:value-type="float" office:value="3.3986431360245" calcext:value-type="float">
            <text:p>3,3986431360245</text:p>
          </table:table-cell>
          <table:table-cell office:value-type="float" office:value="1.6211175918579" calcext:value-type="float">
            <text:p>1,6211175918579</text:p>
          </table:table-cell>
          <table:table-cell office:value-type="float" office:value="-11.311420399672" calcext:value-type="float">
            <text:p>-11,3114203996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24</text:p>
          </table:table-cell>
          <table:table-cell office:value-type="float" office:value="6.0728067159653" calcext:value-type="float">
            <text:p>6,0728067159653</text:p>
          </table:table-cell>
          <table:table-cell office:value-type="float" office:value="0.99214732646942" calcext:value-type="float">
            <text:p>0,99214732646942</text:p>
          </table:table-cell>
          <table:table-cell office:value-type="float" office:value="166.01121653417" calcext:value-type="float">
            <text:p>166,011216534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35</text:p>
          </table:table-cell>
          <table:table-cell office:value-type="float" office:value="7.3721897602081" calcext:value-type="float">
            <text:p>7,3721897602081</text:p>
          </table:table-cell>
          <table:table-cell office:value-type="float" office:value="1.9965973496437" calcext:value-type="float">
            <text:p>1,9965973496437</text:p>
          </table:table-cell>
          <table:table-cell office:value-type="float" office:value="-123.85540555237" calcext:value-type="float">
            <text:p>-123,8554055523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46</text:p>
          </table:table-cell>
          <table:table-cell office:value-type="float" office:value="8.3827954530716" calcext:value-type="float">
            <text:p>8,3827954530716</text:p>
          </table:table-cell>
          <table:table-cell office:value-type="float" office:value="2.1244946122169" calcext:value-type="float">
            <text:p>2,1244946122169</text:p>
          </table:table-cell>
          <table:table-cell office:value-type="float" office:value="-79.063574219965" calcext:value-type="float">
            <text:p>-79,06357421996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57</text:p>
          </table:table-cell>
          <table:table-cell office:value-type="float" office:value="-1.1351897567511" calcext:value-type="float">
            <text:p>-1,1351897567511</text:p>
          </table:table-cell>
          <table:table-cell office:value-type="float" office:value="2.9976263642311" calcext:value-type="float">
            <text:p>2,9976263642311</text:p>
          </table:table-cell>
          <table:table-cell office:value-type="float" office:value="0.11123939355017" calcext:value-type="float">
            <text:p>0,1112393935501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68</text:p>
          </table:table-cell>
          <table:table-cell office:value-type="float" office:value="0.77391669154167" calcext:value-type="float">
            <text:p>0,77391669154167</text:p>
          </table:table-cell>
          <table:table-cell office:value-type="float" office:value="3.5553556680679" calcext:value-type="float">
            <text:p>3,5553556680679</text:p>
          </table:table-cell>
          <table:table-cell office:value-type="float" office:value="-62.796096133578" calcext:value-type="float">
            <text:p>-62,79609613357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79</text:p>
          </table:table-cell>
          <table:table-cell office:value-type="float" office:value="2.0815746486187" calcext:value-type="float">
            <text:p>2,0815746486187</text:p>
          </table:table-cell>
          <table:table-cell office:value-type="float" office:value="2.839070558548" calcext:value-type="float">
            <text:p>2,839070558548</text:p>
          </table:table-cell>
          <table:table-cell office:value-type="float" office:value="17.423101861006" calcext:value-type="float">
            <text:p>17,4231018610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90</text:p>
          </table:table-cell>
          <table:table-cell office:value-type="float" office:value="3.9184537529945" calcext:value-type="float">
            <text:p>3,9184537529945</text:p>
          </table:table-cell>
          <table:table-cell office:value-type="float" office:value="2.5554043054581" calcext:value-type="float">
            <text:p>2,5554043054581</text:p>
          </table:table-cell>
          <table:table-cell office:value-type="float" office:value="54.660153237118" calcext:value-type="float">
            <text:p>54,6601532371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01</text:p>
          </table:table-cell>
          <table:table-cell office:value-type="float" office:value="5.3166562318802" calcext:value-type="float">
            <text:p>5,3166562318802</text:p>
          </table:table-cell>
          <table:table-cell office:value-type="float" office:value="2.6745289564133" calcext:value-type="float">
            <text:p>2,6745289564133</text:p>
          </table:table-cell>
          <table:table-cell office:value-type="float" office:value="56.009649471113" calcext:value-type="float">
            <text:p>56,0096494711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12</text:p>
          </table:table-cell>
          <table:table-cell office:value-type="float" office:value="6.8218278884888" calcext:value-type="float">
            <text:p>6,8218278884888</text:p>
          </table:table-cell>
          <table:table-cell office:value-type="float" office:value="3.2950627803802" calcext:value-type="float">
            <text:p>3,2950627803802</text:p>
          </table:table-cell>
          <table:table-cell office:value-type="float" office:value="-39.698876772717" calcext:value-type="float">
            <text:p>-39,6988767727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23</text:p>
          </table:table-cell>
          <table:table-cell office:value-type="float" office:value="8.5577708482742" calcext:value-type="float">
            <text:p>8,5577708482742</text:p>
          </table:table-cell>
          <table:table-cell office:value-type="float" office:value="3.1674760580063" calcext:value-type="float">
            <text:p>3,1674760580063</text:p>
          </table:table-cell>
          <table:table-cell office:value-type="float" office:value="-32.263024597411" calcext:value-type="float">
            <text:p>-32,2630245974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34</text:p>
          </table:table-cell>
          <table:table-cell office:value-type="float" office:value="-1.0997499525547" calcext:value-type="float">
            <text:p>-1,0997499525547</text:p>
          </table:table-cell>
          <table:table-cell office:value-type="float" office:value="4.4406762719154" calcext:value-type="float">
            <text:p>4,4406762719154</text:p>
          </table:table-cell>
          <table:table-cell office:value-type="float" office:value="13.913412572472" calcext:value-type="float">
            <text:p>13,91341257247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45</text:p>
          </table:table-cell>
          <table:table-cell office:value-type="float" office:value="0.87870620191097" calcext:value-type="float">
            <text:p>0,87870620191097</text:p>
          </table:table-cell>
          <table:table-cell office:value-type="float" office:value="5.113006234169" calcext:value-type="float">
            <text:p>5,113006234169</text:p>
          </table:table-cell>
          <table:table-cell office:value-type="float" office:value="-77.672522538786" calcext:value-type="float">
            <text:p>-77,67252253878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56</text:p>
          </table:table-cell>
          <table:table-cell office:value-type="float" office:value="2.3449616134167" calcext:value-type="float">
            <text:p>2,3449616134167</text:p>
          </table:table-cell>
          <table:table-cell office:value-type="float" office:value="5.1100242137909" calcext:value-type="float">
            <text:p>5,1100242137909</text:p>
          </table:table-cell>
          <table:table-cell office:value-type="float" office:value="-75.178676350102" calcext:value-type="float">
            <text:p>-75,17867635010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67</text:p>
          </table:table-cell>
          <table:table-cell office:value-type="float" office:value="3.3680349588394" calcext:value-type="float">
            <text:p>3,3680349588394</text:p>
          </table:table-cell>
          <table:table-cell office:value-type="float" office:value="4.5144563913345" calcext:value-type="float">
            <text:p>4,5144563913345</text:p>
          </table:table-cell>
          <table:table-cell office:value-type="float" office:value="-1.3371418425991" calcext:value-type="float">
            <text:p>-1,337141842599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78</text:p>
          </table:table-cell>
          <table:table-cell office:value-type="float" office:value="5.7528132200241" calcext:value-type="float">
            <text:p>5,7528132200241</text:p>
          </table:table-cell>
          <table:table-cell office:value-type="float" office:value="5.0644075870514" calcext:value-type="float">
            <text:p>5,0644075870514</text:p>
          </table:table-cell>
          <table:table-cell office:value-type="float" office:value="-111.60667610776" calcext:value-type="float">
            <text:p>-111,6066761077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89</text:p>
          </table:table-cell>
          <table:table-cell office:value-type="float" office:value="6.668775677681" calcext:value-type="float">
            <text:p>6,668775677681</text:p>
          </table:table-cell>
          <table:table-cell office:value-type="float" office:value="4.9973613023758" calcext:value-type="float">
            <text:p>4,9973613023758</text:p>
          </table:table-cell>
          <table:table-cell office:value-type="float" office:value="-54.15813938068" calcext:value-type="float">
            <text:p>-54,1581393806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00</text:p>
          </table:table-cell>
          <table:table-cell office:value-type="float" office:value="8.1344711780548" calcext:value-type="float">
            <text:p>8,1344711780548</text:p>
          </table:table-cell>
          <table:table-cell office:value-type="float" office:value="4.2883881926537" calcext:value-type="float">
            <text:p>4,2883881926537</text:p>
          </table:table-cell>
          <table:table-cell office:value-type="float" office:value="23.810304274225" calcext:value-type="float">
            <text:p>23,8103042742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11</text:p>
          </table:table-cell>
          <table:table-cell office:value-type="float" office:value="-0.82229807972908" calcext:value-type="float">
            <text:p>-0,82229807972908</text:p>
          </table:table-cell>
          <table:table-cell office:value-type="float" office:value="6.442791223526" calcext:value-type="float">
            <text:p>6,442791223526</text:p>
          </table:table-cell>
          <table:table-cell office:value-type="float" office:value="-49.340919324547" calcext:value-type="float">
            <text:p>-49,3409193245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22</text:p>
          </table:table-cell>
          <table:table-cell office:value-type="float" office:value="0.98929777741432" calcext:value-type="float">
            <text:p>0,98929777741432</text:p>
          </table:table-cell>
          <table:table-cell office:value-type="float" office:value="6.3335198163986" calcext:value-type="float">
            <text:p>6,3335198163986</text:p>
          </table:table-cell>
          <table:table-cell office:value-type="float" office:value="-54.517217122825" calcext:value-type="float">
            <text:p>-54,5172171228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33</text:p>
          </table:table-cell>
          <table:table-cell office:value-type="float" office:value="2.9766875505447" calcext:value-type="float">
            <text:p>2,9766875505447</text:p>
          </table:table-cell>
          <table:table-cell office:value-type="float" office:value="6.5847939252853" calcext:value-type="float">
            <text:p>6,5847939252853</text:p>
          </table:table-cell>
          <table:table-cell office:value-type="float" office:value="-149.27615937154" calcext:value-type="float">
            <text:p>-149,2761593715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44</text:p>
          </table:table-cell>
          <table:table-cell office:value-type="float" office:value="3.6758160591125" calcext:value-type="float">
            <text:p>3,6758160591125</text:p>
          </table:table-cell>
          <table:table-cell office:value-type="float" office:value="6.3969647884369" calcext:value-type="float">
            <text:p>6,3969647884369</text:p>
          </table:table-cell>
          <table:table-cell office:value-type="float" office:value="-44.881946721654" calcext:value-type="float">
            <text:p>-44,88194672165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55</text:p>
          </table:table-cell>
          <table:table-cell office:value-type="float" office:value="5.1000237464905" calcext:value-type="float">
            <text:p>5,1000237464905</text:p>
          </table:table-cell>
          <table:table-cell office:value-type="float" office:value="5.5630987882614" calcext:value-type="float">
            <text:p>5,5630987882614</text:p>
          </table:table-cell>
          <table:table-cell office:value-type="float" office:value="45.733505373548" calcext:value-type="float">
            <text:p>45,73350537354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66</text:p>
          </table:table-cell>
          <table:table-cell office:value-type="float" office:value="6.4602392911911" calcext:value-type="float">
            <text:p>6,4602392911911</text:p>
          </table:table-cell>
          <table:table-cell office:value-type="float" office:value="6.1222517490387" calcext:value-type="float">
            <text:p>6,1222517490387</text:p>
          </table:table-cell>
          <table:table-cell office:value-type="float" office:value="-4.8668866229665" calcext:value-type="float">
            <text:p>-4,866886622966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77</text:p>
          </table:table-cell>
          <table:table-cell office:value-type="float" office:value="8.4541118144989" calcext:value-type="float">
            <text:p>8,4541118144989</text:p>
          </table:table-cell>
          <table:table-cell office:value-type="float" office:value="6.6466236114502" calcext:value-type="float">
            <text:p>6,6466236114502</text:p>
          </table:table-cell>
          <table:table-cell office:value-type="float" office:value="-86.453090807435" calcext:value-type="float">
            <text:p>-86,45309080743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88</text:p>
          </table:table-cell>
          <table:table-cell office:value-type="float" office:value="-1.1296851933002" calcext:value-type="float">
            <text:p>-1,1296851933002</text:p>
          </table:table-cell>
          <table:table-cell office:value-type="float" office:value="7.4999940395355" calcext:value-type="float">
            <text:p>7,4999940395355</text:p>
          </table:table-cell>
          <table:table-cell office:value-type="float" office:value="-0.1087670324216" calcext:value-type="float">
            <text:p>-0,108767032421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99</text:p>
          </table:table-cell>
          <table:table-cell office:value-type="float" office:value="0.39677482098341" calcext:value-type="float">
            <text:p>0,39677482098341</text:p>
          </table:table-cell>
          <table:table-cell office:value-type="float" office:value="7.6089537143707" calcext:value-type="float">
            <text:p>7,6089537143707</text:p>
          </table:table-cell>
          <table:table-cell office:value-type="float" office:value="-9.9918547139806" calcext:value-type="float">
            <text:p>-9,991854713980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10</text:p>
          </table:table-cell>
          <table:table-cell office:value-type="float" office:value="1.8624106049538" calcext:value-type="float">
            <text:p>1,8624106049538</text:p>
          </table:table-cell>
          <table:table-cell office:value-type="float" office:value="7.4992561340332" calcext:value-type="float">
            <text:p>7,4992561340332</text:p>
          </table:table-cell>
          <table:table-cell office:value-type="float" office:value="0.10367957756493" calcext:value-type="float">
            <text:p>0,1036795775649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21</text:p>
          </table:table-cell>
          <table:table-cell office:value-type="float" office:value="4.0542611479759" calcext:value-type="float">
            <text:p>4,0542611479759</text:p>
          </table:table-cell>
          <table:table-cell office:value-type="float" office:value="6.855154633522" calcext:value-type="float">
            <text:p>6,855154633522</text:p>
          </table:table-cell>
          <table:table-cell office:value-type="float" office:value="96.198598290705" calcext:value-type="float">
            <text:p>96,19859829070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32</text:p>
          </table:table-cell>
          <table:table-cell office:value-type="float" office:value="5.0873166322708" calcext:value-type="float">
            <text:p>5,0873166322708</text:p>
          </table:table-cell>
          <table:table-cell office:value-type="float" office:value="7.3637866973877" calcext:value-type="float">
            <text:p>7,3637866973877</text:p>
          </table:table-cell>
          <table:table-cell office:value-type="float" office:value="14.902466042027" calcext:value-type="float">
            <text:p>14,90246604202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43</text:p>
          </table:table-cell>
          <table:table-cell office:value-type="float" office:value="6.465567946434" calcext:value-type="float">
            <text:p>6,465567946434</text:p>
          </table:table-cell>
          <table:table-cell office:value-type="float" office:value="7.6634055376053" calcext:value-type="float">
            <text:p>7,6634055376053</text:p>
          </table:table-cell>
          <table:table-cell office:value-type="float" office:value="-15.932434303745" calcext:value-type="float">
            <text:p>-15,93243430374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54</text:p>
          </table:table-cell>
          <table:table-cell office:value-type="float" office:value="8.4421557188034" calcext:value-type="float">
            <text:p>8,4421557188034</text:p>
          </table:table-cell>
          <table:table-cell office:value-type="float" office:value="7.949350476265" calcext:value-type="float">
            <text:p>7,949350476265</text:p>
          </table:table-cell>
          <table:table-cell office:value-type="float" office:value="-65.65422389158" calcext:value-type="float">
            <text:p>-65,6542238915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65</text:p>
          </table:table-cell>
          <table:table-cell office:value-type="float" office:value="0.081527475267649" calcext:value-type="float">
            <text:p>0,081527475267649</text:p>
          </table:table-cell>
          <table:table-cell office:value-type="float" office:value="9.6668577194214" calcext:value-type="float">
            <text:p>9,6668577194214</text:p>
          </table:table-cell>
          <table:table-cell office:value-type="float" office:value="-137.54265323566" calcext:value-type="float">
            <text:p>-137,5426532356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76</text:p>
          </table:table-cell>
          <table:table-cell office:value-type="float" office:value="1.0871332883835" calcext:value-type="float">
            <text:p>1,0871332883835</text:p>
          </table:table-cell>
          <table:table-cell office:value-type="float" office:value="9.6088981628418" calcext:value-type="float">
            <text:p>9,6088981628418</text:p>
          </table:table-cell>
          <table:table-cell office:value-type="float" office:value="-117.91056432542" calcext:value-type="float">
            <text:p>-117,910564325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87</text:p>
          </table:table-cell>
          <table:table-cell office:value-type="float" office:value="2.1416047215462" calcext:value-type="float">
            <text:p>2,1416047215462</text:p>
          </table:table-cell>
          <table:table-cell office:value-type="float" office:value="9.2091685533524" calcext:value-type="float">
            <text:p>9,2091685533524</text:p>
          </table:table-cell>
          <table:table-cell office:value-type="float" office:value="-23.778626873235" calcext:value-type="float">
            <text:p>-23,7786268732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98</text:p>
          </table:table-cell>
          <table:table-cell office:value-type="float" office:value="3.903660774231" calcext:value-type="float">
            <text:p>3,903660774231</text:p>
          </table:table-cell>
          <table:table-cell office:value-type="float" office:value="9.5944559574127" calcext:value-type="float">
            <text:p>9,5944559574127</text:p>
          </table:table-cell>
          <table:table-cell office:value-type="float" office:value="-77.724793154723" calcext:value-type="float">
            <text:p>-77,7247931547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09</text:p>
          </table:table-cell>
          <table:table-cell office:value-type="float" office:value="5.2515828609467" calcext:value-type="float">
            <text:p>5,2515828609467</text:p>
          </table:table-cell>
          <table:table-cell office:value-type="float" office:value="8.4422194957733" calcext:value-type="float">
            <text:p>8,4422194957733</text:p>
          </table:table-cell>
          <table:table-cell office:value-type="float" office:value="64.193462110629" calcext:value-type="float">
            <text:p>64,19346211062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20</text:p>
          </table:table-cell>
          <table:table-cell office:value-type="float" office:value="6.5321671962738" calcext:value-type="float">
            <text:p>6,5321671962738</text:p>
          </table:table-cell>
          <table:table-cell office:value-type="float" office:value="9.3578624725342" calcext:value-type="float">
            <text:p>9,3578624725342</text:p>
          </table:table-cell>
          <table:table-cell office:value-type="float" office:value="-35.835064140854" calcext:value-type="float">
            <text:p>-35,83506414085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31</text:p>
          </table:table-cell>
          <table:table-cell office:value-type="float" office:value="7.8686082363129" calcext:value-type="float">
            <text:p>7,8686082363129</text:p>
          </table:table-cell>
          <table:table-cell office:value-type="float" office:value="8.9991587400436" calcext:value-type="float">
            <text:p>8,9991587400436</text:p>
          </table:table-cell>
          <table:table-cell office:value-type="float" office:value="0.077788832977082" calcext:value-type="float">
            <text:p>0,07778883297708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42</text:p>
          </table:table-cell>
          <table:table-cell office:value-type="float" office:value="-0.80841518938541" calcext:value-type="float">
            <text:p>-0,80841518938541</text:p>
          </table:table-cell>
          <table:table-cell office:value-type="float" office:value="10.35470366478" calcext:value-type="float">
            <text:p>10,35470366478</text:p>
          </table:table-cell>
          <table:table-cell office:value-type="float" office:value="-19.591877984393" calcext:value-type="float">
            <text:p>-19,59187798439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53</text:p>
          </table:table-cell>
          <table:table-cell office:value-type="float" office:value="1.0294862091541" calcext:value-type="float">
            <text:p>1,0294862091541</text:p>
          </table:table-cell>
          <table:table-cell office:value-type="float" office:value="10.044980049133" calcext:value-type="float">
            <text:p>10,044980049133</text:p>
          </table:table-cell>
          <table:table-cell office:value-type="float" office:value="94.999285260583" calcext:value-type="float">
            <text:p>94,99928526058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-1.0907782614231" calcext:value-type="float">
            <text:p>-1,0907782614231</text:p>
          </table:table-cell>
          <table:table-cell office:value-type="float" office:value="0.21026108413935" calcext:value-type="float">
            <text:p>0,21026108413935</text:p>
          </table:table-cell>
          <table:table-cell office:value-type="float" office:value="4.6203518938866" calcext:value-type="float">
            <text:p>4,620351893886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14</text:p>
          </table:table-cell>
          <table:table-cell office:value-type="float" office:value="0.72324298322201" calcext:value-type="float">
            <text:p>0,72324298322201</text:p>
          </table:table-cell>
          <table:table-cell office:value-type="float" office:value="0.32481160014868" calcext:value-type="float">
            <text:p>0,32481160014868</text:p>
          </table:table-cell>
          <table:table-cell office:value-type="float" office:value="-39.093784086264" calcext:value-type="float">
            <text:p>-39,09378408626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25</text:p>
          </table:table-cell>
          <table:table-cell office:value-type="float" office:value="1.8568429350853" calcext:value-type="float">
            <text:p>1,8568429350853</text:p>
          </table:table-cell>
          <table:table-cell office:value-type="float" office:value="0.37164781242609" calcext:value-type="float">
            <text:p>0,37164781242609</text:p>
          </table:table-cell>
          <table:table-cell office:value-type="float" office:value="-32.350495362737" calcext:value-type="float">
            <text:p>-32,3504953627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36</text:p>
          </table:table-cell>
          <table:table-cell office:value-type="float" office:value="2.9704627394676" calcext:value-type="float">
            <text:p>2,9704627394676</text:p>
          </table:table-cell>
          <table:table-cell office:value-type="float" office:value="-0.0006203145312611" calcext:value-type="float">
            <text:p>-0,0006203145312611</text:p>
          </table:table-cell>
          <table:table-cell office:value-type="float" office:value="-0.069814279622096" calcext:value-type="float">
            <text:p>-0,06981427962209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47</text:p>
          </table:table-cell>
          <table:table-cell office:value-type="float" office:value="4.4627937674522" calcext:value-type="float">
            <text:p>4,4627937674522</text:p>
          </table:table-cell>
          <table:table-cell office:value-type="float" office:value="0.00076412798080128" calcext:value-type="float">
            <text:p>0,00076412798080128</text:p>
          </table:table-cell>
          <table:table-cell office:value-type="float" office:value="-0.031532235903321" calcext:value-type="float">
            <text:p>-0,03153223590332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58</text:p>
          </table:table-cell>
          <table:table-cell office:value-type="float" office:value="7.7401030063629" calcext:value-type="float">
            <text:p>7,7401030063629</text:p>
          </table:table-cell>
          <table:table-cell office:value-type="float" office:value="-0.3415784984827" calcext:value-type="float">
            <text:p>-0,3415784984827</text:p>
          </table:table-cell>
          <table:table-cell office:value-type="float" office:value="-145.35129146211" calcext:value-type="float">
            <text:p>-145,351291462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69</text:p>
          </table:table-cell>
          <table:table-cell office:value-type="float" office:value="8.2281666994095" calcext:value-type="float">
            <text:p>8,2281666994095</text:p>
          </table:table-cell>
          <table:table-cell office:value-type="float" office:value="0.90745195746422" calcext:value-type="float">
            <text:p>0,90745195746422</text:p>
          </table:table-cell>
          <table:table-cell office:value-type="float" office:value="-89.313466837452" calcext:value-type="float">
            <text:p>-89,31346683745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80</text:p>
          </table:table-cell>
          <table:table-cell office:value-type="float" office:value="-1.2432394176722" calcext:value-type="float">
            <text:p>-1,2432394176722</text:p>
          </table:table-cell>
          <table:table-cell office:value-type="float" office:value="2.2597381472588" calcext:value-type="float">
            <text:p>2,2597381472588</text:p>
          </table:table-cell>
          <table:table-cell office:value-type="float" office:value="-32.459263209325" calcext:value-type="float">
            <text:p>-32,4592632093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91</text:p>
          </table:table-cell>
          <table:table-cell office:value-type="float" office:value="1.0855706036091" calcext:value-type="float">
            <text:p>1,0855706036091</text:p>
          </table:table-cell>
          <table:table-cell office:value-type="float" office:value="0.90668089687824" calcext:value-type="float">
            <text:p>0,90668089687824</text:p>
          </table:table-cell>
          <table:table-cell office:value-type="float" office:value="108.78273711842" calcext:value-type="float">
            <text:p>108,782737118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02</text:p>
          </table:table-cell>
          <table:table-cell office:value-type="float" office:value="1.9984093308449" calcext:value-type="float">
            <text:p>1,9984093308449</text:p>
          </table:table-cell>
          <table:table-cell office:value-type="float" office:value="1.0973743349314" calcext:value-type="float">
            <text:p>1,0973743349314</text:p>
          </table:table-cell>
          <table:table-cell office:value-type="float" office:value="39.039285699273" calcext:value-type="float">
            <text:p>39,03928569927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13</text:p>
          </table:table-cell>
          <table:table-cell office:value-type="float" office:value="3.0223974585533" calcext:value-type="float">
            <text:p>3,0223974585533</text:p>
          </table:table-cell>
          <table:table-cell office:value-type="float" office:value="1.7169043421745" calcext:value-type="float">
            <text:p>1,7169043421745</text:p>
          </table:table-cell>
          <table:table-cell office:value-type="float" office:value="-15.451727779048" calcext:value-type="float">
            <text:p>-15,45172777904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24</text:p>
          </table:table-cell>
          <table:table-cell office:value-type="float" office:value="6.3398408889771" calcext:value-type="float">
            <text:p>6,3398408889771</text:p>
          </table:table-cell>
          <table:table-cell office:value-type="float" office:value="1.1438050121069" calcext:value-type="float">
            <text:p>1,1438050121069</text:p>
          </table:table-cell>
          <table:table-cell office:value-type="float" office:value="-149.26672892965" calcext:value-type="float">
            <text:p>-149,2667289296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35</text:p>
          </table:table-cell>
          <table:table-cell office:value-type="float" office:value="7.5903904438019" calcext:value-type="float">
            <text:p>7,5903904438019</text:p>
          </table:table-cell>
          <table:table-cell office:value-type="float" office:value="2.1860714256763" calcext:value-type="float">
            <text:p>2,1860714256763</text:p>
          </table:table-cell>
          <table:table-cell office:value-type="float" office:value="-136.01170983284" calcext:value-type="float">
            <text:p>-136,0117098328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46</text:p>
          </table:table-cell>
          <table:table-cell office:value-type="float" office:value="8.4332430362701" calcext:value-type="float">
            <text:p>8,4332430362701</text:p>
          </table:table-cell>
          <table:table-cell office:value-type="float" office:value="2.4743227660656" calcext:value-type="float">
            <text:p>2,4743227660656</text:p>
          </table:table-cell>
          <table:table-cell office:value-type="float" office:value="-99.85159612765" calcext:value-type="float">
            <text:p>-99,8515961276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57</text:p>
          </table:table-cell>
          <table:table-cell office:value-type="float" office:value="-1.5342780947685" calcext:value-type="float">
            <text:p>-1,5342780947685</text:p>
          </table:table-cell>
          <table:table-cell office:value-type="float" office:value="2.9969000816345" calcext:value-type="float">
            <text:p>2,9969000816345</text:p>
          </table:table-cell>
          <table:table-cell office:value-type="float" office:value="0.045446061698281" calcext:value-type="float">
            <text:p>0,04544606169828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68</text:p>
          </table:table-cell>
          <table:table-cell office:value-type="float" office:value="0.7098962366581" calcext:value-type="float">
            <text:p>0,7098962366581</text:p>
          </table:table-cell>
          <table:table-cell office:value-type="float" office:value="3.879919052124" calcext:value-type="float">
            <text:p>3,879919052124</text:p>
          </table:table-cell>
          <table:table-cell office:value-type="float" office:value="-83.154889428691" calcext:value-type="float">
            <text:p>-83,15488942869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79</text:p>
          </table:table-cell>
          <table:table-cell office:value-type="float" office:value="1.7809166014194" calcext:value-type="float">
            <text:p>1,7809166014194</text:p>
          </table:table-cell>
          <table:table-cell office:value-type="float" office:value="2.7150037884712" calcext:value-type="float">
            <text:p>2,7150037884712</text:p>
          </table:table-cell>
          <table:table-cell office:value-type="float" office:value="23.839068830393" calcext:value-type="float">
            <text:p>23,8390688303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90</text:p>
          </table:table-cell>
          <table:table-cell office:value-type="float" office:value="3.6767461895943" calcext:value-type="float">
            <text:p>3,6767461895943</text:p>
          </table:table-cell>
          <table:table-cell office:value-type="float" office:value="2.3766236007214" calcext:value-type="float">
            <text:p>2,3766236007214</text:p>
          </table:table-cell>
          <table:table-cell office:value-type="float" office:value="24.173043146255" calcext:value-type="float">
            <text:p>24,17304314625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01</text:p>
          </table:table-cell>
          <table:table-cell office:value-type="float" office:value="5.2770709991455" calcext:value-type="float">
            <text:p>5,2770709991455</text:p>
          </table:table-cell>
          <table:table-cell office:value-type="float" office:value="2.4193346500397" calcext:value-type="float">
            <text:p>2,4193346500397</text:p>
          </table:table-cell>
          <table:table-cell office:value-type="float" office:value="85.529426860202" calcext:value-type="float">
            <text:p>85,5294268602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12</text:p>
          </table:table-cell>
          <table:table-cell office:value-type="float" office:value="6.6618883609772" calcext:value-type="float">
            <text:p>6,6618883609772</text:p>
          </table:table-cell>
          <table:table-cell office:value-type="float" office:value="3.50057721138" calcext:value-type="float">
            <text:p>3,50057721138</text:p>
          </table:table-cell>
          <table:table-cell office:value-type="float" office:value="-54.260176078529" calcext:value-type="float">
            <text:p>-54,2601760785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23</text:p>
          </table:table-cell>
          <table:table-cell office:value-type="float" office:value="8.4328460693359" calcext:value-type="float">
            <text:p>8,4328460693359</text:p>
          </table:table-cell>
          <table:table-cell office:value-type="float" office:value="3.2822877168655" calcext:value-type="float">
            <text:p>3,2822877168655</text:p>
          </table:table-cell>
          <table:table-cell office:value-type="float" office:value="-39.748923034425" calcext:value-type="float">
            <text:p>-39,74892303442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34</text:p>
          </table:table-cell>
          <table:table-cell office:value-type="float" office:value="-1.4234846830368" calcext:value-type="float">
            <text:p>-1,4234846830368</text:p>
          </table:table-cell>
          <table:table-cell office:value-type="float" office:value="4.2802086472511" calcext:value-type="float">
            <text:p>4,2802086472511</text:p>
          </table:table-cell>
          <table:table-cell office:value-type="float" office:value="30.383482860152" calcext:value-type="float">
            <text:p>30,38348286015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45</text:p>
          </table:table-cell>
          <table:table-cell office:value-type="float" office:value="0.89073404669762" calcext:value-type="float">
            <text:p>0,89073404669762</text:p>
          </table:table-cell>
          <table:table-cell office:value-type="float" office:value="5.4116809368134" calcext:value-type="float">
            <text:p>5,4116809368134</text:p>
          </table:table-cell>
          <table:table-cell office:value-type="float" office:value="-91.749315808533" calcext:value-type="float">
            <text:p>-91,74931580853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56</text:p>
          </table:table-cell>
          <table:table-cell office:value-type="float" office:value="2.383621186018" calcext:value-type="float">
            <text:p>2,383621186018</text:p>
          </table:table-cell>
          <table:table-cell office:value-type="float" office:value="5.4439413547516" calcext:value-type="float">
            <text:p>5,4439413547516</text:p>
          </table:table-cell>
          <table:table-cell office:value-type="float" office:value="-102.8395974712" calcext:value-type="float">
            <text:p>-102,839597471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67</text:p>
          </table:table-cell>
          <table:table-cell office:value-type="float" office:value="2.9985505342484" calcext:value-type="float">
            <text:p>2,9985505342484</text:p>
          </table:table-cell>
          <table:table-cell office:value-type="float" office:value="4.5459389686584" calcext:value-type="float">
            <text:p>4,5459389686584</text:p>
          </table:table-cell>
          <table:table-cell office:value-type="float" office:value="-11.999265213681" calcext:value-type="float">
            <text:p>-11,99926521368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78</text:p>
          </table:table-cell>
          <table:table-cell office:value-type="float" office:value="5.9509164094925" calcext:value-type="float">
            <text:p>5,9509164094925</text:p>
          </table:table-cell>
          <table:table-cell office:value-type="float" office:value="5.2069407701492" calcext:value-type="float">
            <text:p>5,2069407701492</text:p>
          </table:table-cell>
          <table:table-cell office:value-type="float" office:value="-148.16241051741" calcext:value-type="float">
            <text:p>-148,1624105174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89</text:p>
          </table:table-cell>
          <table:table-cell office:value-type="float" office:value="6.5442776679993" calcext:value-type="float">
            <text:p>6,5442776679993</text:p>
          </table:table-cell>
          <table:table-cell office:value-type="float" office:value="5.3277605772018" calcext:value-type="float">
            <text:p>5,3277605772018</text:p>
          </table:table-cell>
          <table:table-cell office:value-type="float" office:value="-74.07899798861" calcext:value-type="float">
            <text:p>-74,0789979886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00</text:p>
          </table:table-cell>
          <table:table-cell office:value-type="float" office:value="7.8654360771179" calcext:value-type="float">
            <text:p>7,8654360771179</text:p>
          </table:table-cell>
          <table:table-cell office:value-type="float" office:value="4.1287222504616" calcext:value-type="float">
            <text:p>4,1287222504616</text:p>
          </table:table-cell>
          <table:table-cell office:value-type="float" office:value="32.505776472152" calcext:value-type="float">
            <text:p>32,5057764721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11</text:p>
          </table:table-cell>
          <table:table-cell office:value-type="float" office:value="-0.97336031496525" calcext:value-type="float">
            <text:p>-0,97336031496525</text:p>
          </table:table-cell>
          <table:table-cell office:value-type="float" office:value="6.744756102562" calcext:value-type="float">
            <text:p>6,744756102562</text:p>
          </table:table-cell>
          <table:table-cell office:value-type="float" office:value="-67.469413113442" calcext:value-type="float">
            <text:p>-67,4694131134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22</text:p>
          </table:table-cell>
          <table:table-cell office:value-type="float" office:value="0.92606499791145" calcext:value-type="float">
            <text:p>0,92606499791145</text:p>
          </table:table-cell>
          <table:table-cell office:value-type="float" office:value="6.5370166301727" calcext:value-type="float">
            <text:p>6,5370166301727</text:p>
          </table:table-cell>
          <table:table-cell office:value-type="float" office:value="-73.609717332633" calcext:value-type="float">
            <text:p>-73,60971733263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33</text:p>
          </table:table-cell>
          <table:table-cell office:value-type="float" office:value="3.1615346670151" calcext:value-type="float">
            <text:p>3,1615346670151</text:p>
          </table:table-cell>
          <table:table-cell office:value-type="float" office:value="6.7013502120972" calcext:value-type="float">
            <text:p>6,7013502120972</text:p>
          </table:table-cell>
          <table:table-cell office:value-type="float" office:value="-126.10272085591" calcext:value-type="float">
            <text:p>-126,1027208559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44</text:p>
          </table:table-cell>
          <table:table-cell office:value-type="float" office:value="3.8078489899635" calcext:value-type="float">
            <text:p>3,8078489899635</text:p>
          </table:table-cell>
          <table:table-cell office:value-type="float" office:value="6.5760231018066" calcext:value-type="float">
            <text:p>6,5760231018066</text:p>
          </table:table-cell>
          <table:table-cell office:value-type="float" office:value="-135.32863149218" calcext:value-type="float">
            <text:p>-135,328631492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55</text:p>
          </table:table-cell>
          <table:table-cell office:value-type="float" office:value="4.9130982160568" calcext:value-type="float">
            <text:p>4,9130982160568</text:p>
          </table:table-cell>
          <table:table-cell office:value-type="float" office:value="5.2560925483704" calcext:value-type="float">
            <text:p>5,2560925483704</text:p>
          </table:table-cell>
          <table:table-cell office:value-type="float" office:value="62.535556258669" calcext:value-type="float">
            <text:p>62,53555625866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66</text:p>
          </table:table-cell>
          <table:table-cell office:value-type="float" office:value="6.0758864879608" calcext:value-type="float">
            <text:p>6,0758864879608</text:p>
          </table:table-cell>
          <table:table-cell office:value-type="float" office:value="6.1255496740341" calcext:value-type="float">
            <text:p>6,1255496740341</text:p>
          </table:table-cell>
          <table:table-cell office:value-type="float" office:value="1.0667257366856" calcext:value-type="float">
            <text:p>1,066725736685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77</text:p>
          </table:table-cell>
          <table:table-cell office:value-type="float" office:value="8.5726499557495" calcext:value-type="float">
            <text:p>8,5726499557495</text:p>
          </table:table-cell>
          <table:table-cell office:value-type="float" office:value="6.9509011507034" calcext:value-type="float">
            <text:p>6,9509011507034</text:p>
          </table:table-cell>
          <table:table-cell office:value-type="float" office:value="-118.20260734315" calcext:value-type="float">
            <text:p>-118,2026073431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88</text:p>
          </table:table-cell>
          <table:table-cell office:value-type="float" office:value="-1.527444422245" calcext:value-type="float">
            <text:p>-1,527444422245</text:p>
          </table:table-cell>
          <table:table-cell office:value-type="float" office:value="7.5011956691742" calcext:value-type="float">
            <text:p>7,5011956691742</text:p>
          </table:table-cell>
          <table:table-cell office:value-type="float" office:value="-0.1413690988093" calcext:value-type="float">
            <text:p>-0,141369098809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99</text:p>
          </table:table-cell>
          <table:table-cell office:value-type="float" office:value="0.016061844071373" calcext:value-type="float">
            <text:p>0,016061844071373</text:p>
          </table:table-cell>
          <table:table-cell office:value-type="float" office:value="7.6936626434326" calcext:value-type="float">
            <text:p>7,6936626434326</text:p>
          </table:table-cell>
          <table:table-cell office:value-type="float" office:value="-13.648256564596" calcext:value-type="float">
            <text:p>-13,64825656459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10</text:p>
          </table:table-cell>
          <table:table-cell office:value-type="float" office:value="1.4635710418224" calcext:value-type="float">
            <text:p>1,4635710418224</text:p>
          </table:table-cell>
          <table:table-cell office:value-type="float" office:value="7.4983561038971" calcext:value-type="float">
            <text:p>7,4983561038971</text:p>
          </table:table-cell>
          <table:table-cell office:value-type="float" office:value="0.15256036767012" calcext:value-type="float">
            <text:p>0,1525603676701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21</text:p>
          </table:table-cell>
          <table:table-cell office:value-type="float" office:value="4.2747059464455" calcext:value-type="float">
            <text:p>4,2747059464455</text:p>
          </table:table-cell>
          <table:table-cell office:value-type="float" office:value="6.8454819917679" calcext:value-type="float">
            <text:p>6,8454819917679</text:p>
          </table:table-cell>
          <table:table-cell office:value-type="float" office:value="-173.75050684449" calcext:value-type="float">
            <text:p>-173,7505068444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32</text:p>
          </table:table-cell>
          <table:table-cell office:value-type="float" office:value="4.7840532660484" calcext:value-type="float">
            <text:p>4,7840532660484</text:p>
          </table:table-cell>
          <table:table-cell office:value-type="float" office:value="7.2584116458893" calcext:value-type="float">
            <text:p>7,2584116458893</text:p>
          </table:table-cell>
          <table:table-cell office:value-type="float" office:value="20.372800576459" calcext:value-type="float">
            <text:p>20,37280057645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43</text:p>
          </table:table-cell>
          <table:table-cell office:value-type="float" office:value="6.1190247535706" calcext:value-type="float">
            <text:p>6,1190247535706</text:p>
          </table:table-cell>
          <table:table-cell office:value-type="float" office:value="7.7910822629929" calcext:value-type="float">
            <text:p>7,7910822629929</text:p>
          </table:table-cell>
          <table:table-cell office:value-type="float" office:value="-21.821265197863" calcext:value-type="float">
            <text:p>-21,82126519786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54</text:p>
          </table:table-cell>
          <table:table-cell office:value-type="float" office:value="8.4240359067917" calcext:value-type="float">
            <text:p>8,4240359067917</text:p>
          </table:table-cell>
          <table:table-cell office:value-type="float" office:value="8.210785984993" calcext:value-type="float">
            <text:p>8,210785984993</text:p>
          </table:table-cell>
          <table:table-cell office:value-type="float" office:value="-89.737993896387" calcext:value-type="float">
            <text:p>-89,73799389638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65</text:p>
          </table:table-cell>
          <table:table-cell office:value-type="float" office:value="0.36258820444345" calcext:value-type="float">
            <text:p>0,36258820444345</text:p>
          </table:table-cell>
          <table:table-cell office:value-type="float" office:value="9.780797958374" calcext:value-type="float">
            <text:p>9,780797958374</text:p>
          </table:table-cell>
          <table:table-cell office:value-type="float" office:value="-158.74105653945" calcext:value-type="float">
            <text:p>-158,7410565394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76</text:p>
          </table:table-cell>
          <table:table-cell office:value-type="float" office:value="1.295725107193" calcext:value-type="float">
            <text:p>1,295725107193</text:p>
          </table:table-cell>
          <table:table-cell office:value-type="float" office:value="9.533913731575" calcext:value-type="float">
            <text:p>9,533913731575</text:p>
          </table:table-cell>
          <table:table-cell office:value-type="float" office:value="151.51545196582" calcext:value-type="float">
            <text:p>151,5154519658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87</text:p>
          </table:table-cell>
          <table:table-cell office:value-type="float" office:value="1.8756785988808" calcext:value-type="float">
            <text:p>1,8756785988808</text:p>
          </table:table-cell>
          <table:table-cell office:value-type="float" office:value="9.3678158521652" calcext:value-type="float">
            <text:p>9,3678158521652</text:p>
          </table:table-cell>
          <table:table-cell office:value-type="float" office:value="-32.458186908892" calcext:value-type="float">
            <text:p>-32,45818690889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98</text:p>
          </table:table-cell>
          <table:table-cell office:value-type="float" office:value="3.960557281971" calcext:value-type="float">
            <text:p>3,960557281971</text:p>
          </table:table-cell>
          <table:table-cell office:value-type="float" office:value="9.9080216884613" calcext:value-type="float">
            <text:p>9,9080216884613</text:p>
          </table:table-cell>
          <table:table-cell office:value-type="float" office:value="-106.26176815883" calcext:value-type="float">
            <text:p>-106,261768158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09</text:p>
          </table:table-cell>
          <table:table-cell office:value-type="float" office:value="5.1944601535797" calcext:value-type="float">
            <text:p>5,1944601535797</text:p>
          </table:table-cell>
          <table:table-cell office:value-type="float" office:value="8.0920565128326" calcext:value-type="float">
            <text:p>8,0920565128326</text:p>
          </table:table-cell>
          <table:table-cell office:value-type="float" office:value="83.73320786057" calcext:value-type="float">
            <text:p>83,7332078605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20</text:p>
          </table:table-cell>
          <table:table-cell office:value-type="float" office:value="6.2766230106354" calcext:value-type="float">
            <text:p>6,2766230106354</text:p>
          </table:table-cell>
          <table:table-cell office:value-type="float" office:value="9.6211850643158" calcext:value-type="float">
            <text:p>9,6211850643158</text:p>
          </table:table-cell>
          <table:table-cell office:value-type="float" office:value="-48.991897303587" calcext:value-type="float">
            <text:p>-48,9918973035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31</text:p>
          </table:table-cell>
          <table:table-cell office:value-type="float" office:value="7.4705338478088" calcext:value-type="float">
            <text:p>7,4705338478088</text:p>
          </table:table-cell>
          <table:table-cell office:value-type="float" office:value="8.9983147382736" calcext:value-type="float">
            <text:p>8,9983147382736</text:p>
          </table:table-cell>
          <table:table-cell office:value-type="float" office:value="0.081296759556718" calcext:value-type="float">
            <text:p>0,08129675955671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42</text:p>
          </table:table-cell>
          <table:table-cell office:value-type="float" office:value="-0.94491079449654" calcext:value-type="float">
            <text:p>-0,94491079449654</text:p>
          </table:table-cell>
          <table:table-cell office:value-type="float" office:value="10.218210220337" calcext:value-type="float">
            <text:p>10,218210220337</text:p>
          </table:table-cell>
          <table:table-cell office:value-type="float" office:value="-15.875031614" calcext:value-type="float">
            <text:p>-15,87503161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53</text:p>
          </table:table-cell>
          <table:table-cell office:value-type="float" office:value="1.2512423098087" calcext:value-type="float">
            <text:p>1,2512423098087</text:p>
          </table:table-cell>
          <table:table-cell office:value-type="float" office:value="10.032060146332" calcext:value-type="float">
            <text:p>10,032060146332</text:p>
          </table:table-cell>
          <table:table-cell office:value-type="float" office:value="-174.46451430108" calcext:value-type="float">
            <text:p>-174,464514301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-1.2505148351192" calcext:value-type="float">
            <text:p>-1,2505148351192</text:p>
          </table:table-cell>
          <table:table-cell office:value-type="float" office:value="0.39613839238882" calcext:value-type="float">
            <text:p>0,39613839238882</text:p>
          </table:table-cell>
          <table:table-cell office:value-type="float" office:value="3.0518652527196" calcext:value-type="float">
            <text:p>3,051865252719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14</text:p>
          </table:table-cell>
          <table:table-cell office:value-type="float" office:value="0.57992696762085" calcext:value-type="float">
            <text:p>0,57992696762085</text:p>
          </table:table-cell>
          <table:table-cell office:value-type="float" office:value="0.48842802643776" calcext:value-type="float">
            <text:p>0,48842802643776</text:p>
          </table:table-cell>
          <table:table-cell office:value-type="float" office:value="-49.547828686465" calcext:value-type="float">
            <text:p>-49,5478286864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25</text:p>
          </table:table-cell>
          <table:table-cell office:value-type="float" office:value="1.6303105652332" calcext:value-type="float">
            <text:p>1,6303105652332</text:p>
          </table:table-cell>
          <table:table-cell office:value-type="float" office:value="0.38596630096436" calcext:value-type="float">
            <text:p>0,38596630096436</text:p>
          </table:table-cell>
          <table:table-cell office:value-type="float" office:value="17.214781349632" calcext:value-type="float">
            <text:p>17,21478134963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36</text:p>
          </table:table-cell>
          <table:table-cell office:value-type="float" office:value="2.6375064253807" calcext:value-type="float">
            <text:p>2,6375064253807</text:p>
          </table:table-cell>
          <table:table-cell office:value-type="float" office:value="0.087822051718831" calcext:value-type="float">
            <text:p>0,087822051718831</text:p>
          </table:table-cell>
          <table:table-cell office:value-type="float" office:value="-22.612392143079" calcext:value-type="float">
            <text:p>-22,61239214307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47</text:p>
          </table:table-cell>
          <table:table-cell office:value-type="float" office:value="4.0643471479416" calcext:value-type="float">
            <text:p>4,0643471479416</text:p>
          </table:table-cell>
          <table:table-cell office:value-type="float" office:value="0.000749184837332" calcext:value-type="float">
            <text:p>0,000749184837332</text:p>
          </table:table-cell>
          <table:table-cell office:value-type="float" office:value="0.0039239369175593" calcext:value-type="float">
            <text:p>0,003923936917559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58</text:p>
          </table:table-cell>
          <table:table-cell office:value-type="float" office:value="7.7644288539886" calcext:value-type="float">
            <text:p>7,7644288539886</text:p>
          </table:table-cell>
          <table:table-cell office:value-type="float" office:value="-0.12745542451739" calcext:value-type="float">
            <text:p>-0,12745542451739</text:p>
          </table:table-cell>
          <table:table-cell office:value-type="float" office:value="-92.792657530232" calcext:value-type="float">
            <text:p>-92,7926575302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69</text:p>
          </table:table-cell>
          <table:table-cell office:value-type="float" office:value="8.3327978849411" calcext:value-type="float">
            <text:p>8,3327978849411</text:p>
          </table:table-cell>
          <table:table-cell office:value-type="float" office:value="1.2342101335526" calcext:value-type="float">
            <text:p>1,2342101335526</text:p>
          </table:table-cell>
          <table:table-cell office:value-type="float" office:value="-113.2976363419" calcext:value-type="float">
            <text:p>-113,297636341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80</text:p>
          </table:table-cell>
          <table:table-cell office:value-type="float" office:value="-1.5795353055" calcext:value-type="float">
            <text:p>-1,5795353055</text:p>
          </table:table-cell>
          <table:table-cell office:value-type="float" office:value="2.4723252654076" calcext:value-type="float">
            <text:p>2,4723252654076</text:p>
          </table:table-cell>
          <table:table-cell office:value-type="float" office:value="-32.434132448427" calcext:value-type="float">
            <text:p>-32,4341324484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91</text:p>
          </table:table-cell>
          <table:table-cell office:value-type="float" office:value="1.2096385657787" calcext:value-type="float">
            <text:p>1,2096385657787</text:p>
          </table:table-cell>
          <table:table-cell office:value-type="float" office:value="0.71397192776203" calcext:value-type="float">
            <text:p>0,71397192776203</text:p>
          </table:table-cell>
          <table:table-cell office:value-type="float" office:value="110.15552244369" calcext:value-type="float">
            <text:p>110,1555224436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02</text:p>
          </table:table-cell>
          <table:table-cell office:value-type="float" office:value="1.9571866095066" calcext:value-type="float">
            <text:p>1,9571866095066</text:p>
          </table:table-cell>
          <table:table-cell office:value-type="float" office:value="0.88096208870411" calcext:value-type="float">
            <text:p>0,88096208870411</text:p>
          </table:table-cell>
          <table:table-cell office:value-type="float" office:value="96.759723250274" calcext:value-type="float">
            <text:p>96,75972325027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13</text:p>
          </table:table-cell>
          <table:table-cell office:value-type="float" office:value="2.6540431380272" calcext:value-type="float">
            <text:p>2,6540431380272</text:p>
          </table:table-cell>
          <table:table-cell office:value-type="float" office:value="1.8395781517029" calcext:value-type="float">
            <text:p>1,8395781517029</text:p>
          </table:table-cell>
          <table:table-cell office:value-type="float" office:value="-19.554926711283" calcext:value-type="float">
            <text:p>-19,55492671128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24</text:p>
          </table:table-cell>
          <table:table-cell office:value-type="float" office:value="6.6823863983154" calcext:value-type="float">
            <text:p>6,6823863983154</text:p>
          </table:table-cell>
          <table:table-cell office:value-type="float" office:value="1.3470247387886" calcext:value-type="float">
            <text:p>1,3470247387886</text:p>
          </table:table-cell>
          <table:table-cell office:value-type="float" office:value="-149.30004982432" calcext:value-type="float">
            <text:p>-149,3000498243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35</text:p>
          </table:table-cell>
          <table:table-cell office:value-type="float" office:value="7.8257256746292" calcext:value-type="float">
            <text:p>7,8257256746292</text:p>
          </table:table-cell>
          <table:table-cell office:value-type="float" office:value="2.4100153148174" calcext:value-type="float">
            <text:p>2,4100153148174</text:p>
          </table:table-cell>
          <table:table-cell office:value-type="float" office:value="-138.57721371256" calcext:value-type="float">
            <text:p>-138,5772137125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46</text:p>
          </table:table-cell>
          <table:table-cell office:value-type="float" office:value="8.5210907459259" calcext:value-type="float">
            <text:p>8,5210907459259</text:p>
          </table:table-cell>
          <table:table-cell office:value-type="float" office:value="2.8304573893547" calcext:value-type="float">
            <text:p>2,8304573893547</text:p>
          </table:table-cell>
          <table:table-cell office:value-type="float" office:value="-114.27960502114" calcext:value-type="float">
            <text:p>-114,279605021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57</text:p>
          </table:table-cell>
          <table:table-cell office:value-type="float" office:value="-1.5850052237511" calcext:value-type="float">
            <text:p>-1,5850052237511</text:p>
          </table:table-cell>
          <table:table-cell office:value-type="float" office:value="3.2962220907211" calcext:value-type="float">
            <text:p>3,2962220907211</text:p>
          </table:table-cell>
          <table:table-cell office:value-type="float" office:value="-6.4634702577712" calcext:value-type="float">
            <text:p>-6,463470257771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68</text:p>
          </table:table-cell>
          <table:table-cell office:value-type="float" office:value="0.76145522296429" calcext:value-type="float">
            <text:p>0,76145522296429</text:p>
          </table:table-cell>
          <table:table-cell office:value-type="float" office:value="4.2060542106628" calcext:value-type="float">
            <text:p>4,2060542106628</text:p>
          </table:table-cell>
          <table:table-cell office:value-type="float" office:value="-103.50517482515" calcext:value-type="float">
            <text:p>-103,505174825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79</text:p>
          </table:table-cell>
          <table:table-cell office:value-type="float" office:value="1.4992940425873" calcext:value-type="float">
            <text:p>1,4992940425873</text:p>
          </table:table-cell>
          <table:table-cell office:value-type="float" office:value="2.5702640414238" calcext:value-type="float">
            <text:p>2,5702640414238</text:p>
          </table:table-cell>
          <table:table-cell office:value-type="float" office:value="26.228806015792" calcext:value-type="float">
            <text:p>26,22880601579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90</text:p>
          </table:table-cell>
          <table:table-cell office:value-type="float" office:value="3.4379330277443" calcext:value-type="float">
            <text:p>3,4379330277443</text:p>
          </table:table-cell>
          <table:table-cell office:value-type="float" office:value="2.4758470058441" calcext:value-type="float">
            <text:p>2,4758470058441</text:p>
          </table:table-cell>
          <table:table-cell office:value-type="float" office:value="-30.755585545947" calcext:value-type="float">
            <text:p>-30,75558554594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01</text:p>
          </table:table-cell>
          <table:table-cell office:value-type="float" office:value="5.3592866659164" calcext:value-type="float">
            <text:p>5,3592866659164</text:p>
          </table:table-cell>
          <table:table-cell office:value-type="float" office:value="2.1816861629486" calcext:value-type="float">
            <text:p>2,1816861629486</text:p>
          </table:table-cell>
          <table:table-cell office:value-type="float" office:value="111.89279434787" calcext:value-type="float">
            <text:p>111,892794347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12</text:p>
          </table:table-cell>
          <table:table-cell office:value-type="float" office:value="6.58587038517" calcext:value-type="float">
            <text:p>6,58587038517</text:p>
          </table:table-cell>
          <table:table-cell office:value-type="float" office:value="3.7307423353195" calcext:value-type="float">
            <text:p>3,7307423353195</text:p>
          </table:table-cell>
          <table:table-cell office:value-type="float" office:value="-76.499833422861" calcext:value-type="float">
            <text:p>-76,49983342286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23</text:p>
          </table:table-cell>
          <table:table-cell office:value-type="float" office:value="8.1893718242645" calcext:value-type="float">
            <text:p>8,1893718242645</text:p>
          </table:table-cell>
          <table:table-cell office:value-type="float" office:value="3.3582350611687" calcext:value-type="float">
            <text:p>3,3582350611687</text:p>
          </table:table-cell>
          <table:table-cell office:value-type="float" office:value="-23.002701390321" calcext:value-type="float">
            <text:p>-23,0027013903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34</text:p>
          </table:table-cell>
          <table:table-cell office:value-type="float" office:value="-1.5843062102795" calcext:value-type="float">
            <text:p>-1,5843062102795</text:p>
          </table:table-cell>
          <table:table-cell office:value-type="float" office:value="4.0409445762634" calcext:value-type="float">
            <text:p>4,0409445762634</text:p>
          </table:table-cell>
          <table:table-cell office:value-type="float" office:value="47.779511494242" calcext:value-type="float">
            <text:p>47,77951149424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45</text:p>
          </table:table-cell>
          <table:table-cell office:value-type="float" office:value="0.89651890099049" calcext:value-type="float">
            <text:p>0,89651890099049</text:p>
          </table:table-cell>
          <table:table-cell office:value-type="float" office:value="5.6776547431946" calcext:value-type="float">
            <text:p>5,6776547431946</text:p>
          </table:table-cell>
          <table:table-cell office:value-type="float" office:value="-91.293025927938" calcext:value-type="float">
            <text:p>-91,29302592793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56</text:p>
          </table:table-cell>
          <table:table-cell office:value-type="float" office:value="2.5722759962082" calcext:value-type="float">
            <text:p>2,5722759962082</text:p>
          </table:table-cell>
          <table:table-cell office:value-type="float" office:value="5.721640586853" calcext:value-type="float">
            <text:p>5,721640586853</text:p>
          </table:table-cell>
          <table:table-cell office:value-type="float" office:value="-130.4997532231" calcext:value-type="float">
            <text:p>-130,499753223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67</text:p>
          </table:table-cell>
          <table:table-cell office:value-type="float" office:value="2.86356985569" calcext:value-type="float">
            <text:p>2,86356985569</text:p>
          </table:table-cell>
          <table:table-cell office:value-type="float" office:value="4.7672262787819" calcext:value-type="float">
            <text:p>4,7672262787819</text:p>
          </table:table-cell>
          <table:table-cell office:value-type="float" office:value="-65.526304730944" calcext:value-type="float">
            <text:p>-65,52630473094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78</text:p>
          </table:table-cell>
          <table:table-cell office:value-type="float" office:value="5.8879339694977" calcext:value-type="float">
            <text:p>5,8879339694977</text:p>
          </table:table-cell>
          <table:table-cell office:value-type="float" office:value="5.4120051860809" calcext:value-type="float">
            <text:p>5,4120051860809</text:p>
          </table:table-cell>
          <table:table-cell office:value-type="float" office:value="-63.523326709772" calcext:value-type="float">
            <text:p>-63,52332670977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89</text:p>
          </table:table-cell>
          <table:table-cell office:value-type="float" office:value="6.3293993473053" calcext:value-type="float">
            <text:p>6,3293993473053</text:p>
          </table:table-cell>
          <table:table-cell office:value-type="float" office:value="5.3301727771759" calcext:value-type="float">
            <text:p>5,3301727771759</text:p>
          </table:table-cell>
          <table:table-cell office:value-type="float" office:value="10.460417836335" calcext:value-type="float">
            <text:p>10,46041783633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00</text:p>
          </table:table-cell>
          <table:table-cell office:value-type="float" office:value="7.6236641407013" calcext:value-type="float">
            <text:p>7,6236641407013</text:p>
          </table:table-cell>
          <table:table-cell office:value-type="float" office:value="3.9308342337608" calcext:value-type="float">
            <text:p>3,9308342337608</text:p>
          </table:table-cell>
          <table:table-cell office:value-type="float" office:value="41.129536309819" calcext:value-type="float">
            <text:p>41,1295363098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11</text:p>
          </table:table-cell>
          <table:table-cell office:value-type="float" office:value="-1.0225603729486" calcext:value-type="float">
            <text:p>-1,0225603729486</text:p>
          </table:table-cell>
          <table:table-cell office:value-type="float" office:value="7.0785200595856" calcext:value-type="float">
            <text:p>7,0785200595856</text:p>
          </table:table-cell>
          <table:table-cell office:value-type="float" office:value="-85.594736087094" calcext:value-type="float">
            <text:p>-85,59473608709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22</text:p>
          </table:table-cell>
          <table:table-cell office:value-type="float" office:value="0.85864208638668" calcext:value-type="float">
            <text:p>0,85864208638668</text:p>
          </table:table-cell>
          <table:table-cell office:value-type="float" office:value="6.6902768611908" calcext:value-type="float">
            <text:p>6,6902768611908</text:p>
          </table:table-cell>
          <table:table-cell office:value-type="float" office:value="-72.016902030653" calcext:value-type="float">
            <text:p>-72,016902030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33</text:p>
          </table:table-cell>
          <table:table-cell office:value-type="float" office:value="3.0024352669716" calcext:value-type="float">
            <text:p>3,0024352669716</text:p>
          </table:table-cell>
          <table:table-cell office:value-type="float" office:value="6.8562966585159" calcext:value-type="float">
            <text:p>6,8562966585159</text:p>
          </table:table-cell>
          <table:table-cell office:value-type="float" office:value="-35.371503252892" calcext:value-type="float">
            <text:p>-35,37150325289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44</text:p>
          </table:table-cell>
          <table:table-cell office:value-type="float" office:value="3.991753757" calcext:value-type="float">
            <text:p>3,991753757</text:p>
          </table:table-cell>
          <table:table-cell office:value-type="float" office:value="6.4404046535492" calcext:value-type="float">
            <text:p>6,4404046535492</text:p>
          </table:table-cell>
          <table:table-cell office:value-type="float" office:value="136.30589861779" calcext:value-type="float">
            <text:p>136,3058986177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55</text:p>
          </table:table-cell>
          <table:table-cell office:value-type="float" office:value="4.8223716020584" calcext:value-type="float">
            <text:p>4,8223716020584</text:p>
          </table:table-cell>
          <table:table-cell office:value-type="float" office:value="4.9081939458847" calcext:value-type="float">
            <text:p>4,9081939458847</text:p>
          </table:table-cell>
          <table:table-cell office:value-type="float" office:value="79.289358132964" calcext:value-type="float">
            <text:p>79,28935813296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66</text:p>
          </table:table-cell>
          <table:table-cell office:value-type="float" office:value="5.6931746006012" calcext:value-type="float">
            <text:p>5,6931746006012</text:p>
          </table:table-cell>
          <table:table-cell office:value-type="float" office:value="6.0893154144287" calcext:value-type="float">
            <text:p>6,0893154144287</text:p>
          </table:table-cell>
          <table:table-cell office:value-type="float" office:value="6.9644167829471" calcext:value-type="float">
            <text:p>6,964416782947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77</text:p>
          </table:table-cell>
          <table:table-cell office:value-type="float" office:value="8.8334715366364" calcext:value-type="float">
            <text:p>8,8334715366364</text:p>
          </table:table-cell>
          <table:table-cell office:value-type="float" office:value="7.1475183963776" calcext:value-type="float">
            <text:p>7,1475183963776</text:p>
          </table:table-cell>
          <table:table-cell office:value-type="float" office:value="-149.94710114352" calcext:value-type="float">
            <text:p>-149,9471011435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88</text:p>
          </table:table-cell>
          <table:table-cell office:value-type="float" office:value="-1.5850006043911" calcext:value-type="float">
            <text:p>-1,5850006043911</text:p>
          </table:table-cell>
          <table:table-cell office:value-type="float" office:value="7.5355535745621" calcext:value-type="float">
            <text:p>7,5355535745621</text:p>
          </table:table-cell>
          <table:table-cell office:value-type="float" office:value="-10.110943085828" calcext:value-type="float">
            <text:p>-10,11094308582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99</text:p>
          </table:table-cell>
          <table:table-cell office:value-type="float" office:value="-0.35775192081928" calcext:value-type="float">
            <text:p>-0,35775192081928</text:p>
          </table:table-cell>
          <table:table-cell office:value-type="float" office:value="7.8026884794235" calcext:value-type="float">
            <text:p>7,8026884794235</text:p>
          </table:table-cell>
          <table:table-cell office:value-type="float" office:value="-17.33301209796" calcext:value-type="float">
            <text:p>-17,3330120979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10</text:p>
          </table:table-cell>
          <table:table-cell office:value-type="float" office:value="1.0651697218418" calcext:value-type="float">
            <text:p>1,0651697218418</text:p>
          </table:table-cell>
          <table:table-cell office:value-type="float" office:value="7.4973458051682" calcext:value-type="float">
            <text:p>7,4973458051682</text:p>
          </table:table-cell>
          <table:table-cell office:value-type="float" office:value="0.054421915471032" calcext:value-type="float">
            <text:p>0,05442191547103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21</text:p>
          </table:table-cell>
          <table:table-cell office:value-type="float" office:value="4.2822498083115" calcext:value-type="float">
            <text:p>4,2822498083115</text:p>
          </table:table-cell>
          <table:table-cell office:value-type="float" office:value="7.0723927021027" calcext:value-type="float">
            <text:p>7,0723927021027</text:p>
          </table:table-cell>
          <table:table-cell office:value-type="float" office:value="-85.247176467993" calcext:value-type="float">
            <text:p>-85,24717646799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32</text:p>
          </table:table-cell>
          <table:table-cell office:value-type="float" office:value="4.6331310272217" calcext:value-type="float">
            <text:p>4,6331310272217</text:p>
          </table:table-cell>
          <table:table-cell office:value-type="float" office:value="7.4026417732239" calcext:value-type="float">
            <text:p>7,4026417732239</text:p>
          </table:table-cell>
          <table:table-cell office:value-type="float" office:value="-57.541576920042" calcext:value-type="float">
            <text:p>-57,54157692004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43</text:p>
          </table:table-cell>
          <table:table-cell office:value-type="float" office:value="5.7977277040482" calcext:value-type="float">
            <text:p>5,7977277040482</text:p>
          </table:table-cell>
          <table:table-cell office:value-type="float" office:value="7.9577428102493" calcext:value-type="float">
            <text:p>7,9577428102493</text:p>
          </table:table-cell>
          <table:table-cell office:value-type="float" office:value="-30.601329484563" calcext:value-type="float">
            <text:p>-30,60132948456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54</text:p>
          </table:table-cell>
          <table:table-cell office:value-type="float" office:value="8.5031938552856" calcext:value-type="float">
            <text:p>8,5031938552856</text:p>
          </table:table-cell>
          <table:table-cell office:value-type="float" office:value="8.4522646665573" calcext:value-type="float">
            <text:p>8,4522646665573</text:p>
          </table:table-cell>
          <table:table-cell office:value-type="float" office:value="-110.47127140555" calcext:value-type="float">
            <text:p>-110,4712714055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65</text:p>
          </table:table-cell>
          <table:table-cell office:value-type="float" office:value="0.58228451758623" calcext:value-type="float">
            <text:p>0,58228451758623</text:p>
          </table:table-cell>
          <table:table-cell office:value-type="float" office:value="9.8877447843552" calcext:value-type="float">
            <text:p>9,8877447843552</text:p>
          </table:table-cell>
          <table:table-cell office:value-type="float" office:value="-153.6488092629" calcext:value-type="float">
            <text:p>-153,648809262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76</text:p>
          </table:table-cell>
          <table:table-cell office:value-type="float" office:value="1.2217400223017" calcext:value-type="float">
            <text:p>1,2217400223017</text:p>
          </table:table-cell>
          <table:table-cell office:value-type="float" office:value="9.3214988708496" calcext:value-type="float">
            <text:p>9,3214988708496</text:p>
          </table:table-cell>
          <table:table-cell office:value-type="float" office:value="61.913604948931" calcext:value-type="float">
            <text:p>61,91360494893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87</text:p>
          </table:table-cell>
          <table:table-cell office:value-type="float" office:value="1.7218686640263" calcext:value-type="float">
            <text:p>1,7218686640263</text:p>
          </table:table-cell>
          <table:table-cell office:value-type="float" office:value="9.2160022258759" calcext:value-type="float">
            <text:p>9,2160022258759</text:p>
          </table:table-cell>
          <table:table-cell office:value-type="float" office:value="54.300402380099" calcext:value-type="float">
            <text:p>54,30040238009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98</text:p>
          </table:table-cell>
          <table:table-cell office:value-type="float" office:value="4.1594433784485" calcext:value-type="float">
            <text:p>4,1594433784485</text:p>
          </table:table-cell>
          <table:table-cell office:value-type="float" office:value="10.155827999115" calcext:value-type="float">
            <text:p>10,155827999115</text:p>
          </table:table-cell>
          <table:table-cell office:value-type="float" office:value="-134.80074542343" calcext:value-type="float">
            <text:p>-134,800745423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09</text:p>
          </table:table-cell>
          <table:table-cell office:value-type="float" office:value="5.1999926567078" calcext:value-type="float">
            <text:p>5,1999926567078</text:p>
          </table:table-cell>
          <table:table-cell office:value-type="float" office:value="7.7146935462952" calcext:value-type="float">
            <text:p>7,7146935462952</text:p>
          </table:table-cell>
          <table:table-cell office:value-type="float" office:value="93.308051680304" calcext:value-type="float">
            <text:p>93,3080516803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20</text:p>
          </table:table-cell>
          <table:table-cell office:value-type="float" office:value="6.0875499248505" calcext:value-type="float">
            <text:p>6,0875499248505</text:p>
          </table:table-cell>
          <table:table-cell office:value-type="float" office:value="9.9355727434158" calcext:value-type="float">
            <text:p>9,9355727434158</text:p>
          </table:table-cell>
          <table:table-cell office:value-type="float" office:value="-62.151655270036" calcext:value-type="float">
            <text:p>-62,1516552700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31</text:p>
          </table:table-cell>
          <table:table-cell office:value-type="float" office:value="7.0953094959259" calcext:value-type="float">
            <text:p>7,0953094959259</text:p>
          </table:table-cell>
          <table:table-cell office:value-type="float" office:value="8.9741289615631" calcext:value-type="float">
            <text:p>8,9741289615631</text:p>
          </table:table-cell>
          <table:table-cell office:value-type="float" office:value="9.4428022575986" calcext:value-type="float">
            <text:p>9,442802257598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42</text:p>
          </table:table-cell>
          <table:table-cell office:value-type="float" office:value="-1.0793425142765" calcext:value-type="float">
            <text:p>-1,0793425142765</text:p>
          </table:table-cell>
          <table:table-cell office:value-type="float" office:value="10.083771944046" calcext:value-type="float">
            <text:p>10,083771944046</text:p>
          </table:table-cell>
          <table:table-cell office:value-type="float" office:value="-14.949442284882" calcext:value-type="float">
            <text:p>-14,9494422848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53</text:p>
          </table:table-cell>
          <table:table-cell office:value-type="float" office:value="1.3856196403503" calcext:value-type="float">
            <text:p>1,3856196403503</text:p>
          </table:table-cell>
          <table:table-cell office:value-type="float" office:value="10.305128097534" calcext:value-type="float">
            <text:p>10,305128097534</text:p>
          </table:table-cell>
          <table:table-cell office:value-type="float" office:value="-120.80035240028" calcext:value-type="float">
            <text:p>-120,800352400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-1.4149478077888" calcext:value-type="float">
            <text:p>-1,4149478077888</text:p>
          </table:table-cell>
          <table:table-cell office:value-type="float" office:value="0.59208314865828" calcext:value-type="float">
            <text:p>0,59208314865828</text:p>
          </table:table-cell>
          <table:table-cell office:value-type="float" office:value="-2.1312305359704" calcext:value-type="float">
            <text:p>-2,13123053597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14</text:p>
          </table:table-cell>
          <table:table-cell office:value-type="float" office:value="0.52866261452436" calcext:value-type="float">
            <text:p>0,52866261452436</text:p>
          </table:table-cell>
          <table:table-cell office:value-type="float" office:value="0.68420127034187" calcext:value-type="float">
            <text:p>0,68420127034187</text:p>
          </table:table-cell>
          <table:table-cell office:value-type="float" office:value="-86.811379262596" calcext:value-type="float">
            <text:p>-86,81137926259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25</text:p>
          </table:table-cell>
          <table:table-cell office:value-type="float" office:value="1.6657558083534" calcext:value-type="float">
            <text:p>1,6657558083534</text:p>
          </table:table-cell>
          <table:table-cell office:value-type="float" office:value="0.1663788408041" calcext:value-type="float">
            <text:p>0,1663788408041</text:p>
          </table:table-cell>
          <table:table-cell office:value-type="float" office:value="108.04538590134" calcext:value-type="float">
            <text:p>108,0453859013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36</text:p>
          </table:table-cell>
          <table:table-cell office:value-type="float" office:value="2.3991899192333" calcext:value-type="float">
            <text:p>2,3991899192333</text:p>
          </table:table-cell>
          <table:table-cell office:value-type="float" office:value="0.32169453799725" calcext:value-type="float">
            <text:p>0,32169453799725</text:p>
          </table:table-cell>
          <table:table-cell office:value-type="float" office:value="-50.695065859776" calcext:value-type="float">
            <text:p>-50,69506585977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47</text:p>
          </table:table-cell>
          <table:table-cell office:value-type="float" office:value="3.6766237020493" calcext:value-type="float">
            <text:p>3,6766237020493</text:p>
          </table:table-cell>
          <table:table-cell office:value-type="float" office:value="0.012626980897039" calcext:value-type="float">
            <text:p>0,012626980897039</text:p>
          </table:table-cell>
          <table:table-cell office:value-type="float" office:value="-4.3430477855312" calcext:value-type="float">
            <text:p>-4,343047785531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58</text:p>
          </table:table-cell>
          <table:table-cell office:value-type="float" office:value="7.6163756847382" calcext:value-type="float">
            <text:p>7,6163756847382</text:p>
          </table:table-cell>
          <table:table-cell office:value-type="float" office:value="0.03086083335802" calcext:value-type="float">
            <text:p>0,03086083335802</text:p>
          </table:table-cell>
          <table:table-cell office:value-type="float" office:value="-44.600840966413" calcext:value-type="float">
            <text:p>-44,6008409664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69</text:p>
          </table:table-cell>
          <table:table-cell office:value-type="float" office:value="8.561395406723" calcext:value-type="float">
            <text:p>8,561395406723</text:p>
          </table:table-cell>
          <table:table-cell office:value-type="float" office:value="1.4899504184723" calcext:value-type="float">
            <text:p>1,4899504184723</text:p>
          </table:table-cell>
          <table:table-cell office:value-type="float" office:value="-137.32377131274" calcext:value-type="float">
            <text:p>-137,3237713127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80</text:p>
          </table:table-cell>
          <table:table-cell office:value-type="float" office:value="-1.5843147039413" calcext:value-type="float">
            <text:p>-1,5843147039413</text:p>
          </table:table-cell>
          <table:table-cell office:value-type="float" office:value="2.8198418021202" calcext:value-type="float">
            <text:p>2,8198418021202</text:p>
          </table:table-cell>
          <table:table-cell office:value-type="float" office:value="-36.048431305369" calcext:value-type="float">
            <text:p>-36,04843130536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91</text:p>
          </table:table-cell>
          <table:table-cell office:value-type="float" office:value="1.0142213106155" calcext:value-type="float">
            <text:p>1,0142213106155</text:p>
          </table:table-cell>
          <table:table-cell office:value-type="float" office:value="0.60854561626911" calcext:value-type="float">
            <text:p>0,60854561626911</text:p>
          </table:table-cell>
          <table:table-cell office:value-type="float" office:value="19.37471130851" calcext:value-type="float">
            <text:p>19,3747113085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02</text:p>
          </table:table-cell>
          <table:table-cell office:value-type="float" office:value="2.1788139641285" calcext:value-type="float">
            <text:p>2,1788139641285</text:p>
          </table:table-cell>
          <table:table-cell office:value-type="float" office:value="0.87526321411133" calcext:value-type="float">
            <text:p>0,87526321411133</text:p>
          </table:table-cell>
          <table:table-cell office:value-type="float" office:value="-172.69992828369" calcext:value-type="float">
            <text:p>-172,6999282836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13</text:p>
          </table:table-cell>
          <table:table-cell office:value-type="float" office:value="2.3591654002666" calcext:value-type="float">
            <text:p>2,3591654002666</text:p>
          </table:table-cell>
          <table:table-cell office:value-type="float" office:value="1.8006926774979" calcext:value-type="float">
            <text:p>1,8006926774979</text:p>
          </table:table-cell>
          <table:table-cell office:value-type="float" office:value="16.231731244713" calcext:value-type="float">
            <text:p>16,2317312447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24</text:p>
          </table:table-cell>
          <table:table-cell office:value-type="float" office:value="7.0028704404831" calcext:value-type="float">
            <text:p>7,0028704404831</text:p>
          </table:table-cell>
          <table:table-cell office:value-type="float" office:value="1.4490599930286" calcext:value-type="float">
            <text:p>1,4490599930286</text:p>
          </table:table-cell>
          <table:table-cell office:value-type="float" office:value="-174.29311260296" calcext:value-type="float">
            <text:p>-174,2931126029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35</text:p>
          </table:table-cell>
          <table:table-cell office:value-type="float" office:value="8.1414377689362" calcext:value-type="float">
            <text:p>8,1414377689362</text:p>
          </table:table-cell>
          <table:table-cell office:value-type="float" office:value="2.578489780426" calcext:value-type="float">
            <text:p>2,578489780426</text:p>
          </table:table-cell>
          <table:table-cell office:value-type="float" office:value="-156.20508771034" calcext:value-type="float">
            <text:p>-156,205087710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46</text:p>
          </table:table-cell>
          <table:table-cell office:value-type="float" office:value="8.7336981296539" calcext:value-type="float">
            <text:p>8,7336981296539</text:p>
          </table:table-cell>
          <table:table-cell office:value-type="float" office:value="2.7688306570053" calcext:value-type="float">
            <text:p>2,7688306570053</text:p>
          </table:table-cell>
          <table:table-cell office:value-type="float" office:value="155.19541539964" calcext:value-type="float">
            <text:p>155,1954153996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57</text:p>
          </table:table-cell>
          <table:table-cell office:value-type="float" office:value="-1.5850020945072" calcext:value-type="float">
            <text:p>-1,5850020945072</text:p>
          </table:table-cell>
          <table:table-cell office:value-type="float" office:value="3.5123592615128" calcext:value-type="float">
            <text:p>3,5123592615128</text:p>
          </table:table-cell>
          <table:table-cell office:value-type="float" office:value="-13.592528974175" calcext:value-type="float">
            <text:p>-13,59252897417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68</text:p>
          </table:table-cell>
          <table:table-cell office:value-type="float" office:value="0.9230400621891" calcext:value-type="float">
            <text:p>0,9230400621891</text:p>
          </table:table-cell>
          <table:table-cell office:value-type="float" office:value="4.4939666986465" calcext:value-type="float">
            <text:p>4,4939666986465</text:p>
          </table:table-cell>
          <table:table-cell office:value-type="float" office:value="-123.91375128631" calcext:value-type="float">
            <text:p>-123,9137512863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79</text:p>
          </table:table-cell>
          <table:table-cell office:value-type="float" office:value="1.1778420209885" calcext:value-type="float">
            <text:p>1,1778420209885</text:p>
          </table:table-cell>
          <table:table-cell office:value-type="float" office:value="2.5210335850716" calcext:value-type="float">
            <text:p>2,5210335850716</text:p>
          </table:table-cell>
          <table:table-cell office:value-type="float" office:value="2.2592372527927" calcext:value-type="float">
            <text:p>2,259237252792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90</text:p>
          </table:table-cell>
          <table:table-cell office:value-type="float" office:value="3.3687704801559" calcext:value-type="float">
            <text:p>3,3687704801559</text:p>
          </table:table-cell>
          <table:table-cell office:value-type="float" office:value="2.7381455898285" calcext:value-type="float">
            <text:p>2,7381455898285</text:p>
          </table:table-cell>
          <table:table-cell office:value-type="float" office:value="-80.29282548625" calcext:value-type="float">
            <text:p>-80,292825486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01</text:p>
          </table:table-cell>
          <table:table-cell office:value-type="float" office:value="5.4967385530472" calcext:value-type="float">
            <text:p>5,4967385530472</text:p>
          </table:table-cell>
          <table:table-cell office:value-type="float" office:value="1.9977732002735" calcext:value-type="float">
            <text:p>1,9977732002735</text:p>
          </table:table-cell>
          <table:table-cell office:value-type="float" office:value="128.66348218007" calcext:value-type="float">
            <text:p>128,663482180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12</text:p>
          </table:table-cell>
          <table:table-cell office:value-type="float" office:value="6.6344714164734" calcext:value-type="float">
            <text:p>6,6344714164734</text:p>
          </table:table-cell>
          <table:table-cell office:value-type="float" office:value="3.9568141102791" calcext:value-type="float">
            <text:p>3,9568141102791</text:p>
          </table:table-cell>
          <table:table-cell office:value-type="float" office:value="-105.11003102467" calcext:value-type="float">
            <text:p>-105,1100310246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23</text:p>
          </table:table-cell>
          <table:table-cell office:value-type="float" office:value="8.2460415363312" calcext:value-type="float">
            <text:p>8,2460415363312</text:p>
          </table:table-cell>
          <table:table-cell office:value-type="float" office:value="3.5724085569382" calcext:value-type="float">
            <text:p>3,5724085569382</text:p>
          </table:table-cell>
          <table:table-cell office:value-type="float" office:value="-113.71251428203" calcext:value-type="float">
            <text:p>-113,7125142820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34</text:p>
          </table:table-cell>
          <table:table-cell office:value-type="float" office:value="-1.5848150849342" calcext:value-type="float">
            <text:p>-1,5848150849342</text:p>
          </table:table-cell>
          <table:table-cell office:value-type="float" office:value="3.8423225283623" calcext:value-type="float">
            <text:p>3,8423225283623</text:p>
          </table:table-cell>
          <table:table-cell office:value-type="float" office:value="28.815029533046" calcext:value-type="float">
            <text:p>28,8150295330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45</text:p>
          </table:table-cell>
          <table:table-cell office:value-type="float" office:value="0.91718189418316" calcext:value-type="float">
            <text:p>0,91718189418316</text:p>
          </table:table-cell>
          <table:table-cell office:value-type="float" office:value="5.9269893169403" calcext:value-type="float">
            <text:p>5,9269893169403</text:p>
          </table:table-cell>
          <table:table-cell office:value-type="float" office:value="-97.973919977808" calcext:value-type="float">
            <text:p>-97,97391997780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56</text:p>
          </table:table-cell>
          <table:table-cell office:value-type="float" office:value="2.8689807653427" calcext:value-type="float">
            <text:p>2,8689807653427</text:p>
          </table:table-cell>
          <table:table-cell office:value-type="float" office:value="5.8738678693771" calcext:value-type="float">
            <text:p>5,8738678693771</text:p>
          </table:table-cell>
          <table:table-cell office:value-type="float" office:value="-159.37050436712" calcext:value-type="float">
            <text:p>-159,3705043671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67</text:p>
          </table:table-cell>
          <table:table-cell office:value-type="float" office:value="2.9146018624306" calcext:value-type="float">
            <text:p>2,9146018624306</text:p>
          </table:table-cell>
          <table:table-cell office:value-type="float" office:value="4.9938559532166" calcext:value-type="float">
            <text:p>4,9938559532166</text:p>
          </table:table-cell>
          <table:table-cell office:value-type="float" office:value="-107.31676125982" calcext:value-type="float">
            <text:p>-107,316761259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78</text:p>
          </table:table-cell>
          <table:table-cell office:value-type="float" office:value="5.6776696443558" calcext:value-type="float">
            <text:p>5,6776696443558</text:p>
          </table:table-cell>
          <table:table-cell office:value-type="float" office:value="5.3421705961227" calcext:value-type="float">
            <text:p>5,3421705961227</text:p>
          </table:table-cell>
          <table:table-cell office:value-type="float" office:value="27.238936181281" calcext:value-type="float">
            <text:p>27,23893618128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89</text:p>
          </table:table-cell>
          <table:table-cell office:value-type="float" office:value="6.3383984565735" calcext:value-type="float">
            <text:p>6,3383984565735</text:p>
          </table:table-cell>
          <table:table-cell office:value-type="float" office:value="5.1083433628082" calcext:value-type="float">
            <text:p>5,1083433628082</text:p>
          </table:table-cell>
          <table:table-cell office:value-type="float" office:value="101.24782088456" calcext:value-type="float">
            <text:p>101,2478208845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00</text:p>
          </table:table-cell>
          <table:table-cell office:value-type="float" office:value="7.4144089221954" calcext:value-type="float">
            <text:p>7,4144089221954</text:p>
          </table:table-cell>
          <table:table-cell office:value-type="float" office:value="3.6993026733398" calcext:value-type="float">
            <text:p>3,6993026733398</text:p>
          </table:table-cell>
          <table:table-cell office:value-type="float" office:value="49.768371187198" calcext:value-type="float">
            <text:p>49,7683711871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11</text:p>
          </table:table-cell>
          <table:table-cell office:value-type="float" office:value="-0.97918584942818" calcext:value-type="float">
            <text:p>-0,97918584942818</text:p>
          </table:table-cell>
          <table:table-cell office:value-type="float" office:value="7.42436170578" calcext:value-type="float">
            <text:p>7,42436170578</text:p>
          </table:table-cell>
          <table:table-cell office:value-type="float" office:value="-98.330602524387" calcext:value-type="float">
            <text:p>-98,33060252438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22</text:p>
          </table:table-cell>
          <table:table-cell office:value-type="float" office:value="0.87266653776169" calcext:value-type="float">
            <text:p>0,87266653776169</text:p>
          </table:table-cell>
          <table:table-cell office:value-type="float" office:value="6.9471180438995" calcext:value-type="float">
            <text:p>6,9471180438995</text:p>
          </table:table-cell>
          <table:table-cell office:value-type="float" office:value="-91.467140586513" calcext:value-type="float">
            <text:p>-91,4671405865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33</text:p>
          </table:table-cell>
          <table:table-cell office:value-type="float" office:value="2.6765212416649" calcext:value-type="float">
            <text:p>2,6765212416649</text:p>
          </table:table-cell>
          <table:table-cell office:value-type="float" office:value="6.8035233020782" calcext:value-type="float">
            <text:p>6,8035233020782</text:p>
          </table:table-cell>
          <table:table-cell office:value-type="float" office:value="4.003475426109" calcext:value-type="float">
            <text:p>4,00347542610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44</text:p>
          </table:table-cell>
          <table:table-cell office:value-type="float" office:value="4.278903901577" calcext:value-type="float">
            <text:p>4,278903901577</text:p>
          </table:table-cell>
          <table:table-cell office:value-type="float" office:value="6.1656653881073" calcext:value-type="float">
            <text:p>6,1656653881073</text:p>
          </table:table-cell>
          <table:table-cell office:value-type="float" office:value="136.30029502188" calcext:value-type="float">
            <text:p>136,3002950218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55</text:p>
          </table:table-cell>
          <table:table-cell office:value-type="float" office:value="4.8350119590759" calcext:value-type="float">
            <text:p>4,8350119590759</text:p>
          </table:table-cell>
          <table:table-cell office:value-type="float" office:value="4.5483607053757" calcext:value-type="float">
            <text:p>4,5483607053757</text:p>
          </table:table-cell>
          <table:table-cell office:value-type="float" office:value="96.04266115055" calcext:value-type="float">
            <text:p>96,0426611505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66</text:p>
          </table:table-cell>
          <table:table-cell office:value-type="float" office:value="5.3157818317413" calcext:value-type="float">
            <text:p>5,3157818317413</text:p>
          </table:table-cell>
          <table:table-cell office:value-type="float" office:value="6.0144078731537" calcext:value-type="float">
            <text:p>6,0144078731537</text:p>
          </table:table-cell>
          <table:table-cell office:value-type="float" office:value="12.822072122507" calcext:value-type="float">
            <text:p>12,82207212250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77</text:p>
          </table:table-cell>
          <table:table-cell office:value-type="float" office:value="9.1596728563309" calcext:value-type="float">
            <text:p>9,1596728563309</text:p>
          </table:table-cell>
          <table:table-cell office:value-type="float" office:value="7.1772420406342" calcext:value-type="float">
            <text:p>7,1772420406342</text:p>
          </table:table-cell>
          <table:table-cell office:value-type="float" office:value="178.49080729636" calcext:value-type="float">
            <text:p>178,4908072963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88</text:p>
          </table:table-cell>
          <table:table-cell office:value-type="float" office:value="-1.5850113332272" calcext:value-type="float">
            <text:p>-1,5850113332272</text:p>
          </table:table-cell>
          <table:table-cell office:value-type="float" office:value="7.7243000268936" calcext:value-type="float">
            <text:p>7,7243000268936</text:p>
          </table:table-cell>
          <table:table-cell office:value-type="float" office:value="-37.820988779615" calcext:value-type="float">
            <text:p>-37,8209887796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99</text:p>
          </table:table-cell>
          <table:table-cell office:value-type="float" office:value="-0.69681689143181" calcext:value-type="float">
            <text:p>-0,69681689143181</text:p>
          </table:table-cell>
          <table:table-cell office:value-type="float" office:value="7.9440277814865" calcext:value-type="float">
            <text:p>7,9440277814865</text:p>
          </table:table-cell>
          <table:table-cell office:value-type="float" office:value="-29.497814026608" calcext:value-type="float">
            <text:p>-29,4978140266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10</text:p>
          </table:table-cell>
          <table:table-cell office:value-type="float" office:value="0.68171873688698" calcext:value-type="float">
            <text:p>0,68171873688698</text:p>
          </table:table-cell>
          <table:table-cell office:value-type="float" office:value="7.5211441516876" calcext:value-type="float">
            <text:p>7,5211441516876</text:p>
          </table:table-cell>
          <table:table-cell office:value-type="float" office:value="-4.3466025666826" calcext:value-type="float">
            <text:p>-4,34660256668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21</text:p>
          </table:table-cell>
          <table:table-cell office:value-type="float" office:value="4.4968724250793" calcext:value-type="float">
            <text:p>4,4968724250793</text:p>
          </table:table-cell>
          <table:table-cell office:value-type="float" office:value="7.1228682994843" calcext:value-type="float">
            <text:p>7,1228682994843</text:p>
          </table:table-cell>
          <table:table-cell office:value-type="float" office:value="-175.75602015113" calcext:value-type="float">
            <text:p>-175,756020151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32</text:p>
          </table:table-cell>
          <table:table-cell office:value-type="float" office:value="4.7621974349022" calcext:value-type="float">
            <text:p>4,7621974349022</text:p>
          </table:table-cell>
          <table:table-cell office:value-type="float" office:value="7.5525689125061" calcext:value-type="float">
            <text:p>7,5525689125061</text:p>
          </table:table-cell>
          <table:table-cell office:value-type="float" office:value="-145.46321303981" calcext:value-type="float">
            <text:p>-145,4632130398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43</text:p>
          </table:table-cell>
          <table:table-cell office:value-type="float" office:value="5.5443680286407" calcext:value-type="float">
            <text:p>5,5443680286407</text:p>
          </table:table-cell>
          <table:table-cell office:value-type="float" office:value="8.2044392824173" calcext:value-type="float">
            <text:p>8,2044392824173</text:p>
          </table:table-cell>
          <table:table-cell office:value-type="float" office:value="-48.619073667344" calcext:value-type="float">
            <text:p>-48,61907366734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54</text:p>
          </table:table-cell>
          <table:table-cell office:value-type="float" office:value="8.6497420072556" calcext:value-type="float">
            <text:p>8,6497420072556</text:p>
          </table:table-cell>
          <table:table-cell office:value-type="float" office:value="8.6528968811035" calcext:value-type="float">
            <text:p>8,6528968811035</text:p>
          </table:table-cell>
          <table:table-cell office:value-type="float" office:value="-128.60109092324" calcext:value-type="float">
            <text:p>-128,6010909232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65</text:p>
          </table:table-cell>
          <table:table-cell office:value-type="float" office:value="0.79269342124462" calcext:value-type="float">
            <text:p>0,79269342124462</text:p>
          </table:table-cell>
          <table:table-cell office:value-type="float" office:value="10.043001174927" calcext:value-type="float">
            <text:p>10,043001174927</text:p>
          </table:table-cell>
          <table:table-cell office:value-type="float" office:value="-141.43944849634" calcext:value-type="float">
            <text:p>-141,439448496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76</text:p>
          </table:table-cell>
          <table:table-cell office:value-type="float" office:value="1.0124888271093" calcext:value-type="float">
            <text:p>1,0124888271093</text:p>
          </table:table-cell>
          <table:table-cell office:value-type="float" office:value="9.3977868556976" calcext:value-type="float">
            <text:p>9,3977868556976</text:p>
          </table:table-cell>
          <table:table-cell office:value-type="float" office:value="-28.897607402437" calcext:value-type="float">
            <text:p>-28,8976074024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87</text:p>
          </table:table-cell>
          <table:table-cell office:value-type="float" office:value="1.8819810450077" calcext:value-type="float">
            <text:p>1,8819810450077</text:p>
          </table:table-cell>
          <table:table-cell office:value-type="float" office:value="9.0622079372406" calcext:value-type="float">
            <text:p>9,0622079372406</text:p>
          </table:table-cell>
          <table:table-cell office:value-type="float" office:value="145.05084305053" calcext:value-type="float">
            <text:p>145,0508430505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98</text:p>
          </table:table-cell>
          <table:table-cell office:value-type="float" office:value="4.4568976759911" calcext:value-type="float">
            <text:p>4,4568976759911</text:p>
          </table:table-cell>
          <table:table-cell office:value-type="float" office:value="10.276252031326" calcext:value-type="float">
            <text:p>10,276252031326</text:p>
          </table:table-cell>
          <table:table-cell office:value-type="float" office:value="-164.60941551597" calcext:value-type="float">
            <text:p>-164,609415515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09</text:p>
          </table:table-cell>
          <table:table-cell office:value-type="float" office:value="5.0831264257431" calcext:value-type="float">
            <text:p>5,0831264257431</text:p>
          </table:table-cell>
          <table:table-cell office:value-type="float" office:value="7.5292503833771" calcext:value-type="float">
            <text:p>7,5292503833771</text:p>
          </table:table-cell>
          <table:table-cell office:value-type="float" office:value="29.721493174316" calcext:value-type="float">
            <text:p>29,72149317431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20</text:p>
          </table:table-cell>
          <table:table-cell office:value-type="float" office:value="5.9747183322906" calcext:value-type="float">
            <text:p>5,9747183322906</text:p>
          </table:table-cell>
          <table:table-cell office:value-type="float" office:value="10.285742282867" calcext:value-type="float">
            <text:p>10,285742282867</text:p>
          </table:table-cell>
          <table:table-cell office:value-type="float" office:value="-75.273957981425" calcext:value-type="float">
            <text:p>-75,2739579814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31</text:p>
          </table:table-cell>
          <table:table-cell office:value-type="float" office:value="6.8156027793884" calcext:value-type="float">
            <text:p>6,8156027793884</text:p>
          </table:table-cell>
          <table:table-cell office:value-type="float" office:value="8.7970077991486" calcext:value-type="float">
            <text:p>8,7970077991486</text:p>
          </table:table-cell>
          <table:table-cell office:value-type="float" office:value="38.886963561842" calcext:value-type="float">
            <text:p>38,88696356184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42</text:p>
          </table:table-cell>
          <table:table-cell office:value-type="float" office:value="-1.2832643091679" calcext:value-type="float">
            <text:p>-1,2832643091679</text:p>
          </table:table-cell>
          <table:table-cell office:value-type="float" office:value="9.8798668384552" calcext:value-type="float">
            <text:p>9,8798668384552</text:p>
          </table:table-cell>
          <table:table-cell office:value-type="float" office:value="-3.0280578715406" calcext:value-type="float">
            <text:p>-3,028057871540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53</text:p>
          </table:table-cell>
          <table:table-cell office:value-type="float" office:value="1.5885782241821" calcext:value-type="float">
            <text:p>1,5885782241821</text:p>
          </table:table-cell>
          <table:table-cell office:value-type="float" office:value="10.647224187851" calcext:value-type="float">
            <text:p>10,647224187851</text:p>
          </table:table-cell>
          <table:table-cell office:value-type="float" office:value="-120.78079448384" calcext:value-type="float">
            <text:p>-120,7807944838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-1.5850022435188" calcext:value-type="float">
            <text:p>-1,5850022435188</text:p>
          </table:table-cell>
          <table:table-cell office:value-type="float" office:value="0.79525448381901" calcext:value-type="float">
            <text:p>0,79525448381901</text:p>
          </table:table-cell>
          <table:table-cell office:value-type="float" office:value="-3.9564470766456" calcext:value-type="float">
            <text:p>-3,956447076645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14</text:p>
          </table:table-cell>
          <table:table-cell office:value-type="float" office:value="0.64849555492401" calcext:value-type="float">
            <text:p>0,64849555492401</text:p>
          </table:table-cell>
          <table:table-cell office:value-type="float" office:value="0.89257098734379" calcext:value-type="float">
            <text:p>0,89257098734379</text:p>
          </table:table-cell>
          <table:table-cell office:value-type="float" office:value="-136.26122019094" calcext:value-type="float">
            <text:p>-136,2612201909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25</text:p>
          </table:table-cell>
          <table:table-cell office:value-type="float" office:value="1.9509552419186" calcext:value-type="float">
            <text:p>1,9509552419186</text:p>
          </table:table-cell>
          <table:table-cell office:value-type="float" office:value="-0.011891382746398" calcext:value-type="float">
            <text:p>-0,011891382746398</text:p>
          </table:table-cell>
          <table:table-cell office:value-type="float" office:value="142.64535600213" calcext:value-type="float">
            <text:p>142,645356002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36</text:p>
          </table:table-cell>
          <table:table-cell office:value-type="float" office:value="2.5472214818001" calcext:value-type="float">
            <text:p>2,5472214818001</text:p>
          </table:table-cell>
          <table:table-cell office:value-type="float" office:value="0.48626057803631" calcext:value-type="float">
            <text:p>0,48626057803631</text:p>
          </table:table-cell>
          <table:table-cell office:value-type="float" office:value="-141.07424438379" calcext:value-type="float">
            <text:p>-141,0742443837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47</text:p>
          </table:table-cell>
          <table:table-cell office:value-type="float" office:value="3.3184409141541" calcext:value-type="float">
            <text:p>3,3184409141541</text:p>
          </table:table-cell>
          <table:table-cell office:value-type="float" office:value="0.10066146031022" calcext:value-type="float">
            <text:p>0,10066146031022</text:p>
          </table:table-cell>
          <table:table-cell office:value-type="float" office:value="-16.989277616428" calcext:value-type="float">
            <text:p>-16,98927761642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58</text:p>
          </table:table-cell>
          <table:table-cell office:value-type="float" office:value="7.3895138502121" calcext:value-type="float">
            <text:p>7,3895138502121</text:p>
          </table:table-cell>
          <table:table-cell office:value-type="float" office:value="0.062473965808749" calcext:value-type="float">
            <text:p>0,062473965808749</text:p>
          </table:table-cell>
          <table:table-cell office:value-type="float" office:value="-3.794098688159" calcext:value-type="float">
            <text:p>-3,79409868815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69</text:p>
          </table:table-cell>
          <table:table-cell office:value-type="float" office:value="8.8598620891571" calcext:value-type="float">
            <text:p>8,8598620891571</text:p>
          </table:table-cell>
          <table:table-cell office:value-type="float" office:value="1.6456188261509" calcext:value-type="float">
            <text:p>1,6456188261509</text:p>
          </table:table-cell>
          <table:table-cell office:value-type="float" office:value="-156.12547564658" calcext:value-type="float">
            <text:p>-156,1254756465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80</text:p>
          </table:table-cell>
          <table:table-cell office:value-type="float" office:value="-1.5101930499077" calcext:value-type="float">
            <text:p>-1,5101930499077</text:p>
          </table:table-cell>
          <table:table-cell office:value-type="float" office:value="3.0504024028778" calcext:value-type="float">
            <text:p>3,0504024028778</text:p>
          </table:table-cell>
          <table:table-cell office:value-type="float" office:value="-109.45068575015" calcext:value-type="float">
            <text:p>-109,450685750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91</text:p>
          </table:table-cell>
          <table:table-cell office:value-type="float" office:value="0.95641009509563" calcext:value-type="float">
            <text:p>0,95641009509563</text:p>
          </table:table-cell>
          <table:table-cell office:value-type="float" office:value="0.77492192387581" calcext:value-type="float">
            <text:p>0,77492192387581</text:p>
          </table:table-cell>
          <table:table-cell office:value-type="float" office:value="-62.915568898438" calcext:value-type="float">
            <text:p>-62,9155688984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02</text:p>
          </table:table-cell>
          <table:table-cell office:value-type="float" office:value="2.191162109375" calcext:value-type="float">
            <text:p>2,191162109375</text:p>
          </table:table-cell>
          <table:table-cell office:value-type="float" office:value="1.0970214754343" calcext:value-type="float">
            <text:p>1,0970214754343</text:p>
          </table:table-cell>
          <table:table-cell office:value-type="float" office:value="-83.166369966641" calcext:value-type="float">
            <text:p>-83,1663699666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13</text:p>
          </table:table-cell>
          <table:table-cell office:value-type="float" office:value="2.1423383057117" calcext:value-type="float">
            <text:p>2,1423383057117</text:p>
          </table:table-cell>
          <table:table-cell office:value-type="float" office:value="1.6368499398232" calcext:value-type="float">
            <text:p>1,6368499398232</text:p>
          </table:table-cell>
          <table:table-cell office:value-type="float" office:value="28.477705018536" calcext:value-type="float">
            <text:p>28,4777050185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24</text:p>
          </table:table-cell>
          <table:table-cell office:value-type="float" office:value="7.3290050029755" calcext:value-type="float">
            <text:p>7,3290050029755</text:p>
          </table:table-cell>
          <table:table-cell office:value-type="float" office:value="1.3389585912228" calcext:value-type="float">
            <text:p>1,3389585912228</text:p>
          </table:table-cell>
          <table:table-cell office:value-type="float" office:value="160.32229563233" calcext:value-type="float">
            <text:p>160,3222956323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35</text:p>
          </table:table-cell>
          <table:table-cell office:value-type="float" office:value="8.2883471250534" calcext:value-type="float">
            <text:p>8,2883471250534</text:p>
          </table:table-cell>
          <table:table-cell office:value-type="float" office:value="2.4200394749641" calcext:value-type="float">
            <text:p>2,4200394749641</text:p>
          </table:table-cell>
          <table:table-cell office:value-type="float" office:value="119.96869676432" calcext:value-type="float">
            <text:p>119,968696764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46</text:p>
          </table:table-cell>
          <table:table-cell office:value-type="float" office:value="8.726282119751" calcext:value-type="float">
            <text:p>8,726282119751</text:p>
          </table:table-cell>
          <table:table-cell office:value-type="float" office:value="2.5412249565125" calcext:value-type="float">
            <text:p>2,5412249565125</text:p>
          </table:table-cell>
          <table:table-cell office:value-type="float" office:value="95.35106124392" calcext:value-type="float">
            <text:p>95,3510612439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57</text:p>
          </table:table-cell>
          <table:table-cell office:value-type="float" office:value="-1.5701116621494" calcext:value-type="float">
            <text:p>-1,5701116621494</text:p>
          </table:table-cell>
          <table:table-cell office:value-type="float" office:value="3.5900858044624" calcext:value-type="float">
            <text:p>3,5900858044624</text:p>
          </table:table-cell>
          <table:table-cell office:value-type="float" office:value="-56.268566353306" calcext:value-type="float">
            <text:p>-56,26856635330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68</text:p>
          </table:table-cell>
          <table:table-cell office:value-type="float" office:value="1.1755554378033" calcext:value-type="float">
            <text:p>1,1755554378033</text:p>
          </table:table-cell>
          <table:table-cell office:value-type="float" office:value="4.7070956230164" calcext:value-type="float">
            <text:p>4,7070956230164</text:p>
          </table:table-cell>
          <table:table-cell office:value-type="float" office:value="-144.32260792726" calcext:value-type="float">
            <text:p>-144,3226079272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79</text:p>
          </table:table-cell>
          <table:table-cell office:value-type="float" office:value="0.86269825696945" calcext:value-type="float">
            <text:p>0,86269825696945</text:p>
          </table:table-cell>
          <table:table-cell office:value-type="float" office:value="2.6332446932793" calcext:value-type="float">
            <text:p>2,6332446932793</text:p>
          </table:table-cell>
          <table:table-cell office:value-type="float" office:value="-25.896159137131" calcext:value-type="float">
            <text:p>-25,89615913713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90</text:p>
          </table:table-cell>
          <table:table-cell office:value-type="float" office:value="3.4550604224205" calcext:value-type="float">
            <text:p>3,4550604224205</text:p>
          </table:table-cell>
          <table:table-cell office:value-type="float" office:value="3.0275505781174" calcext:value-type="float">
            <text:p>3,0275505781174</text:p>
          </table:table-cell>
          <table:table-cell office:value-type="float" office:value="-112.95724522536" calcext:value-type="float">
            <text:p>-112,957245225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01</text:p>
          </table:table-cell>
          <table:table-cell office:value-type="float" office:value="5.6765830516815" calcext:value-type="float">
            <text:p>5,6765830516815</text:p>
          </table:table-cell>
          <table:table-cell office:value-type="float" office:value="1.8140113353729" calcext:value-type="float">
            <text:p>1,8140113353729</text:p>
          </table:table-cell>
          <table:table-cell office:value-type="float" office:value="132.61728377859" calcext:value-type="float">
            <text:p>132,6172837785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12</text:p>
          </table:table-cell>
          <table:table-cell office:value-type="float" office:value="6.7620491981506" calcext:value-type="float">
            <text:p>6,7620491981506</text:p>
          </table:table-cell>
          <table:table-cell office:value-type="float" office:value="4.1316565871239" calcext:value-type="float">
            <text:p>4,1316565871239</text:p>
          </table:table-cell>
          <table:table-cell office:value-type="float" office:value="-126.74815943287" calcext:value-type="float">
            <text:p>-126,7481594328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23</text:p>
          </table:table-cell>
          <table:table-cell office:value-type="float" office:value="8.5080254077911" calcext:value-type="float">
            <text:p>8,5080254077911</text:p>
          </table:table-cell>
          <table:table-cell office:value-type="float" office:value="3.5388153791428" calcext:value-type="float">
            <text:p>3,5388153791428</text:p>
          </table:table-cell>
          <table:table-cell office:value-type="float" office:value="171.88326568361" calcext:value-type="float">
            <text:p>171,8832656836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34</text:p>
          </table:table-cell>
          <table:table-cell office:value-type="float" office:value="-1.5850149095058" calcext:value-type="float">
            <text:p>-1,5850149095058</text:p>
          </table:table-cell>
          <table:table-cell office:value-type="float" office:value="3.9198735356331" calcext:value-type="float">
            <text:p>3,9198735356331</text:p>
          </table:table-cell>
          <table:table-cell office:value-type="float" office:value="-10.383304327157" calcext:value-type="float">
            <text:p>-10,38330432715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45</text:p>
          </table:table-cell>
          <table:table-cell office:value-type="float" office:value="1.0071291029453" calcext:value-type="float">
            <text:p>1,0071291029453</text:p>
          </table:table-cell>
          <table:table-cell office:value-type="float" office:value="6.1389768123627" calcext:value-type="float">
            <text:p>6,1389768123627</text:p>
          </table:table-cell>
          <table:table-cell office:value-type="float" office:value="-114.76563496195" calcext:value-type="float">
            <text:p>-114,7656349619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56</text:p>
          </table:table-cell>
          <table:table-cell office:value-type="float" office:value="3.202358186245" calcext:value-type="float">
            <text:p>3,202358186245</text:p>
          </table:table-cell>
          <table:table-cell office:value-type="float" office:value="5.8630204200745" calcext:value-type="float">
            <text:p>5,8630204200745</text:p>
          </table:table-cell>
          <table:table-cell office:value-type="float" office:value="171.831343584" calcext:value-type="float">
            <text:p>171,83134358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67</text:p>
          </table:table-cell>
          <table:table-cell office:value-type="float" office:value="3.1033509969711" calcext:value-type="float">
            <text:p>3,1033509969711</text:p>
          </table:table-cell>
          <table:table-cell office:value-type="float" office:value="5.1292389631271" calcext:value-type="float">
            <text:p>5,1292389631271</text:p>
          </table:table-cell>
          <table:table-cell office:value-type="float" office:value="-149.05071714122" calcext:value-type="float">
            <text:p>-149,050717141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78</text:p>
          </table:table-cell>
          <table:table-cell office:value-type="float" office:value="5.3359180688858" calcext:value-type="float">
            <text:p>5,3359180688858</text:p>
          </table:table-cell>
          <table:table-cell office:value-type="float" office:value="5.144670009613" calcext:value-type="float">
            <text:p>5,144670009613</text:p>
          </table:table-cell>
          <table:table-cell office:value-type="float" office:value="29.691414848255" calcext:value-type="float">
            <text:p>29,6914148482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89</text:p>
          </table:table-cell>
          <table:table-cell office:value-type="float" office:value="6.4357817173004" calcext:value-type="float">
            <text:p>6,4357817173004</text:p>
          </table:table-cell>
          <table:table-cell office:value-type="float" office:value="4.725538790226" calcext:value-type="float">
            <text:p>4,725538790226</text:p>
          </table:table-cell>
          <table:table-cell office:value-type="float" office:value="103.71165366689" calcext:value-type="float">
            <text:p>103,711653666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00</text:p>
          </table:table-cell>
          <table:table-cell office:value-type="float" office:value="7.2670775651932" calcext:value-type="float">
            <text:p>7,2670775651932</text:p>
          </table:table-cell>
          <table:table-cell office:value-type="float" office:value="3.4026044607162" calcext:value-type="float">
            <text:p>3,4026044607162</text:p>
          </table:table-cell>
          <table:table-cell office:value-type="float" office:value="67.322250384434" calcext:value-type="float">
            <text:p>67,3222503844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11</text:p>
          </table:table-cell>
          <table:table-cell office:value-type="float" office:value="-0.75719878077507" calcext:value-type="float">
            <text:p>-0,75719878077507</text:p>
          </table:table-cell>
          <table:table-cell office:value-type="float" office:value="7.4244648218155" calcext:value-type="float">
            <text:p>7,4244648218155</text:p>
          </table:table-cell>
          <table:table-cell office:value-type="float" office:value="171.3550652668" calcext:value-type="float">
            <text:p>171,355065266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22</text:p>
          </table:table-cell>
          <table:table-cell office:value-type="float" office:value="1.0804031044245" calcext:value-type="float">
            <text:p>1,0804031044245</text:p>
          </table:table-cell>
          <table:table-cell office:value-type="float" office:value="7.0023161172867" calcext:value-type="float">
            <text:p>7,0023161172867</text:p>
          </table:table-cell>
          <table:table-cell office:value-type="float" office:value="-176.25900438637" calcext:value-type="float">
            <text:p>-176,259004386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33</text:p>
          </table:table-cell>
          <table:table-cell office:value-type="float" office:value="2.2790989279747" calcext:value-type="float">
            <text:p>2,2790989279747</text:p>
          </table:table-cell>
          <table:table-cell office:value-type="float" office:value="6.775678396225" calcext:value-type="float">
            <text:p>6,775678396225</text:p>
          </table:table-cell>
          <table:table-cell office:value-type="float" office:value="4.0392607070838" calcext:value-type="float">
            <text:p>4,039260707083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44</text:p>
          </table:table-cell>
          <table:table-cell office:value-type="float" office:value="4.5509791374207" calcext:value-type="float">
            <text:p>4,5509791374207</text:p>
          </table:table-cell>
          <table:table-cell office:value-type="float" office:value="5.9834372997284" calcext:value-type="float">
            <text:p>5,9834372997284</text:p>
          </table:table-cell>
          <table:table-cell office:value-type="float" office:value="164.06575737485" calcext:value-type="float">
            <text:p>164,0657573748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55</text:p>
          </table:table-cell>
          <table:table-cell office:value-type="float" office:value="4.9019852280617" calcext:value-type="float">
            <text:p>4,9019852280617</text:p>
          </table:table-cell>
          <table:table-cell office:value-type="float" office:value="4.164814054966" calcext:value-type="float">
            <text:p>4,164814054966</text:p>
          </table:table-cell>
          <table:table-cell office:value-type="float" office:value="99.540022528096" calcext:value-type="float">
            <text:p>99,5400225280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66</text:p>
          </table:table-cell>
          <table:table-cell office:value-type="float" office:value="5.0311672687531" calcext:value-type="float">
            <text:p>5,0311672687531</text:p>
          </table:table-cell>
          <table:table-cell office:value-type="float" office:value="5.8710777759552" calcext:value-type="float">
            <text:p>5,8710777759552</text:p>
          </table:table-cell>
          <table:table-cell office:value-type="float" office:value="45.172011396688" calcext:value-type="float">
            <text:p>45,17201139668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77</text:p>
          </table:table-cell>
          <table:table-cell office:value-type="float" office:value="9.4505929946899" calcext:value-type="float">
            <text:p>9,4505929946899</text:p>
          </table:table-cell>
          <table:table-cell office:value-type="float" office:value="7.0320332050323" calcext:value-type="float">
            <text:p>7,0320332050323</text:p>
          </table:table-cell>
          <table:table-cell office:value-type="float" office:value="146.43576494448" calcext:value-type="float">
            <text:p>146,4357649444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88</text:p>
          </table:table-cell>
          <table:table-cell office:value-type="float" office:value="-1.5850134193897" calcext:value-type="float">
            <text:p>-1,5850134193897</text:p>
          </table:table-cell>
          <table:table-cell office:value-type="float" office:value="8.0829685926437" calcext:value-type="float">
            <text:p>8,0829685926437</text:p>
          </table:table-cell>
          <table:table-cell office:value-type="float" office:value="-39.802184530125" calcext:value-type="float">
            <text:p>-39,8021845301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99</text:p>
          </table:table-cell>
          <table:table-cell office:value-type="float" office:value="-0.61639226973057" calcext:value-type="float">
            <text:p>-0,61639226973057</text:p>
          </table:table-cell>
          <table:table-cell office:value-type="float" office:value="8.151330947876" calcext:value-type="float">
            <text:p>8,151330947876</text:p>
          </table:table-cell>
          <table:table-cell office:value-type="float" office:value="-120.06621300035" calcext:value-type="float">
            <text:p>-120,0662130003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10</text:p>
          </table:table-cell>
          <table:table-cell office:value-type="float" office:value="0.64155109226704" calcext:value-type="float">
            <text:p>0,64155109226704</text:p>
          </table:table-cell>
          <table:table-cell office:value-type="float" office:value="7.7341598272324" calcext:value-type="float">
            <text:p>7,7341598272324</text:p>
          </table:table-cell>
          <table:table-cell office:value-type="float" office:value="-90.484700385173" calcext:value-type="float">
            <text:p>-90,48470038517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21</text:p>
          </table:table-cell>
          <table:table-cell office:value-type="float" office:value="4.5487275719643" calcext:value-type="float">
            <text:p>4,5487275719643</text:p>
          </table:table-cell>
          <table:table-cell office:value-type="float" office:value="6.89817070961" calcext:value-type="float">
            <text:p>6,89817070961</text:p>
          </table:table-cell>
          <table:table-cell office:value-type="float" office:value="96.099448811476" calcext:value-type="float">
            <text:p>96,09944881147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32</text:p>
          </table:table-cell>
          <table:table-cell office:value-type="float" office:value="4.6633949875832" calcext:value-type="float">
            <text:p>4,6633949875832</text:p>
          </table:table-cell>
          <table:table-cell office:value-type="float" office:value="7.7714586257935" calcext:value-type="float">
            <text:p>7,7714586257935</text:p>
          </table:table-cell>
          <table:table-cell office:value-type="float" office:value="-69.326369625748" calcext:value-type="float">
            <text:p>-69,32636962574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43</text:p>
          </table:table-cell>
          <table:table-cell office:value-type="float" office:value="5.381566286087" calcext:value-type="float">
            <text:p>5,381566286087</text:p>
          </table:table-cell>
          <table:table-cell office:value-type="float" office:value="8.5207241773605" calcext:value-type="float">
            <text:p>8,5207241773605</text:p>
          </table:table-cell>
          <table:table-cell office:value-type="float" office:value="-67.198363079387" calcext:value-type="float">
            <text:p>-67,19836307938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54</text:p>
          </table:table-cell>
          <table:table-cell office:value-type="float" office:value="8.8507044315338" calcext:value-type="float">
            <text:p>8,8507044315338</text:p>
          </table:table-cell>
          <table:table-cell office:value-type="float" office:value="8.7984645366669" calcext:value-type="float">
            <text:p>8,7984645366669</text:p>
          </table:table-cell>
          <table:table-cell office:value-type="float" office:value="-146.74486476145" calcext:value-type="float">
            <text:p>-146,744864761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65</text:p>
          </table:table-cell>
          <table:table-cell office:value-type="float" office:value="0.92717185616493" calcext:value-type="float">
            <text:p>0,92717185616493</text:p>
          </table:table-cell>
          <table:table-cell office:value-type="float" office:value="10.254541635513" calcext:value-type="float">
            <text:p>10,254541635513</text:p>
          </table:table-cell>
          <table:table-cell office:value-type="float" office:value="-111.09359856624" calcext:value-type="float">
            <text:p>-111,093598566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76</text:p>
          </table:table-cell>
          <table:table-cell office:value-type="float" office:value="0.95353901386261" calcext:value-type="float">
            <text:p>0,95353901386261</text:p>
          </table:table-cell>
          <table:table-cell office:value-type="float" office:value="9.635551571846" calcext:value-type="float">
            <text:p>9,635551571846</text:p>
          </table:table-cell>
          <table:table-cell office:value-type="float" office:value="-58.144947525802" calcext:value-type="float">
            <text:p>-58,1449475258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87</text:p>
          </table:table-cell>
          <table:table-cell office:value-type="float" office:value="2.2100374102592" calcext:value-type="float">
            <text:p>2,2100374102592</text:p>
          </table:table-cell>
          <table:table-cell office:value-type="float" office:value="8.8379591703415" calcext:value-type="float">
            <text:p>8,8379591703415</text:p>
          </table:table-cell>
          <table:table-cell office:value-type="float" office:value="145.46731323194" calcext:value-type="float">
            <text:p>145,4673132319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98</text:p>
          </table:table-cell>
          <table:table-cell office:value-type="float" office:value="4.7776237130165" calcext:value-type="float">
            <text:p>4,7776237130165</text:p>
          </table:table-cell>
          <table:table-cell office:value-type="float" office:value="10.221226215363" calcext:value-type="float">
            <text:p>10,221226215363</text:p>
          </table:table-cell>
          <table:table-cell office:value-type="float" office:value="163.42051014019" calcext:value-type="float">
            <text:p>163,420510140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09</text:p>
          </table:table-cell>
          <table:table-cell office:value-type="float" office:value="5.0238597393036" calcext:value-type="float">
            <text:p>5,0238597393036</text:p>
          </table:table-cell>
          <table:table-cell office:value-type="float" office:value="7.6980435848236" calcext:value-type="float">
            <text:p>7,6980435848236</text:p>
          </table:table-cell>
          <table:table-cell office:value-type="float" office:value="-61.029788035496" calcext:value-type="float">
            <text:p>-61,0297880354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20</text:p>
          </table:table-cell>
          <table:table-cell office:value-type="float" office:value="5.8909946680069" calcext:value-type="float">
            <text:p>5,8909946680069</text:p>
          </table:table-cell>
          <table:table-cell office:value-type="float" office:value="10.605679750443" calcext:value-type="float">
            <text:p>10,605679750443</text:p>
          </table:table-cell>
          <table:table-cell office:value-type="float" office:value="-72.414374655219" calcext:value-type="float">
            <text:p>-72,4143746552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31</text:p>
          </table:table-cell>
          <table:table-cell office:value-type="float" office:value="6.6596019268036" calcext:value-type="float">
            <text:p>6,6596019268036</text:p>
          </table:table-cell>
          <table:table-cell office:value-type="float" office:value="8.5034644603729" calcext:value-type="float">
            <text:p>8,5034644603729</text:p>
          </table:table-cell>
          <table:table-cell office:value-type="float" office:value="68.394272950045" calcext:value-type="float">
            <text:p>68,3942729500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42</text:p>
          </table:table-cell>
          <table:table-cell office:value-type="float" office:value="-1.5356883406639" calcext:value-type="float">
            <text:p>-1,5356883406639</text:p>
          </table:table-cell>
          <table:table-cell office:value-type="float" office:value="9.62746322155" calcext:value-type="float">
            <text:p>9,62746322155</text:p>
          </table:table-cell>
          <table:table-cell office:value-type="float" office:value="-3.2656366705515" calcext:value-type="float">
            <text:p>-3,265636670551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53</text:p>
          </table:table-cell>
          <table:table-cell office:value-type="float" office:value="1.8040096759796" calcext:value-type="float">
            <text:p>1,8040096759796</text:p>
          </table:table-cell>
          <table:table-cell office:value-type="float" office:value="10.947299003601" calcext:value-type="float">
            <text:p>10,947299003601</text:p>
          </table:table-cell>
          <table:table-cell office:value-type="float" office:value="-132.19085013031" calcext:value-type="float">
            <text:p>-132,1908501303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-1.5850129723549" calcext:value-type="float">
            <text:p>-1,5850129723549</text:p>
          </table:table-cell>
          <table:table-cell office:value-type="float" office:value="0.92648021876812" calcext:value-type="float">
            <text:p>0,92648021876812</text:p>
          </table:table-cell>
          <table:table-cell office:value-type="float" office:value="-17.484544948408" calcext:value-type="float">
            <text:p>-17,48454494840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14</text:p>
          </table:table-cell>
          <table:table-cell office:value-type="float" office:value="0.81646844744682" calcext:value-type="float">
            <text:p>0,81646844744682</text:p>
          </table:table-cell>
          <table:table-cell office:value-type="float" office:value="1.1833703517914" calcext:value-type="float">
            <text:p>1,1833703517914</text:p>
          </table:table-cell>
          <table:table-cell office:value-type="float" office:value="-139.95129743199" calcext:value-type="float">
            <text:p>-139,9512974319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25</text:p>
          </table:table-cell>
          <table:table-cell office:value-type="float" office:value="2.2668042778969" calcext:value-type="float">
            <text:p>2,2668042778969</text:p>
          </table:table-cell>
          <table:table-cell office:value-type="float" office:value="-0.2535006031394" calcext:value-type="float">
            <text:p>-0,2535006031394</text:p>
          </table:table-cell>
          <table:table-cell office:value-type="float" office:value="142.65005755576" calcext:value-type="float">
            <text:p>142,6500575557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36</text:p>
          </table:table-cell>
          <table:table-cell office:value-type="float" office:value="2.7123111486435" calcext:value-type="float">
            <text:p>2,7123111486435</text:p>
          </table:table-cell>
          <table:table-cell office:value-type="float" office:value="0.33144228160381" calcext:value-type="float">
            <text:p>0,33144228160381</text:p>
          </table:table-cell>
          <table:table-cell office:value-type="float" office:value="128.79292524544" calcext:value-type="float">
            <text:p>128,7929252454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47</text:p>
          </table:table-cell>
          <table:table-cell office:value-type="float" office:value="3.1496852636337" calcext:value-type="float">
            <text:p>3,1496852636337</text:p>
          </table:table-cell>
          <table:table-cell office:value-type="float" office:value="0.29495051130652" calcext:value-type="float">
            <text:p>0,29495051130652</text:p>
          </table:table-cell>
          <table:table-cell office:value-type="float" office:value="-71.599112954109" calcext:value-type="float">
            <text:p>-71,59911295410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58</text:p>
          </table:table-cell>
          <table:table-cell office:value-type="float" office:value="7.197390794754" calcext:value-type="float">
            <text:p>7,197390794754</text:p>
          </table:table-cell>
          <table:table-cell office:value-type="float" office:value="-0.062229661270976" calcext:value-type="float">
            <text:p>-0,062229661270976</text:p>
          </table:table-cell>
          <table:table-cell office:value-type="float" office:value="37.113001771793" calcext:value-type="float">
            <text:p>37,11300177179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69</text:p>
          </table:table-cell>
          <table:table-cell office:value-type="float" office:value="9.1901910305023" calcext:value-type="float">
            <text:p>9,1901910305023</text:p>
          </table:table-cell>
          <table:table-cell office:value-type="float" office:value="1.7063084244728" calcext:value-type="float">
            <text:p>1,7063084244728</text:p>
          </table:table-cell>
          <table:table-cell office:value-type="float" office:value="-173.32676565571" calcext:value-type="float">
            <text:p>-173,3267656557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80</text:p>
          </table:table-cell>
          <table:table-cell office:value-type="float" office:value="-1.3659906387329" calcext:value-type="float">
            <text:p>-1,3659906387329</text:p>
          </table:table-cell>
          <table:table-cell office:value-type="float" office:value="3.198513686657" calcext:value-type="float">
            <text:p>3,198513686657</text:p>
          </table:table-cell>
          <table:table-cell office:value-type="float" office:value="-113.61388416047" calcext:value-type="float">
            <text:p>-113,6138841604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91</text:p>
          </table:table-cell>
          <table:table-cell office:value-type="float" office:value="1.0205619037151" calcext:value-type="float">
            <text:p>1,0205619037151</text:p>
          </table:table-cell>
          <table:table-cell office:value-type="float" office:value="0.92412039637566" calcext:value-type="float">
            <text:p>0,92412039637566</text:p>
          </table:table-cell>
          <table:table-cell office:value-type="float" office:value="-110.30062140933" calcext:value-type="float">
            <text:p>-110,3006214093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02</text:p>
          </table:table-cell>
          <table:table-cell office:value-type="float" office:value="1.9692423939705" calcext:value-type="float">
            <text:p>1,9692423939705</text:p>
          </table:table-cell>
          <table:table-cell office:value-type="float" office:value="1.1022824048996" calcext:value-type="float">
            <text:p>1,1022824048996</text:p>
          </table:table-cell>
          <table:table-cell office:value-type="float" office:value="7.5861105493679" calcext:value-type="float">
            <text:p>7,586110549367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13</text:p>
          </table:table-cell>
          <table:table-cell office:value-type="float" office:value="2.0104332268238" calcext:value-type="float">
            <text:p>2,0104332268238</text:p>
          </table:table-cell>
          <table:table-cell office:value-type="float" office:value="1.8148091435432" calcext:value-type="float">
            <text:p>1,8148091435432</text:p>
          </table:table-cell>
          <table:table-cell office:value-type="float" office:value="-62.314986423322" calcext:value-type="float">
            <text:p>-62,3149864233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24</text:p>
          </table:table-cell>
          <table:table-cell office:value-type="float" office:value="7.6610815525055" calcext:value-type="float">
            <text:p>7,6610815525055</text:p>
          </table:table-cell>
          <table:table-cell office:value-type="float" office:value="1.1660414934158" calcext:value-type="float">
            <text:p>1,1660414934158</text:p>
          </table:table-cell>
          <table:table-cell office:value-type="float" office:value="149.92143394081" calcext:value-type="float">
            <text:p>149,9214339408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35</text:p>
          </table:table-cell>
          <table:table-cell office:value-type="float" office:value="8.1132900714874" calcext:value-type="float">
            <text:p>8,1132900714874</text:p>
          </table:table-cell>
          <table:table-cell office:value-type="float" office:value="2.283353805542" calcext:value-type="float">
            <text:p>2,283353805542</text:p>
          </table:table-cell>
          <table:table-cell office:value-type="float" office:value="29.239542924674" calcext:value-type="float">
            <text:p>29,23954292467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46</text:p>
          </table:table-cell>
          <table:table-cell office:value-type="float" office:value="8.9482802152634" calcext:value-type="float">
            <text:p>8,9482802152634</text:p>
          </table:table-cell>
          <table:table-cell office:value-type="float" office:value="2.5304809212685" calcext:value-type="float">
            <text:p>2,5304809212685</text:p>
          </table:table-cell>
          <table:table-cell office:value-type="float" office:value="-174.14777445945" calcext:value-type="float">
            <text:p>-174,147774459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57</text:p>
          </table:table-cell>
          <table:table-cell office:value-type="float" office:value="-1.4563983678818" calcext:value-type="float">
            <text:p>-1,4563983678818</text:p>
          </table:table-cell>
          <table:table-cell office:value-type="float" office:value="3.5610541701317" calcext:value-type="float">
            <text:p>3,5610541701317</text:p>
          </table:table-cell>
          <table:table-cell office:value-type="float" office:value="-145.4278693837" calcext:value-type="float">
            <text:p>-145,427869383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68</text:p>
          </table:table-cell>
          <table:table-cell office:value-type="float" office:value="1.4859023690224" calcext:value-type="float">
            <text:p>1,4859023690224</text:p>
          </table:table-cell>
          <table:table-cell office:value-type="float" office:value="4.8190125823021" calcext:value-type="float">
            <text:p>4,8190125823021</text:p>
          </table:table-cell>
          <table:table-cell office:value-type="float" office:value="-164.67967914168" calcext:value-type="float">
            <text:p>-164,6796791416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79</text:p>
          </table:table-cell>
          <table:table-cell office:value-type="float" office:value="0.63791655004025" calcext:value-type="float">
            <text:p>0,63791655004025</text:p>
          </table:table-cell>
          <table:table-cell office:value-type="float" office:value="2.8811922669411" calcext:value-type="float">
            <text:p>2,8811922669411</text:p>
          </table:table-cell>
          <table:table-cell office:value-type="float" office:value="-53.996547392219" calcext:value-type="float">
            <text:p>-53,99654739221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90</text:p>
          </table:table-cell>
          <table:table-cell office:value-type="float" office:value="3.5826829075813" calcext:value-type="float">
            <text:p>3,5826829075813</text:p>
          </table:table-cell>
          <table:table-cell office:value-type="float" office:value="3.225449025631" calcext:value-type="float">
            <text:p>3,225449025631</text:p>
          </table:table-cell>
          <table:table-cell office:value-type="float" office:value="-116.36786703851" calcext:value-type="float">
            <text:p>-116,3678670385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01</text:p>
          </table:table-cell>
          <table:table-cell office:value-type="float" office:value="5.8486688137054" calcext:value-type="float">
            <text:p>5,8486688137054</text:p>
          </table:table-cell>
          <table:table-cell office:value-type="float" office:value="1.6049025952816" calcext:value-type="float">
            <text:p>1,6049025952816</text:p>
          </table:table-cell>
          <table:table-cell office:value-type="float" office:value="128.65321803245" calcext:value-type="float">
            <text:p>128,653218032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12</text:p>
          </table:table-cell>
          <table:table-cell office:value-type="float" office:value="6.9623458385468" calcext:value-type="float">
            <text:p>6,9623458385468</text:p>
          </table:table-cell>
          <table:table-cell office:value-type="float" office:value="4.0912532806396" calcext:value-type="float">
            <text:p>4,0912532806396</text:p>
          </table:table-cell>
          <table:table-cell office:value-type="float" office:value="158.10271129487" calcext:value-type="float">
            <text:p>158,1027112948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23</text:p>
          </table:table-cell>
          <table:table-cell office:value-type="float" office:value="8.9022195339203" calcext:value-type="float">
            <text:p>8,9022195339203</text:p>
          </table:table-cell>
          <table:table-cell office:value-type="float" office:value="3.4823343157768" calcext:value-type="float">
            <text:p>3,4823343157768</text:p>
          </table:table-cell>
          <table:table-cell office:value-type="float" office:value="171.8498764524" calcext:value-type="float">
            <text:p>171,84987645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34</text:p>
          </table:table-cell>
          <table:table-cell office:value-type="float" office:value="-1.5657004714012" calcext:value-type="float">
            <text:p>-1,5657004714012</text:p>
          </table:table-cell>
          <table:table-cell office:value-type="float" office:value="3.8722762465477" calcext:value-type="float">
            <text:p>3,8722762465477</text:p>
          </table:table-cell>
          <table:table-cell office:value-type="float" office:value="77.862853457214" calcext:value-type="float">
            <text:p>77,8628534572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45</text:p>
          </table:table-cell>
          <table:table-cell office:value-type="float" office:value="1.0861179977655" calcext:value-type="float">
            <text:p>1,0861179977655</text:p>
          </table:table-cell>
          <table:table-cell office:value-type="float" office:value="6.3393521308899" calcext:value-type="float">
            <text:p>6,3393521308899</text:p>
          </table:table-cell>
          <table:table-cell office:value-type="float" office:value="-99.488332772711" calcext:value-type="float">
            <text:p>-99,4883327727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56</text:p>
          </table:table-cell>
          <table:table-cell office:value-type="float" office:value="3.4876751899719" calcext:value-type="float">
            <text:p>3,4876751899719</text:p>
          </table:table-cell>
          <table:table-cell office:value-type="float" office:value="5.6924402713776" calcext:value-type="float">
            <text:p>5,6924402713776</text:p>
          </table:table-cell>
          <table:table-cell office:value-type="float" office:value="142.80825663524" calcext:value-type="float">
            <text:p>142,808256635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67</text:p>
          </table:table-cell>
          <table:table-cell office:value-type="float" office:value="3.3342558145523" calcext:value-type="float">
            <text:p>3,3342558145523</text:p>
          </table:table-cell>
          <table:table-cell office:value-type="float" office:value="5.10462641716" calcext:value-type="float">
            <text:p>5,10462641716</text:p>
          </table:table-cell>
          <table:table-cell office:value-type="float" office:value="169.35782068095" calcext:value-type="float">
            <text:p>169,357820680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78</text:p>
          </table:table-cell>
          <table:table-cell office:value-type="float" office:value="4.9906438589096" calcext:value-type="float">
            <text:p>4,9906438589096</text:p>
          </table:table-cell>
          <table:table-cell office:value-type="float" office:value="4.9480694532394" calcext:value-type="float">
            <text:p>4,9480694532394</text:p>
          </table:table-cell>
          <table:table-cell office:value-type="float" office:value="29.730298336904" calcext:value-type="float">
            <text:p>29,7302983369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89</text:p>
          </table:table-cell>
          <table:table-cell office:value-type="float" office:value="6.6373807191849" calcext:value-type="float">
            <text:p>6,6373807191849</text:p>
          </table:table-cell>
          <table:table-cell office:value-type="float" office:value="4.6342548727989" calcext:value-type="float">
            <text:p>4,6342548727989</text:p>
          </table:table-cell>
          <table:table-cell office:value-type="float" office:value="175.70128258626" calcext:value-type="float">
            <text:p>175,7012825862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00</text:p>
          </table:table-cell>
          <table:table-cell office:value-type="float" office:value="7.2159278392792" calcext:value-type="float">
            <text:p>7,2159278392792</text:p>
          </table:table-cell>
          <table:table-cell office:value-type="float" office:value="3.0746752023697" calcext:value-type="float">
            <text:p>3,0746752023697</text:p>
          </table:table-cell>
          <table:table-cell office:value-type="float" office:value="84.972053576427" calcext:value-type="float">
            <text:p>84,9720535764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11</text:p>
          </table:table-cell>
          <table:table-cell office:value-type="float" office:value="-0.75428709387779" calcext:value-type="float">
            <text:p>-0,75428709387779</text:p>
          </table:table-cell>
          <table:table-cell office:value-type="float" office:value="7.1908485889435" calcext:value-type="float">
            <text:p>7,1908485889435</text:p>
          </table:table-cell>
          <table:table-cell office:value-type="float" office:value="84.35529584338" calcext:value-type="float">
            <text:p>84,355295843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22</text:p>
          </table:table-cell>
          <table:table-cell office:value-type="float" office:value="1.1262945830822" calcext:value-type="float">
            <text:p>1,1262945830822</text:p>
          </table:table-cell>
          <table:table-cell office:value-type="float" office:value="6.7850518226624" calcext:value-type="float">
            <text:p>6,7850518226624</text:p>
          </table:table-cell>
          <table:table-cell office:value-type="float" office:value="93.185332930012" calcext:value-type="float">
            <text:p>93,1853329300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33</text:p>
          </table:table-cell>
          <table:table-cell office:value-type="float" office:value="1.9382570683956" calcext:value-type="float">
            <text:p>1,9382570683956</text:p>
          </table:table-cell>
          <table:table-cell office:value-type="float" office:value="6.8215453624725" calcext:value-type="float">
            <text:p>6,8215453624725</text:p>
          </table:table-cell>
          <table:table-cell office:value-type="float" office:value="-18.084497018984" calcext:value-type="float">
            <text:p>-18,08449701898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44</text:p>
          </table:table-cell>
          <table:table-cell office:value-type="float" office:value="4.6421137452126" calcext:value-type="float">
            <text:p>4,6421137452126</text:p>
          </table:table-cell>
          <table:table-cell office:value-type="float" office:value="6.1853361129761" calcext:value-type="float">
            <text:p>6,1853361129761</text:p>
          </table:table-cell>
          <table:table-cell office:value-type="float" office:value="-105.47725789866" calcext:value-type="float">
            <text:p>-105,477257898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55</text:p>
          </table:table-cell>
          <table:table-cell office:value-type="float" office:value="4.9655073881149" calcext:value-type="float">
            <text:p>4,9655073881149</text:p>
          </table:table-cell>
          <table:table-cell office:value-type="float" office:value="3.7731617689133" calcext:value-type="float">
            <text:p>3,7731617689133</text:p>
          </table:table-cell>
          <table:table-cell office:value-type="float" office:value="99.198312516425" calcext:value-type="float">
            <text:p>99,19831251642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66</text:p>
          </table:table-cell>
          <table:table-cell office:value-type="float" office:value="5.1647228002548" calcext:value-type="float">
            <text:p>5,1647228002548</text:p>
          </table:table-cell>
          <table:table-cell office:value-type="float" office:value="5.6937855482101" calcext:value-type="float">
            <text:p>5,6937855482101</text:p>
          </table:table-cell>
          <table:table-cell office:value-type="float" office:value="135.92084957536" calcext:value-type="float">
            <text:p>135,9208495753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77</text:p>
          </table:table-cell>
          <table:table-cell office:value-type="float" office:value="9.6013659238815" calcext:value-type="float">
            <text:p>9,6013659238815</text:p>
          </table:table-cell>
          <table:table-cell office:value-type="float" office:value="6.7509758472443" calcext:value-type="float">
            <text:p>6,7509758472443</text:p>
          </table:table-cell>
          <table:table-cell office:value-type="float" office:value="111.09231383937" calcext:value-type="float">
            <text:p>111,0923138393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88</text:p>
          </table:table-cell>
          <table:table-cell office:value-type="float" office:value="-1.583100259304" calcext:value-type="float">
            <text:p>-1,583100259304</text:p>
          </table:table-cell>
          <table:table-cell office:value-type="float" office:value="8.3289116621017" calcext:value-type="float">
            <text:p>8,3289116621017</text:p>
          </table:table-cell>
          <table:table-cell office:value-type="float" office:value="-45.280618652417" calcext:value-type="float">
            <text:p>-45,2806186524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99</text:p>
          </table:table-cell>
          <table:table-cell office:value-type="float" office:value="-0.39816908538342" calcext:value-type="float">
            <text:p>-0,39816908538342</text:p>
          </table:table-cell>
          <table:table-cell office:value-type="float" office:value="8.0681830644608" calcext:value-type="float">
            <text:p>8,0681830644608</text:p>
          </table:table-cell>
          <table:table-cell office:value-type="float" office:value="153.17801153584" calcext:value-type="float">
            <text:p>153,1780115358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10</text:p>
          </table:table-cell>
          <table:table-cell office:value-type="float" office:value="0.8619387447834" calcext:value-type="float">
            <text:p>0,8619387447834</text:p>
          </table:table-cell>
          <table:table-cell office:value-type="float" office:value="7.7641874551773" calcext:value-type="float">
            <text:p>7,7641874551773</text:p>
          </table:table-cell>
          <table:table-cell office:value-type="float" office:value="178.92714974227" calcext:value-type="float">
            <text:p>178,927149742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21</text:p>
          </table:table-cell>
          <table:table-cell office:value-type="float" office:value="4.4991159439087" calcext:value-type="float">
            <text:p>4,4991159439087</text:p>
          </table:table-cell>
          <table:table-cell office:value-type="float" office:value="6.5998446941376" calcext:value-type="float">
            <text:p>6,5998446941376</text:p>
          </table:table-cell>
          <table:table-cell office:value-type="float" office:value="59.364002981004" calcext:value-type="float">
            <text:p>59,3640029810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32</text:p>
          </table:table-cell>
          <table:table-cell office:value-type="float" office:value="4.4468721747398" calcext:value-type="float">
            <text:p>4,4468721747398</text:p>
          </table:table-cell>
          <table:table-cell office:value-type="float" office:value="7.723074555397" calcext:value-type="float">
            <text:p>7,723074555397</text:p>
          </table:table-cell>
          <table:table-cell office:value-type="float" office:value="21.382852154932" calcext:value-type="float">
            <text:p>21,38285215493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43</text:p>
          </table:table-cell>
          <table:table-cell office:value-type="float" office:value="5.3266370296478" calcext:value-type="float">
            <text:p>5,3266370296478</text:p>
          </table:table-cell>
          <table:table-cell office:value-type="float" office:value="8.8741368055344" calcext:value-type="float">
            <text:p>8,8741368055344</text:p>
          </table:table-cell>
          <table:table-cell office:value-type="float" office:value="-84.862264098635" calcext:value-type="float">
            <text:p>-84,86226409863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54</text:p>
          </table:table-cell>
          <table:table-cell office:value-type="float" office:value="9.0872114896774" calcext:value-type="float">
            <text:p>9,0872114896774</text:p>
          </table:table-cell>
          <table:table-cell office:value-type="float" office:value="8.8742554187775" calcext:value-type="float">
            <text:p>8,8742554187775</text:p>
          </table:table-cell>
          <table:table-cell office:value-type="float" office:value="-164.78498574275" calcext:value-type="float">
            <text:p>-164,7849857427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65</text:p>
          </table:table-cell>
          <table:table-cell office:value-type="float" office:value="0.73337107896805" calcext:value-type="float">
            <text:p>0,73337107896805</text:p>
          </table:table-cell>
          <table:table-cell office:value-type="float" office:value="10.363340377808" calcext:value-type="float">
            <text:p>10,363340377808</text:p>
          </table:table-cell>
          <table:table-cell office:value-type="float" office:value="-20.331846490787" calcext:value-type="float">
            <text:p>-20,33184649078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76</text:p>
          </table:table-cell>
          <table:table-cell office:value-type="float" office:value="0.74981488287449" calcext:value-type="float">
            <text:p>0,74981488287449</text:p>
          </table:table-cell>
          <table:table-cell office:value-type="float" office:value="9.5460766553879" calcext:value-type="float">
            <text:p>9,5460766553879</text:p>
          </table:table-cell>
          <table:table-cell office:value-type="float" office:value="32.575329397894" calcext:value-type="float">
            <text:p>32,5753293978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87</text:p>
          </table:table-cell>
          <table:table-cell office:value-type="float" office:value="2.5366657972336" calcext:value-type="float">
            <text:p>2,5366657972336</text:p>
          </table:table-cell>
          <table:table-cell office:value-type="float" office:value="8.6131745576859" calcext:value-type="float">
            <text:p>8,6131745576859</text:p>
          </table:table-cell>
          <table:table-cell office:value-type="float" office:value="145.50018310547" calcext:value-type="float">
            <text:p>145,5001831054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98</text:p>
          </table:table-cell>
          <table:table-cell office:value-type="float" office:value="5.0834143161774" calcext:value-type="float">
            <text:p>5,0834143161774</text:p>
          </table:table-cell>
          <table:table-cell office:value-type="float" office:value="10.023013353348" calcext:value-type="float">
            <text:p>10,023013353348</text:p>
          </table:table-cell>
          <table:table-cell office:value-type="float" office:value="147.63229667761" calcext:value-type="float">
            <text:p>147,632296677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09</text:p>
          </table:table-cell>
          <table:table-cell office:value-type="float" office:value="5.1967310905457" calcext:value-type="float">
            <text:p>5,1967310905457</text:p>
          </table:table-cell>
          <table:table-cell office:value-type="float" office:value="7.836948633194" calcext:value-type="float">
            <text:p>7,836948633194</text:p>
          </table:table-cell>
          <table:table-cell office:value-type="float" office:value="-151.21563225035" calcext:value-type="float">
            <text:p>-151,215632250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20</text:p>
          </table:table-cell>
          <table:table-cell office:value-type="float" office:value="5.8395683765411" calcext:value-type="float">
            <text:p>5,8395683765411</text:p>
          </table:table-cell>
          <table:table-cell office:value-type="float" office:value="10.752364397049" calcext:value-type="float">
            <text:p>10,752364397049</text:p>
          </table:table-cell>
          <table:table-cell office:value-type="float" office:value="-72.538644644865" calcext:value-type="float">
            <text:p>-72,5386446448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31</text:p>
          </table:table-cell>
          <table:table-cell office:value-type="float" office:value="6.6609632968903" calcext:value-type="float">
            <text:p>6,6609632968903</text:p>
          </table:table-cell>
          <table:table-cell office:value-type="float" office:value="8.177318572998" calcext:value-type="float">
            <text:p>8,177318572998</text:p>
          </table:table-cell>
          <table:table-cell office:value-type="float" office:value="94.923452207237" calcext:value-type="float">
            <text:p>94,9234522072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42</text:p>
          </table:table-cell>
          <table:table-cell office:value-type="float" office:value="-1.584999114275" calcext:value-type="float">
            <text:p>-1,584999114275</text:p>
          </table:table-cell>
          <table:table-cell office:value-type="float" office:value="9.3466252088547" calcext:value-type="float">
            <text:p>9,3466252088547</text:p>
          </table:table-cell>
          <table:table-cell office:value-type="float" office:value="10.001201443611" calcext:value-type="float">
            <text:p>10,0012014436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53</text:p>
          </table:table-cell>
          <table:table-cell office:value-type="float" office:value="2.0919835567474" calcext:value-type="float">
            <text:p>2,0919835567474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57.92805677766" calcext:value-type="float">
            <text:p>-157,9280567776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-1.5786257386208" calcext:value-type="float">
            <text:p>-1,5786257386208</text:p>
          </table:table-cell>
          <table:table-cell office:value-type="float" office:value="1.1496497690678" calcext:value-type="float">
            <text:p>1,1496497690678</text:p>
          </table:table-cell>
          <table:table-cell office:value-type="float" office:value="-38.248744739848" calcext:value-type="float">
            <text:p>-38,24874473984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14</text:p>
          </table:table-cell>
          <table:table-cell office:value-type="float" office:value="1.036788597703" calcext:value-type="float">
            <text:p>1,036788597703</text:p>
          </table:table-cell>
          <table:table-cell office:value-type="float" office:value="1.3817790150642" calcext:value-type="float">
            <text:p>1,3817790150642</text:p>
          </table:table-cell>
          <table:table-cell office:value-type="float" office:value="-154.87570975237" calcext:value-type="float">
            <text:p>-154,875709752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25</text:p>
          </table:table-cell>
          <table:table-cell office:value-type="float" office:value="2.5740358233452" calcext:value-type="float">
            <text:p>2,5740358233452</text:p>
          </table:table-cell>
          <table:table-cell office:value-type="float" office:value="-0.39653867483139" calcext:value-type="float">
            <text:p>-0,39653867483139</text:p>
          </table:table-cell>
          <table:table-cell office:value-type="float" office:value="165.01026396539" calcext:value-type="float">
            <text:p>165,010263965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36</text:p>
          </table:table-cell>
          <table:table-cell office:value-type="float" office:value="2.5604096055031" calcext:value-type="float">
            <text:p>2,5604096055031</text:p>
          </table:table-cell>
          <table:table-cell office:value-type="float" office:value="0.16931576654315" calcext:value-type="float">
            <text:p>0,16931576654315</text:p>
          </table:table-cell>
          <table:table-cell office:value-type="float" office:value="37.968978380701" calcext:value-type="float">
            <text:p>37,96897838070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47</text:p>
          </table:table-cell>
          <table:table-cell office:value-type="float" office:value="3.3483302593231" calcext:value-type="float">
            <text:p>3,3483302593231</text:p>
          </table:table-cell>
          <table:table-cell office:value-type="float" office:value="0.39508607238531" calcext:value-type="float">
            <text:p>0,39508607238531</text:p>
          </table:table-cell>
          <table:table-cell office:value-type="float" office:value="-162.36286558163" calcext:value-type="float">
            <text:p>-162,3628655816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58</text:p>
          </table:table-cell>
          <table:table-cell office:value-type="float" office:value="7.1575343608856" calcext:value-type="float">
            <text:p>7,1575343608856</text:p>
          </table:table-cell>
          <table:table-cell office:value-type="float" office:value="-0.3110078535974" calcext:value-type="float">
            <text:p>-0,3110078535974</text:p>
          </table:table-cell>
          <table:table-cell office:value-type="float" office:value="89.415875969419" calcext:value-type="float">
            <text:p>89,41587596941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69</text:p>
          </table:table-cell>
          <table:table-cell office:value-type="float" office:value="9.5225161314011" calcext:value-type="float">
            <text:p>9,5225161314011</text:p>
          </table:table-cell>
          <table:table-cell office:value-type="float" office:value="1.6676047444344" calcext:value-type="float">
            <text:p>1,6676047444344</text:p>
          </table:table-cell>
          <table:table-cell office:value-type="float" office:value="169.70581765387" calcext:value-type="float">
            <text:p>169,7058176538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80</text:p>
          </table:table-cell>
          <table:table-cell office:value-type="float" office:value="-1.4781840145588" calcext:value-type="float">
            <text:p>-1,4781840145588</text:p>
          </table:table-cell>
          <table:table-cell office:value-type="float" office:value="3.2078975439072" calcext:value-type="float">
            <text:p>3,2078975439072</text:p>
          </table:table-cell>
          <table:table-cell office:value-type="float" office:value="-28.566072700889" calcext:value-type="float">
            <text:p>-28,5660727008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91</text:p>
          </table:table-cell>
          <table:table-cell office:value-type="float" office:value="1.1367406696081" calcext:value-type="float">
            <text:p>1,1367406696081</text:p>
          </table:table-cell>
          <table:table-cell office:value-type="float" office:value="1.073402762413" calcext:value-type="float">
            <text:p>1,073402762413</text:p>
          </table:table-cell>
          <table:table-cell office:value-type="float" office:value="-135.41722297668" calcext:value-type="float">
            <text:p>-135,4172229766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02</text:p>
          </table:table-cell>
          <table:table-cell office:value-type="float" office:value="1.7375752329826" calcext:value-type="float">
            <text:p>1,7375752329826</text:p>
          </table:table-cell>
          <table:table-cell office:value-type="float" office:value="0.85573635995388" calcext:value-type="float">
            <text:p>0,85573635995388</text:p>
          </table:table-cell>
          <table:table-cell office:value-type="float" office:value="41.518306276601" calcext:value-type="float">
            <text:p>41,51830627660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13</text:p>
          </table:table-cell>
          <table:table-cell office:value-type="float" office:value="2.1964259445667" calcext:value-type="float">
            <text:p>2,1964259445667</text:p>
          </table:table-cell>
          <table:table-cell office:value-type="float" office:value="2.0163580775261" calcext:value-type="float">
            <text:p>2,0163580775261</text:p>
          </table:table-cell>
          <table:table-cell office:value-type="float" office:value="-131.19382007866" calcext:value-type="float">
            <text:p>-131,1938200786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24</text:p>
          </table:table-cell>
          <table:table-cell office:value-type="float" office:value="7.8448331356049" calcext:value-type="float">
            <text:p>7,8448331356049</text:p>
          </table:table-cell>
          <table:table-cell office:value-type="float" office:value="0.8981067687273" calcext:value-type="float">
            <text:p>0,8981067687273</text:p>
          </table:table-cell>
          <table:table-cell office:value-type="float" office:value="117.51488211808" calcext:value-type="float">
            <text:p>117,5148821180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35</text:p>
          </table:table-cell>
          <table:table-cell office:value-type="float" office:value="7.7533382177353" calcext:value-type="float">
            <text:p>7,7533382177353</text:p>
          </table:table-cell>
          <table:table-cell office:value-type="float" office:value="2.1387092769146" calcext:value-type="float">
            <text:p>2,1387092769146</text:p>
          </table:table-cell>
          <table:table-cell office:value-type="float" office:value="23.124815362274" calcext:value-type="float">
            <text:p>23,12481536227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46</text:p>
          </table:table-cell>
          <table:table-cell office:value-type="float" office:value="8.9990538358688" calcext:value-type="float">
            <text:p>8,9990538358688</text:p>
          </table:table-cell>
          <table:table-cell office:value-type="float" office:value="2.7900126576424" calcext:value-type="float">
            <text:p>2,7900126576424</text:p>
          </table:table-cell>
          <table:table-cell office:value-type="float" office:value="-100.88579442091" calcext:value-type="float">
            <text:p>-100,8857944209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57</text:p>
          </table:table-cell>
          <table:table-cell office:value-type="float" office:value="-1.248282045126" calcext:value-type="float">
            <text:p>-1,248282045126</text:p>
          </table:table-cell>
          <table:table-cell office:value-type="float" office:value="3.5332188010216" calcext:value-type="float">
            <text:p>3,5332188010216</text:p>
          </table:table-cell>
          <table:table-cell office:value-type="float" office:value="176.57846402211" calcext:value-type="float">
            <text:p>176,578464022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68</text:p>
          </table:table-cell>
          <table:table-cell office:value-type="float" office:value="1.8461689352989" calcext:value-type="float">
            <text:p>1,8461689352989</text:p>
          </table:table-cell>
          <table:table-cell office:value-type="float" office:value="4.8667454719543" calcext:value-type="float">
            <text:p>4,8667454719543</text:p>
          </table:table-cell>
          <table:table-cell office:value-type="float" office:value="-170.6034180465" calcext:value-type="float">
            <text:p>-170,603418046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79</text:p>
          </table:table-cell>
          <table:table-cell office:value-type="float" office:value="0.55670004338026" calcext:value-type="float">
            <text:p>0,55670004338026</text:p>
          </table:table-cell>
          <table:table-cell office:value-type="float" office:value="3.20621073246" calcext:value-type="float">
            <text:p>3,20621073246</text:p>
          </table:table-cell>
          <table:table-cell office:value-type="float" office:value="-82.069233724266" calcext:value-type="float">
            <text:p>-82,06923372426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90</text:p>
          </table:table-cell>
          <table:table-cell office:value-type="float" office:value="3.589223921299" calcext:value-type="float">
            <text:p>3,589223921299</text:p>
          </table:table-cell>
          <table:table-cell office:value-type="float" office:value="3.4082809090614" calcext:value-type="float">
            <text:p>3,4082809090614</text:p>
          </table:table-cell>
          <table:table-cell office:value-type="float" office:value="-91.970411835203" calcext:value-type="float">
            <text:p>-91,9704118352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01</text:p>
          </table:table-cell>
          <table:table-cell office:value-type="float" office:value="6.0004878044128" calcext:value-type="float">
            <text:p>6,0004878044128</text:p>
          </table:table-cell>
          <table:table-cell office:value-type="float" office:value="1.3830801844597" calcext:value-type="float">
            <text:p>1,3830801844597</text:p>
          </table:table-cell>
          <table:table-cell office:value-type="float" office:value="123.6325601104" calcext:value-type="float">
            <text:p>123,63256011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12</text:p>
          </table:table-cell>
          <table:table-cell office:value-type="float" office:value="6.9088661670685" calcext:value-type="float">
            <text:p>6,9088661670685</text:p>
          </table:table-cell>
          <table:table-cell office:value-type="float" office:value="3.8756650686264" calcext:value-type="float">
            <text:p>3,8756650686264</text:p>
          </table:table-cell>
          <table:table-cell office:value-type="float" office:value="67.379188385739" calcext:value-type="float">
            <text:p>67,37918838573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23</text:p>
          </table:table-cell>
          <table:table-cell office:value-type="float" office:value="9.2651569843292" calcext:value-type="float">
            <text:p>9,2651569843292</text:p>
          </table:table-cell>
          <table:table-cell office:value-type="float" office:value="3.4541764855385" calcext:value-type="float">
            <text:p>3,4541764855385</text:p>
          </table:table-cell>
          <table:table-cell office:value-type="float" office:value="-175.96923014161" calcext:value-type="float">
            <text:p>-175,9692301416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34</text:p>
          </table:table-cell>
          <table:table-cell office:value-type="float" office:value="-1.3889023661613" calcext:value-type="float">
            <text:p>-1,3889023661613</text:p>
          </table:table-cell>
          <table:table-cell office:value-type="float" office:value="3.8273823261261" calcext:value-type="float">
            <text:p>3,8273823261261</text:p>
          </table:table-cell>
          <table:table-cell office:value-type="float" office:value="162.17159161902" calcext:value-type="float">
            <text:p>162,1715916190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45</text:p>
          </table:table-cell>
          <table:table-cell office:value-type="float" office:value="0.87479308247566" calcext:value-type="float">
            <text:p>0,87479308247566</text:p>
          </table:table-cell>
          <table:table-cell office:value-type="float" office:value="6.4060229063034" calcext:value-type="float">
            <text:p>6,4060229063034</text:p>
          </table:table-cell>
          <table:table-cell office:value-type="float" office:value="-8.7740147949024" calcext:value-type="float">
            <text:p>-8,77401479490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56</text:p>
          </table:table-cell>
          <table:table-cell office:value-type="float" office:value="3.6697393655777" calcext:value-type="float">
            <text:p>3,6697393655777</text:p>
          </table:table-cell>
          <table:table-cell office:value-type="float" office:value="5.7936626672745" calcext:value-type="float">
            <text:p>5,7936626672745</text:p>
          </table:table-cell>
          <table:table-cell office:value-type="float" office:value="-137.99215729829" calcext:value-type="float">
            <text:p>-137,9921572982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67</text:p>
          </table:table-cell>
          <table:table-cell office:value-type="float" office:value="3.3454474806786" calcext:value-type="float">
            <text:p>3,3454474806786</text:p>
          </table:table-cell>
          <table:table-cell office:value-type="float" office:value="4.8897179961205" calcext:value-type="float">
            <text:p>4,8897179961205</text:p>
          </table:table-cell>
          <table:table-cell office:value-type="float" office:value="83.405411167509" calcext:value-type="float">
            <text:p>83,40541116750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78</text:p>
          </table:table-cell>
          <table:table-cell office:value-type="float" office:value="4.7097784280777" calcext:value-type="float">
            <text:p>4,7097784280777</text:p>
          </table:table-cell>
          <table:table-cell office:value-type="float" office:value="4.7134834527969" calcext:value-type="float">
            <text:p>4,7134834527969</text:p>
          </table:table-cell>
          <table:table-cell office:value-type="float" office:value="43.099364277664" calcext:value-type="float">
            <text:p>43,09936427766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89</text:p>
          </table:table-cell>
          <table:table-cell office:value-type="float" office:value="6.6851705312729" calcext:value-type="float">
            <text:p>6,6851705312729</text:p>
          </table:table-cell>
          <table:table-cell office:value-type="float" office:value="4.8509579896927" calcext:value-type="float">
            <text:p>4,8509579896927</text:p>
          </table:table-cell>
          <table:table-cell office:value-type="float" office:value="-93.725779253966" calcext:value-type="float">
            <text:p>-93,72577925396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00</text:p>
          </table:table-cell>
          <table:table-cell office:value-type="float" office:value="7.357103228569" calcext:value-type="float">
            <text:p>7,357103228569</text:p>
          </table:table-cell>
          <table:table-cell office:value-type="float" office:value="2.8370708227158" calcext:value-type="float">
            <text:p>2,8370708227158</text:p>
          </table:table-cell>
          <table:table-cell office:value-type="float" office:value="128.61879008591" calcext:value-type="float">
            <text:p>128,6187900859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11</text:p>
          </table:table-cell>
          <table:table-cell office:value-type="float" office:value="-0.79339295625687" calcext:value-type="float">
            <text:p>-0,79339295625687</text:p>
          </table:table-cell>
          <table:table-cell office:value-type="float" office:value="6.795015335083" calcext:value-type="float">
            <text:p>6,795015335083</text:p>
          </table:table-cell>
          <table:table-cell office:value-type="float" office:value="84.398170185697" calcext:value-type="float">
            <text:p>84,39817018569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22</text:p>
          </table:table-cell>
          <table:table-cell office:value-type="float" office:value="1.3352976739407" calcext:value-type="float">
            <text:p>1,3352976739407</text:p>
          </table:table-cell>
          <table:table-cell office:value-type="float" office:value="6.7401993274689" calcext:value-type="float">
            <text:p>6,7401993274689</text:p>
          </table:table-cell>
          <table:table-cell office:value-type="float" office:value="178.0827288415" calcext:value-type="float">
            <text:p>178,08272884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33</text:p>
          </table:table-cell>
          <table:table-cell office:value-type="float" office:value="1.7033740878105" calcext:value-type="float">
            <text:p>1,7033740878105</text:p>
          </table:table-cell>
          <table:table-cell office:value-type="float" office:value="6.9356864690781" calcext:value-type="float">
            <text:p>6,9356864690781</text:p>
          </table:table-cell>
          <table:table-cell office:value-type="float" office:value="-8.464395620261" calcext:value-type="float">
            <text:p>-8,46439562026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44</text:p>
          </table:table-cell>
          <table:table-cell office:value-type="float" office:value="4.5179191231728" calcext:value-type="float">
            <text:p>4,5179191231728</text:p>
          </table:table-cell>
          <table:table-cell office:value-type="float" office:value="6.3646787405014" calcext:value-type="float">
            <text:p>6,3646787405014</text:p>
          </table:table-cell>
          <table:table-cell office:value-type="float" office:value="-71.606076447068" calcext:value-type="float">
            <text:p>-71,60607644706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55</text:p>
          </table:table-cell>
          <table:table-cell office:value-type="float" office:value="5.0259321928024" calcext:value-type="float">
            <text:p>5,0259321928024</text:p>
          </table:table-cell>
          <table:table-cell office:value-type="float" office:value="3.3811914920807" calcext:value-type="float">
            <text:p>3,3811914920807</text:p>
          </table:table-cell>
          <table:table-cell office:value-type="float" office:value="98.752799307465" calcext:value-type="float">
            <text:p>98,75279930746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66</text:p>
          </table:table-cell>
          <table:table-cell office:value-type="float" office:value="5.4378640651703" calcext:value-type="float">
            <text:p>5,4378640651703</text:p>
          </table:table-cell>
          <table:table-cell office:value-type="float" office:value="5.7930648326874" calcext:value-type="float">
            <text:p>5,7930648326874</text:p>
          </table:table-cell>
          <table:table-cell office:value-type="float" office:value="-163.55883695517" calcext:value-type="float">
            <text:p>-163,558836955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77</text:p>
          </table:table-cell>
          <table:table-cell office:value-type="float" office:value="9.5632779598236" calcext:value-type="float">
            <text:p>9,5632779598236</text:p>
          </table:table-cell>
          <table:table-cell office:value-type="float" office:value="6.4339244365692" calcext:value-type="float">
            <text:p>6,4339244365692</text:p>
          </table:table-cell>
          <table:table-cell office:value-type="float" office:value="75.710033914845" calcext:value-type="float">
            <text:p>75,71003391484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88</text:p>
          </table:table-cell>
          <table:table-cell office:value-type="float" office:value="-1.5812782943249" calcext:value-type="float">
            <text:p>-1,5812782943249</text:p>
          </table:table-cell>
          <table:table-cell office:value-type="float" office:value="8.5813188552856" calcext:value-type="float">
            <text:p>8,5813188552856</text:p>
          </table:table-cell>
          <table:table-cell office:value-type="float" office:value="-57.639920028152" calcext:value-type="float">
            <text:p>-57,63992002815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99</text:p>
          </table:table-cell>
          <table:table-cell office:value-type="float" office:value="-0.043062511831522" calcext:value-type="float">
            <text:p>-0,043062511831522</text:p>
          </table:table-cell>
          <table:table-cell office:value-type="float" office:value="7.8883910179138" calcext:value-type="float">
            <text:p>7,8883910179138</text:p>
          </table:table-cell>
          <table:table-cell office:value-type="float" office:value="153.17489538982" calcext:value-type="float">
            <text:p>153,1748953898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10</text:p>
          </table:table-cell>
          <table:table-cell office:value-type="float" office:value="1.2568181753159" calcext:value-type="float">
            <text:p>1,2568181753159</text:p>
          </table:table-cell>
          <table:table-cell office:value-type="float" office:value="7.7344512939453" calcext:value-type="float">
            <text:p>7,7344512939453</text:p>
          </table:table-cell>
          <table:table-cell office:value-type="float" office:value="176.43621469" calcext:value-type="float">
            <text:p>176,4362146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21</text:p>
          </table:table-cell>
          <table:table-cell office:value-type="float" office:value="4.2947921156883" calcext:value-type="float">
            <text:p>4,2947921156883</text:p>
          </table:table-cell>
          <table:table-cell office:value-type="float" office:value="6.6850656270981" calcext:value-type="float">
            <text:p>6,6850656270981</text:p>
          </table:table-cell>
          <table:table-cell office:value-type="float" office:value="-31.328262796827" calcext:value-type="float">
            <text:p>-31,3282627968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32</text:p>
          </table:table-cell>
          <table:table-cell office:value-type="float" office:value="4.1217049956322" calcext:value-type="float">
            <text:p>4,1217049956322</text:p>
          </table:table-cell>
          <table:table-cell office:value-type="float" office:value="7.5230604410172" calcext:value-type="float">
            <text:p>7,5230604410172</text:p>
          </table:table-cell>
          <table:table-cell office:value-type="float" office:value="30.069302221772" calcext:value-type="float">
            <text:p>30,06930222177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43</text:p>
          </table:table-cell>
          <table:table-cell office:value-type="float" office:value="5.3134703636169" calcext:value-type="float">
            <text:p>5,3134703636169</text:p>
          </table:table-cell>
          <table:table-cell office:value-type="float" office:value="9.2483341693878" calcext:value-type="float">
            <text:p>9,2483341693878</text:p>
          </table:table-cell>
          <table:table-cell office:value-type="float" office:value="-86.248593725217" calcext:value-type="float">
            <text:p>-86,2485937252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54</text:p>
          </table:table-cell>
          <table:table-cell office:value-type="float" office:value="9.3445807695389" calcext:value-type="float">
            <text:p>9,3445807695389</text:p>
          </table:table-cell>
          <table:table-cell office:value-type="float" office:value="8.8844984769821" calcext:value-type="float">
            <text:p>8,8844984769821</text:p>
          </table:table-cell>
          <table:table-cell office:value-type="float" office:value="-178.76325139574" calcext:value-type="float">
            <text:p>-178,7632513957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65</text:p>
          </table:table-cell>
          <table:table-cell office:value-type="float" office:value="0.53636025637388" calcext:value-type="float">
            <text:p>0,53636025637388</text:p>
          </table:table-cell>
          <table:table-cell office:value-type="float" office:value="10.159021615982" calcext:value-type="float">
            <text:p>10,159021615982</text:p>
          </table:table-cell>
          <table:table-cell office:value-type="float" office:value="44.040556546229" calcext:value-type="float">
            <text:p>44,04055654622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76</text:p>
          </table:table-cell>
          <table:table-cell office:value-type="float" office:value="0.79849436879158" calcext:value-type="float">
            <text:p>0,79849436879158</text:p>
          </table:table-cell>
          <table:table-cell office:value-type="float" office:value="9.2680674791336" calcext:value-type="float">
            <text:p>9,2680674791336</text:p>
          </table:table-cell>
          <table:table-cell office:value-type="float" office:value="97.666617411717" calcext:value-type="float">
            <text:p>97,6666174117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87</text:p>
          </table:table-cell>
          <table:table-cell office:value-type="float" office:value="2.8585344552994" calcext:value-type="float">
            <text:p>2,8585344552994</text:p>
          </table:table-cell>
          <table:table-cell office:value-type="float" office:value="8.5547971725464" calcext:value-type="float">
            <text:p>8,5547971725464</text:p>
          </table:table-cell>
          <table:table-cell office:value-type="float" office:value="176.51798618827" calcext:value-type="float">
            <text:p>176,517986188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98</text:p>
          </table:table-cell>
          <table:table-cell office:value-type="float" office:value="5.414292216301" calcext:value-type="float">
            <text:p>5,414292216301</text:p>
          </table:table-cell>
          <table:table-cell office:value-type="float" office:value="9.8225927352905" calcext:value-type="float">
            <text:p>9,8225927352905</text:p>
          </table:table-cell>
          <table:table-cell office:value-type="float" office:value="152.10236713385" calcext:value-type="float">
            <text:p>152,1023671338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09</text:p>
          </table:table-cell>
          <table:table-cell office:value-type="float" office:value="5.3301072120667" calcext:value-type="float">
            <text:p>5,3301072120667</text:p>
          </table:table-cell>
          <table:table-cell office:value-type="float" office:value="7.6601421833038" calcext:value-type="float">
            <text:p>7,6601421833038</text:p>
          </table:table-cell>
          <table:table-cell office:value-type="float" office:value="118.14452128805" calcext:value-type="float">
            <text:p>118,1445212880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20</text:p>
          </table:table-cell>
          <table:table-cell office:value-type="float" office:value="5.8051955699921" calcext:value-type="float">
            <text:p>5,8051955699921</text:p>
          </table:table-cell>
          <table:table-cell office:value-type="float" office:value="10.897386074066" calcext:value-type="float">
            <text:p>10,897386074066</text:p>
          </table:table-cell>
          <table:table-cell office:value-type="float" office:value="-76.172569754777" calcext:value-type="float">
            <text:p>-76,17256975477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31</text:p>
          </table:table-cell>
          <table:table-cell office:value-type="float" office:value="6.6795021295547" calcext:value-type="float">
            <text:p>6,6795021295547</text:p>
          </table:table-cell>
          <table:table-cell office:value-type="float" office:value="7.8815311193466" calcext:value-type="float">
            <text:p>7,8815311193466</text:p>
          </table:table-cell>
          <table:table-cell office:value-type="float" office:value="89.747574678652" calcext:value-type="float">
            <text:p>89,74757467865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42</text:p>
          </table:table-cell>
          <table:table-cell office:value-type="float" office:value="-1.5850135684013" calcext:value-type="float">
            <text:p>-1,5850135684013</text:p>
          </table:table-cell>
          <table:table-cell office:value-type="float" office:value="9.0958708524704" calcext:value-type="float">
            <text:p>9,0958708524704</text:p>
          </table:table-cell>
          <table:table-cell office:value-type="float" office:value="25.778196609704" calcext:value-type="float">
            <text:p>25,7781966097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53</text:p>
          </table:table-cell>
          <table:table-cell office:value-type="float" office:value="2.3767800629139" calcext:value-type="float">
            <text:p>2,3767800629139</text:p>
          </table:table-cell>
          <table:table-cell office:value-type="float" office:value="11.078895330429" calcext:value-type="float">
            <text:p>11,078895330429</text:p>
          </table:table-cell>
          <table:table-cell office:value-type="float" office:value="-176.96932167005" calcext:value-type="float">
            <text:p>-176,9693216700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-1.5820161998272" calcext:value-type="float">
            <text:p>-1,5820161998272</text:p>
          </table:table-cell>
          <table:table-cell office:value-type="float" office:value="1.3230384886265" calcext:value-type="float">
            <text:p>1,3230384886265</text:p>
          </table:table-cell>
          <table:table-cell office:value-type="float" office:value="-60.177774945642" calcext:value-type="float">
            <text:p>-60,17777494564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14</text:p>
          </table:table-cell>
          <table:table-cell office:value-type="float" office:value="1.2736275792122" calcext:value-type="float">
            <text:p>1,2736275792122</text:p>
          </table:table-cell>
          <table:table-cell office:value-type="float" office:value="1.3500055670738" calcext:value-type="float">
            <text:p>1,3500055670738</text:p>
          </table:table-cell>
          <table:table-cell office:value-type="float" office:value="145.82289556029" calcext:value-type="float">
            <text:p>145,8228955602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25</text:p>
          </table:table-cell>
          <table:table-cell office:value-type="float" office:value="2.8766030073166" calcext:value-type="float">
            <text:p>2,8766030073166</text:p>
          </table:table-cell>
          <table:table-cell office:value-type="float" office:value="-0.32189320772886" calcext:value-type="float">
            <text:p>-0,32189320772886</text:p>
          </table:table-cell>
          <table:table-cell office:value-type="float" office:value="-158.89523743065" calcext:value-type="float">
            <text:p>-158,895237430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36</text:p>
          </table:table-cell>
          <table:table-cell office:value-type="float" office:value="2.393321543932" calcext:value-type="float">
            <text:p>2,393321543932</text:p>
          </table:table-cell>
          <table:table-cell office:value-type="float" office:value="0.32697327435017" calcext:value-type="float">
            <text:p>0,32697327435017</text:p>
          </table:table-cell>
          <table:table-cell office:value-type="float" office:value="-50.73913950829" calcext:value-type="float">
            <text:p>-50,7391395082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47</text:p>
          </table:table-cell>
          <table:table-cell office:value-type="float" office:value="3.6423629522324" calcext:value-type="float">
            <text:p>3,6423629522324</text:p>
          </table:table-cell>
          <table:table-cell office:value-type="float" office:value="0.24605056270957" calcext:value-type="float">
            <text:p>0,24605056270957</text:p>
          </table:table-cell>
          <table:table-cell office:value-type="float" office:value="158.58863873087" calcext:value-type="float">
            <text:p>158,5886387308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58</text:p>
          </table:table-cell>
          <table:table-cell office:value-type="float" office:value="7.3630577325821" calcext:value-type="float">
            <text:p>7,3630577325821</text:p>
          </table:table-cell>
          <table:table-cell office:value-type="float" office:value="-0.4877845197916" calcext:value-type="float">
            <text:p>-0,4877845197916</text:p>
          </table:table-cell>
          <table:table-cell office:value-type="float" office:value="149.30863289317" calcext:value-type="float">
            <text:p>149,3086328931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69</text:p>
          </table:table-cell>
          <table:table-cell office:value-type="float" office:value="9.8283922672272" calcext:value-type="float">
            <text:p>9,8283922672272</text:p>
          </table:table-cell>
          <table:table-cell office:value-type="float" office:value="1.532856374979" calcext:value-type="float">
            <text:p>1,532856374979</text:p>
          </table:table-cell>
          <table:table-cell office:value-type="float" office:value="152.54542022754" calcext:value-type="float">
            <text:p>152,5454202275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80</text:p>
          </table:table-cell>
          <table:table-cell office:value-type="float" office:value="-1.5852001309395" calcext:value-type="float">
            <text:p>-1,5852001309395</text:p>
          </table:table-cell>
          <table:table-cell office:value-type="float" office:value="3.0459958314896" calcext:value-type="float">
            <text:p>3,0459958314896</text:p>
          </table:table-cell>
          <table:table-cell office:value-type="float" office:value="24.181434872803" calcext:value-type="float">
            <text:p>24,18143487280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91</text:p>
          </table:table-cell>
          <table:table-cell office:value-type="float" office:value="1.2996345758438" calcext:value-type="float">
            <text:p>1,2996345758438</text:p>
          </table:table-cell>
          <table:table-cell office:value-type="float" office:value="1.0215988010168" calcext:value-type="float">
            <text:p>1,0215988010168</text:p>
          </table:table-cell>
          <table:table-cell office:value-type="float" office:value="154.72546504561" calcext:value-type="float">
            <text:p>154,7254650456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02</text:p>
          </table:table-cell>
          <table:table-cell office:value-type="float" office:value="1.5547135472298" calcext:value-type="float">
            <text:p>1,5547135472298</text:p>
          </table:table-cell>
          <table:table-cell office:value-type="float" office:value="0.83492502570152" calcext:value-type="float">
            <text:p>0,83492502570152</text:p>
          </table:table-cell>
          <table:table-cell office:value-type="float" office:value="-29.99075620797" calcext:value-type="float">
            <text:p>-29,9907562079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13</text:p>
          </table:table-cell>
          <table:table-cell office:value-type="float" office:value="2.4575681984425" calcext:value-type="float">
            <text:p>2,4575681984425</text:p>
          </table:table-cell>
          <table:table-cell office:value-type="float" office:value="2.3163166642189" calcext:value-type="float">
            <text:p>2,3163166642189</text:p>
          </table:table-cell>
          <table:table-cell office:value-type="float" office:value="-131.18676774821" calcext:value-type="float">
            <text:p>-131,186767748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24</text:p>
          </table:table-cell>
          <table:table-cell office:value-type="float" office:value="7.8876304626465" calcext:value-type="float">
            <text:p>7,8876304626465</text:p>
          </table:table-cell>
          <table:table-cell office:value-type="float" office:value="0.60036808252335" calcext:value-type="float">
            <text:p>0,60036808252335</text:p>
          </table:table-cell>
          <table:table-cell office:value-type="float" office:value="96.724830615293" calcext:value-type="float">
            <text:p>96,72483061529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35</text:p>
          </table:table-cell>
          <table:table-cell office:value-type="float" office:value="7.3874533176422" calcext:value-type="float">
            <text:p>7,3874533176422</text:p>
          </table:table-cell>
          <table:table-cell office:value-type="float" office:value="1.9832223653793" calcext:value-type="float">
            <text:p>1,9832223653793</text:p>
          </table:table-cell>
          <table:table-cell office:value-type="float" office:value="23.089430704238" calcext:value-type="float">
            <text:p>23,08943070423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46</text:p>
          </table:table-cell>
          <table:table-cell office:value-type="float" office:value="9.0874940156937" calcext:value-type="float">
            <text:p>9,0874940156937</text:p>
          </table:table-cell>
          <table:table-cell office:value-type="float" office:value="3.1510832905769" calcext:value-type="float">
            <text:p>3,1510832905769</text:p>
          </table:table-cell>
          <table:table-cell office:value-type="float" office:value="-111.55403647453" calcext:value-type="float">
            <text:p>-111,5540364745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57</text:p>
          </table:table-cell>
          <table:table-cell office:value-type="float" office:value="-1.1709487438202" calcext:value-type="float">
            <text:p>-1,1709487438202</text:p>
          </table:table-cell>
          <table:table-cell office:value-type="float" office:value="3.7304192781448" calcext:value-type="float">
            <text:p>3,7304192781448</text:p>
          </table:table-cell>
          <table:table-cell office:value-type="float" office:value="-98.237569165078" calcext:value-type="float">
            <text:p>-98,23756916507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68</text:p>
          </table:table-cell>
          <table:table-cell office:value-type="float" office:value="2.1627147495747" calcext:value-type="float">
            <text:p>2,1627147495747</text:p>
          </table:table-cell>
          <table:table-cell office:value-type="float" office:value="5.0073224306107" calcext:value-type="float">
            <text:p>5,0073224306107</text:p>
          </table:table-cell>
          <table:table-cell office:value-type="float" office:value="-148.7808971648" calcext:value-type="float">
            <text:p>-148,780897164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79</text:p>
          </table:table-cell>
          <table:table-cell office:value-type="float" office:value="0.67121312022209" calcext:value-type="float">
            <text:p>0,67121312022209</text:p>
          </table:table-cell>
          <table:table-cell office:value-type="float" office:value="3.4965592622757" calcext:value-type="float">
            <text:p>3,4965592622757</text:p>
          </table:table-cell>
          <table:table-cell office:value-type="float" office:value="-120.36592337736" calcext:value-type="float">
            <text:p>-120,3659233773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90</text:p>
          </table:table-cell>
          <table:table-cell office:value-type="float" office:value="3.4659075737" calcext:value-type="float">
            <text:p>3,4659075737</text:p>
          </table:table-cell>
          <table:table-cell office:value-type="float" office:value="3.5880801081657" calcext:value-type="float">
            <text:p>3,5880801081657</text:p>
          </table:table-cell>
          <table:table-cell office:value-type="float" office:value="-52.467042473471" calcext:value-type="float">
            <text:p>-52,46704247347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01</text:p>
          </table:table-cell>
          <table:table-cell office:value-type="float" office:value="6.1321461200714" calcext:value-type="float">
            <text:p>6,1321461200714</text:p>
          </table:table-cell>
          <table:table-cell office:value-type="float" office:value="1.1490336805582" calcext:value-type="float">
            <text:p>1,1490336805582</text:p>
          </table:table-cell>
          <table:table-cell office:value-type="float" office:value="118.60899105194" calcext:value-type="float">
            <text:p>118,608991051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12</text:p>
          </table:table-cell>
          <table:table-cell office:value-type="float" office:value="6.6612106561661" calcext:value-type="float">
            <text:p>6,6612106561661</text:p>
          </table:table-cell>
          <table:table-cell office:value-type="float" office:value="3.6049854755402" calcext:value-type="float">
            <text:p>3,6049854755402</text:p>
          </table:table-cell>
          <table:table-cell office:value-type="float" office:value="50.801660604538" calcext:value-type="float">
            <text:p>50,80166060453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23</text:p>
          </table:table-cell>
          <table:table-cell office:value-type="float" office:value="9.3731200695038" calcext:value-type="float">
            <text:p>9,3731200695038</text:p>
          </table:table-cell>
          <table:table-cell office:value-type="float" office:value="3.6671680212021" calcext:value-type="float">
            <text:p>3,6671680212021</text:p>
          </table:table-cell>
          <table:table-cell office:value-type="float" office:value="-106.47155448889" calcext:value-type="float">
            <text:p>-106,471554488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34</text:p>
          </table:table-cell>
          <table:table-cell office:value-type="float" office:value="-1.2962044775486" calcext:value-type="float">
            <text:p>-1,2962044775486</text:p>
          </table:table-cell>
          <table:table-cell office:value-type="float" office:value="4.0376538038254" calcext:value-type="float">
            <text:p>4,0376538038254</text:p>
          </table:table-cell>
          <table:table-cell office:value-type="float" office:value="-106.75029921684" calcext:value-type="float">
            <text:p>-106,7502992168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45</text:p>
          </table:table-cell>
          <table:table-cell office:value-type="float" office:value="0.71471877396107" calcext:value-type="float">
            <text:p>0,71471877396107</text:p>
          </table:table-cell>
          <table:table-cell office:value-type="float" office:value="6.1666053533554" calcext:value-type="float">
            <text:p>6,1666053533554</text:p>
          </table:table-cell>
          <table:table-cell office:value-type="float" office:value="53.162609315982" calcext:value-type="float">
            <text:p>53,16260931598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56</text:p>
          </table:table-cell>
          <table:table-cell office:value-type="float" office:value="3.5457301139832" calcext:value-type="float">
            <text:p>3,5457301139832</text:p>
          </table:table-cell>
          <table:table-cell office:value-type="float" office:value="5.9780728816986" calcext:value-type="float">
            <text:p>5,9780728816986</text:p>
          </table:table-cell>
          <table:table-cell office:value-type="float" office:value="-47.222995833986" calcext:value-type="float">
            <text:p>-47,22299583398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67</text:p>
          </table:table-cell>
          <table:table-cell office:value-type="float" office:value="3.1228220462799" calcext:value-type="float">
            <text:p>3,1228220462799</text:p>
          </table:table-cell>
          <table:table-cell office:value-type="float" office:value="4.8839116096497" calcext:value-type="float">
            <text:p>4,8839116096497</text:p>
          </table:table-cell>
          <table:table-cell office:value-type="float" office:value="-7.3410805053772" calcext:value-type="float">
            <text:p>-7,341080505377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78</text:p>
          </table:table-cell>
          <table:table-cell office:value-type="float" office:value="4.49203312397" calcext:value-type="float">
            <text:p>4,49203312397</text:p>
          </table:table-cell>
          <table:table-cell office:value-type="float" office:value="4.4192090630531" calcext:value-type="float">
            <text:p>4,4192090630531</text:p>
          </table:table-cell>
          <table:table-cell office:value-type="float" office:value="56.614759241699" calcext:value-type="float">
            <text:p>56,6147592416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89</text:p>
          </table:table-cell>
          <table:table-cell office:value-type="float" office:value="6.5813130140305" calcext:value-type="float">
            <text:p>6,5813130140305</text:p>
          </table:table-cell>
          <table:table-cell office:value-type="float" office:value="5.2033936977386" calcext:value-type="float">
            <text:p>5,2033936977386</text:p>
          </table:table-cell>
          <table:table-cell office:value-type="float" office:value="-76.97741696789" calcext:value-type="float">
            <text:p>-76,977416967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00</text:p>
          </table:table-cell>
          <table:table-cell office:value-type="float" office:value="7.6244652271271" calcext:value-type="float">
            <text:p>7,6244652271271</text:p>
          </table:table-cell>
          <table:table-cell office:value-type="float" office:value="2.7681329846382" calcext:value-type="float">
            <text:p>2,7681329846382</text:p>
          </table:table-cell>
          <table:table-cell office:value-type="float" office:value="173.06092286566" calcext:value-type="float">
            <text:p>173,0609228656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11</text:p>
          </table:table-cell>
          <table:table-cell office:value-type="float" office:value="-0.83111666142941" calcext:value-type="float">
            <text:p>-0,83111666142941</text:p>
          </table:table-cell>
          <table:table-cell office:value-type="float" office:value="6.4088708162308" calcext:value-type="float">
            <text:p>6,4088708162308</text:p>
          </table:table-cell>
          <table:table-cell office:value-type="float" office:value="84.335553418299" calcext:value-type="float">
            <text:p>84,3355534182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22</text:p>
          </table:table-cell>
          <table:table-cell office:value-type="float" office:value="1.2745407223701" calcext:value-type="float">
            <text:p>1,2745407223701</text:p>
          </table:table-cell>
          <table:table-cell office:value-type="float" office:value="6.8143677711487" calcext:value-type="float">
            <text:p>6,8143677711487</text:p>
          </table:table-cell>
          <table:table-cell office:value-type="float" office:value="-104.38042917069" calcext:value-type="float">
            <text:p>-104,380429170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33</text:p>
          </table:table-cell>
          <table:table-cell office:value-type="float" office:value="1.5502588450909" calcext:value-type="float">
            <text:p>1,5502588450909</text:p>
          </table:table-cell>
          <table:table-cell office:value-type="float" office:value="6.9345408678055" calcext:value-type="float">
            <text:p>6,9345408678055</text:p>
          </table:table-cell>
          <table:table-cell office:value-type="float" office:value="35.90353393251" calcext:value-type="float">
            <text:p>35,9035339325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44</text:p>
          </table:table-cell>
          <table:table-cell office:value-type="float" office:value="4.716260433197" calcext:value-type="float">
            <text:p>4,716260433197</text:p>
          </table:table-cell>
          <table:table-cell office:value-type="float" office:value="6.4636147022247" calcext:value-type="float">
            <text:p>6,4636147022247</text:p>
          </table:table-cell>
          <table:table-cell office:value-type="float" office:value="-162.34164025374" calcext:value-type="float">
            <text:p>-162,3416402537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55</text:p>
          </table:table-cell>
          <table:table-cell office:value-type="float" office:value="5.0854790210724" calcext:value-type="float">
            <text:p>5,0854790210724</text:p>
          </table:table-cell>
          <table:table-cell office:value-type="float" office:value="2.9875013232231" calcext:value-type="float">
            <text:p>2,9875013232231</text:p>
          </table:table-cell>
          <table:table-cell office:value-type="float" office:value="98.761525883037" calcext:value-type="float">
            <text:p>98,7615258830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66</text:p>
          </table:table-cell>
          <table:table-cell office:value-type="float" office:value="5.8205318450928" calcext:value-type="float">
            <text:p>5,8205318450928</text:p>
          </table:table-cell>
          <table:table-cell office:value-type="float" office:value="5.9056770801544" calcext:value-type="float">
            <text:p>5,9056770801544</text:p>
          </table:table-cell>
          <table:table-cell office:value-type="float" office:value="-163.51071436694" calcext:value-type="float">
            <text:p>-163,5107143669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77</text:p>
          </table:table-cell>
          <table:table-cell office:value-type="float" office:value="9.5180481672287" calcext:value-type="float">
            <text:p>9,5180481672287</text:p>
          </table:table-cell>
          <table:table-cell office:value-type="float" office:value="6.2125492095947" calcext:value-type="float">
            <text:p>6,2125492095947</text:p>
          </table:table-cell>
          <table:table-cell office:value-type="float" office:value="81.895344576259" calcext:value-type="float">
            <text:p>81,89534457625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88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8.6375963687897" calcext:value-type="float">
            <text:p>8,6375963687897</text:p>
          </table:table-cell>
          <table:table-cell office:value-type="float" office:value="-24.505809613854" calcext:value-type="float">
            <text:p>-24,50580961385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99</text:p>
          </table:table-cell>
          <table:table-cell office:value-type="float" office:value="0.30646655708551" calcext:value-type="float">
            <text:p>0,30646655708551</text:p>
          </table:table-cell>
          <table:table-cell office:value-type="float" office:value="7.7145826816559" calcext:value-type="float">
            <text:p>7,7145826816559</text:p>
          </table:table-cell>
          <table:table-cell office:value-type="float" office:value="155.23293215758" calcext:value-type="float">
            <text:p>155,2329321575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10</text:p>
          </table:table-cell>
          <table:table-cell office:value-type="float" office:value="1.654112637043" calcext:value-type="float">
            <text:p>1,654112637043</text:p>
          </table:table-cell>
          <table:table-cell office:value-type="float" office:value="7.7092611789703" calcext:value-type="float">
            <text:p>7,7092611789703</text:p>
          </table:table-cell>
          <table:table-cell office:value-type="float" office:value="176.43435593623" calcext:value-type="float">
            <text:p>176,434355936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21</text:p>
          </table:table-cell>
          <table:table-cell office:value-type="float" office:value="4.2204505205154" calcext:value-type="float">
            <text:p>4,2204505205154</text:p>
          </table:table-cell>
          <table:table-cell office:value-type="float" office:value="6.876967549324" calcext:value-type="float">
            <text:p>6,876967549324</text:p>
          </table:table-cell>
          <table:table-cell office:value-type="float" office:value="-46.367559083708" calcext:value-type="float">
            <text:p>-46,3675590837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32</text:p>
          </table:table-cell>
          <table:table-cell office:value-type="float" office:value="3.7770840525627" calcext:value-type="float">
            <text:p>3,7770840525627</text:p>
          </table:table-cell>
          <table:table-cell office:value-type="float" office:value="7.3248320817947" calcext:value-type="float">
            <text:p>7,3248320817947</text:p>
          </table:table-cell>
          <table:table-cell office:value-type="float" office:value="30.04556210937" calcext:value-type="float">
            <text:p>30,0455621093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43</text:p>
          </table:table-cell>
          <table:table-cell office:value-type="float" office:value="5.0925260782242" calcext:value-type="float">
            <text:p>5,0925260782242</text:p>
          </table:table-cell>
          <table:table-cell office:value-type="float" office:value="9.2649585008621" calcext:value-type="float">
            <text:p>9,2649585008621</text:p>
          </table:table-cell>
          <table:table-cell office:value-type="float" office:value="4.5198519138774" calcext:value-type="float">
            <text:p>4,519851913877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54</text:p>
          </table:table-cell>
          <table:table-cell office:value-type="float" office:value="9.6065986156464" calcext:value-type="float">
            <text:p>9,6065986156464</text:p>
          </table:table-cell>
          <table:table-cell office:value-type="float" office:value="8.8498485088348" calcext:value-type="float">
            <text:p>8,8498485088348</text:p>
          </table:table-cell>
          <table:table-cell office:value-type="float" office:value="170.99089986959" calcext:value-type="float">
            <text:p>170,9908998695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65</text:p>
          </table:table-cell>
          <table:table-cell office:value-type="float" office:value="0.24956678971648" calcext:value-type="float">
            <text:p>0,24956678971648</text:p>
          </table:table-cell>
          <table:table-cell office:value-type="float" office:value="9.8826360702515" calcext:value-type="float">
            <text:p>9,8826360702515</text:p>
          </table:table-cell>
          <table:table-cell office:value-type="float" office:value="44.099353301297" calcext:value-type="float">
            <text:p>44,09935330129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76</text:p>
          </table:table-cell>
          <table:table-cell office:value-type="float" office:value="0.85113480687141" calcext:value-type="float">
            <text:p>0,85113480687141</text:p>
          </table:table-cell>
          <table:table-cell office:value-type="float" office:value="8.8728684186935" calcext:value-type="float">
            <text:p>8,8728684186935</text:p>
          </table:table-cell>
          <table:table-cell office:value-type="float" office:value="97.658560534192" calcext:value-type="float">
            <text:p>97,65856053419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87</text:p>
          </table:table-cell>
          <table:table-cell office:value-type="float" office:value="3.1639486551285" calcext:value-type="float">
            <text:p>3,1639486551285</text:p>
          </table:table-cell>
          <table:table-cell office:value-type="float" office:value="8.671458363533" calcext:value-type="float">
            <text:p>8,671458363533</text:p>
          </table:table-cell>
          <table:table-cell office:value-type="float" office:value="-152.43403167482" calcext:value-type="float">
            <text:p>-152,4340316748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98</text:p>
          </table:table-cell>
          <table:table-cell office:value-type="float" office:value="5.5456042289734" calcext:value-type="float">
            <text:p>5,5456042289734</text:p>
          </table:table-cell>
          <table:table-cell office:value-type="float" office:value="10.001723766327" calcext:value-type="float">
            <text:p>10,001723766327</text:p>
          </table:table-cell>
          <table:table-cell office:value-type="float" office:value="-117.37875573954" calcext:value-type="float">
            <text:p>-117,3787557395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09</text:p>
          </table:table-cell>
          <table:table-cell office:value-type="float" office:value="5.3871709108353" calcext:value-type="float">
            <text:p>5,3871709108353</text:p>
          </table:table-cell>
          <table:table-cell office:value-type="float" office:value="7.2953683137894" calcext:value-type="float">
            <text:p>7,2953683137894</text:p>
          </table:table-cell>
          <table:table-cell office:value-type="float" office:value="102.27313542822" calcext:value-type="float">
            <text:p>102,273135428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20</text:p>
          </table:table-cell>
          <table:table-cell office:value-type="float" office:value="5.8497059345245" calcext:value-type="float">
            <text:p>5,8497059345245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03.18074028963" calcext:value-type="float">
            <text:p>-103,1807402896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31</text:p>
          </table:table-cell>
          <table:table-cell office:value-type="float" office:value="6.5642058849335" calcext:value-type="float">
            <text:p>6,5642058849335</text:p>
          </table:table-cell>
          <table:table-cell office:value-type="float" office:value="7.5609743595123" calcext:value-type="float">
            <text:p>7,5609743595123</text:p>
          </table:table-cell>
          <table:table-cell office:value-type="float" office:value="64.374164411217" calcext:value-type="float">
            <text:p>64,37416441121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42</text:p>
          </table:table-cell>
          <table:table-cell office:value-type="float" office:value="-1.5850049257278" calcext:value-type="float">
            <text:p>-1,5850049257278</text:p>
          </table:table-cell>
          <table:table-cell office:value-type="float" office:value="8.9897471666336" calcext:value-type="float">
            <text:p>8,9897471666336</text:p>
          </table:table-cell>
          <table:table-cell office:value-type="float" office:value="4.1788188610107" calcext:value-type="float">
            <text:p>4,178818861010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53</text:p>
          </table:table-cell>
          <table:table-cell office:value-type="float" office:value="2.6658126711845" calcext:value-type="float">
            <text:p>2,6658126711845</text:p>
          </table:table-cell>
          <table:table-cell office:value-type="float" office:value="11.068203449249" calcext:value-type="float">
            <text:p>11,068203449249</text:p>
          </table:table-cell>
          <table:table-cell office:value-type="float" office:value="176.8536415829" calcext:value-type="float">
            <text:p>176,853641582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4cm" svg:x="18.172cm" svg:y="0.505cm">
            <draw:object draw:notify-on-update-of-ranges="analyse.C1:analyse.C1 analyse.C2:analyse.C10 analyse.E1:analyse.E1 analyse.E2:analyse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.258064516129032" calcext:value-type="float">
            <text:p>0,258064516129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78125" calcext:value-type="float">
            <text:p>0,78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.20588235294118" calcext:value-type="float">
            <text:p>1,20588235294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69047619047619" calcext:value-type="float">
            <text:p>1,690476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92857142857143" calcext:value-type="float">
            <text:p>1,9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.11627906976744" calcext:value-type="float">
            <text:p>2,11627906976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.33333333333333" calcext:value-type="float">
            <text:p>2,3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14:23:06.020396</meta:creation-date>
    <dc:date>2023-04-13T14:24:11.374000000</dc:date>
    <meta:generator>LibreOffice/7.4.2.3$Windows_X86_64 LibreOffice_project/382eef1f22670f7f4118c8c2dd222ec7ad009daf</meta:generator>
    <meta:editing-cycles>2</meta:editing-cycles>
    <meta:editing-duration>PT1M1S</meta:editing-duration>
    <meta:document-statistic meta:table-count="2" meta:cell-count="416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analyse.C1:analyse.C10 analyse.E1:analyse.E10" chart:data-source-has-labels="row" svg:x="0.319cm" svg:y="0.18cm" svg:width="12.508cm" svg:height="8.645cm">
          <chart:coordinate-region svg:x="0.94cm" svg:y="0.38cm" svg:width="11.79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10" chart:label-cell-address="analyse.C1:analyse.C1" chart:class="chart:line">
            <chart:data-point chart:repeated="9"/>
          </chart:series>
          <chart:series chart:style-name="ch7" chart:values-cell-range-address="analyse.E2:analyse.E10" chart:label-cell-address="analyse.E1:analyse.E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analyse.C2:analyse.C10</svg:desc>
                </draw:g>
              </table:table-cell>
              <table:table-cell office:value-type="float" office:value="19">
                <text:p>19</text:p>
                <draw:g>
                  <svg:desc>analyse.E2:analyse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